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8.27mm"/>
    </style:style>
    <style:style style:name="co3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sion" table:style-name="ta1">
        <table:shapes>
          <draw:frame draw:z-index="0" draw:style-name="gr1" draw:text-style-name="P1" svg:width="526.44mm" svg:height="90.05mm" svg:x="84.25mm" svg:y="8.49mm">
            <draw:object draw:notify-on-update-of-ranges="'Distance fitness'.B2:'Distance fitness'.B256 'Distance fitness'.C2:'Distance fitness'.C256 Gauss.C2:Gauss.C256 Gauss.B2:Gauss.B256 'Custom fitness'.B2:'Custom fitness'.B256 'Custom fitness'.C2:'Custom fitness'.C256 'Bit difference fitness'.B2:'Bit difference fitness'.B256 'Bit difference fitness'.C2:'Bit difference fitness'.C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aus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table:formula="of:=(EXP(-([.B2]-[.F2])*([.B2]-[.F2]) / (2*[.G2]*[.G2])) + [.E2])*[.D2]" office:value-type="float" office:value="444.366163331585" calcext:value-type="float">
            <text:p>444,36616333158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table:formula="of:=(EXP(-([.B3]-[.F3])*([.B3]-[.F3]) / (2*[.G3]*[.G3])) + [.E3])*[.D3]" office:value-type="float" office:value="447.414585650699" calcext:value-type="float">
            <text:p>447,414585650699</text:p>
          </table:table-cell>
          <table:table-cell table:formula="of:=[.D2]" office:value-type="float" office:value="500" calcext:value-type="float">
            <text:p>500</text:p>
          </table:table-cell>
          <table:table-cell table:formula="of:=[.E2]" office:value-type="float" office:value="0" calcext:value-type="float">
            <text:p>0</text:p>
          </table:table-cell>
          <table:table-cell table:formula="of:=[.F2]" office:value-type="float" office:value="35" calcext:value-type="float">
            <text:p>35</text:p>
          </table:table-cell>
          <table:table-cell table:formula="of:=[.G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table:formula="of:=(EXP(-([.B4]-[.F4])*([.B4]-[.F4]) / (2*[.G4]*[.G4])) + [.E4])*[.D4]" office:value-type="float" office:value="450.391994516672" calcext:value-type="float">
            <text:p>450,391994516672</text:p>
          </table:table-cell>
          <table:table-cell table:formula="of:=[.D3]" office:value-type="float" office:value="500" calcext:value-type="float">
            <text:p>500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35" calcext:value-type="float">
            <text:p>35</text:p>
          </table:table-cell>
          <table:table-cell table:formula="of:=[.G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table:formula="of:=(EXP(-([.B5]-[.F5])*([.B5]-[.F5]) / (2*[.G5]*[.G5])) + [.E5])*[.D5]" office:value-type="float" office:value="453.296698168294" calcext:value-type="float">
            <text:p>453,296698168294</text:p>
          </table:table-cell>
          <table:table-cell table:formula="of:=[.D4]" office:value-type="float" office:value="500" calcext:value-type="float">
            <text:p>500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35" calcext:value-type="float">
            <text:p>35</text:p>
          </table:table-cell>
          <table:table-cell table:formula="of:=[.G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table:formula="of:=(EXP(-([.B6]-[.F6])*([.B6]-[.F6]) / (2*[.G6]*[.G6])) + [.E6])*[.D6]" office:value-type="float" office:value="456.127038414273" calcext:value-type="float">
            <text:p>456,127038414273</text:p>
          </table:table-cell>
          <table:table-cell table:formula="of:=[.D5]" office:value-type="float" office:value="500" calcext:value-type="float">
            <text:p>500</text:p>
          </table:table-cell>
          <table:table-cell table:formula="of:=[.E5]" office:value-type="float" office:value="0" calcext:value-type="float">
            <text:p>0</text:p>
          </table:table-cell>
          <table:table-cell table:formula="of:=[.F5]" office:value-type="float" office:value="35" calcext:value-type="float">
            <text:p>35</text:p>
          </table:table-cell>
          <table:table-cell table:formula="of:=[.G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table:formula="of:=(EXP(-([.B7]-[.F7])*([.B7]-[.F7]) / (2*[.G7]*[.G7])) + [.E7])*[.D7]" office:value-type="float" office:value="458.881392207495" calcext:value-type="float">
            <text:p>458,881392207495</text:p>
          </table:table-cell>
          <table:table-cell table:formula="of:=[.D6]" office:value-type="float" office:value="500" calcext:value-type="float">
            <text:p>500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35" calcext:value-type="float">
            <text:p>35</text:p>
          </table:table-cell>
          <table:table-cell table:formula="of:=[.G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table:formula="of:=(EXP(-([.B8]-[.F8])*([.B8]-[.F8]) / (2*[.G8]*[.G8])) + [.E8])*[.D8]" office:value-type="float" office:value="461.558173193318" calcext:value-type="float">
            <text:p>461,558173193318</text:p>
          </table:table-cell>
          <table:table-cell table:formula="of:=[.D7]" office:value-type="float" office:value="500" calcext:value-type="float">
            <text:p>50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35" calcext:value-type="float">
            <text:p>35</text:p>
          </table:table-cell>
          <table:table-cell table:formula="of:=[.G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table:formula="of:=(EXP(-([.B9]-[.F9])*([.B9]-[.F9]) / (2*[.G9]*[.G9])) + [.E9])*[.D9]" office:value-type="float" office:value="464.155833229809" calcext:value-type="float">
            <text:p>464,155833229809</text:p>
          </table:table-cell>
          <table:table-cell table:formula="of:=[.D8]" office:value-type="float" office:value="500" calcext:value-type="float">
            <text:p>500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35" calcext:value-type="float">
            <text:p>35</text:p>
          </table:table-cell>
          <table:table-cell table:formula="of:=[.G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table:formula="of:=(EXP(-([.B10]-[.F10])*([.B10]-[.F10]) / (2*[.G10]*[.G10])) + [.E10])*[.D10]" office:value-type="float" office:value="466.672863877916" calcext:value-type="float">
            <text:p>466,672863877916</text:p>
          </table:table-cell>
          <table:table-cell table:formula="of:=[.D9]" office:value-type="float" office:value="500" calcext:value-type="float">
            <text:p>500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float" office:value="35" calcext:value-type="float">
            <text:p>35</text:p>
          </table:table-cell>
          <table:table-cell table:formula="of:=[.G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table:formula="of:=(EXP(-([.B11]-[.F11])*([.B11]-[.F11]) / (2*[.G11]*[.G11])) + [.E11])*[.D11]" office:value-type="float" office:value="469.107797859554" calcext:value-type="float">
            <text:p>469,107797859554</text:p>
          </table:table-cell>
          <table:table-cell table:formula="of:=[.D10]" office:value-type="float" office:value="500" calcext:value-type="float">
            <text:p>500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35" calcext:value-type="float">
            <text:p>35</text:p>
          </table:table-cell>
          <table:table-cell table:formula="of:=[.G1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table:formula="of:=(EXP(-([.B12]-[.F12])*([.B12]-[.F12]) / (2*[.G12]*[.G12])) + [.E12])*[.D12]" office:value-type="float" office:value="471.459210481633" calcext:value-type="float">
            <text:p>471,459210481633</text:p>
          </table:table-cell>
          <table:table-cell table:formula="of:=[.D11]" office:value-type="float" office:value="500" calcext:value-type="float">
            <text:p>500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35" calcext:value-type="float">
            <text:p>35</text:p>
          </table:table-cell>
          <table:table-cell table:formula="of:=[.G1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table:formula="of:=(EXP(-([.B13]-[.F13])*([.B13]-[.F13]) / (2*[.G13]*[.G13])) + [.E13])*[.D13]" office:value-type="float" office:value="473.725721024106" calcext:value-type="float">
            <text:p>473,725721024106</text:p>
          </table:table-cell>
          <table:table-cell table:formula="of:=[.D12]" office:value-type="float" office:value="500" calcext:value-type="float">
            <text:p>500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35" calcext:value-type="float">
            <text:p>35</text:p>
          </table:table-cell>
          <table:table-cell table:formula="of:=[.G1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table:formula="of:=(EXP(-([.B14]-[.F14])*([.B14]-[.F14]) / (2*[.G14]*[.G14])) + [.E14])*[.D14]" office:value-type="float" office:value="475.905994090138" calcext:value-type="float">
            <text:p>475,905994090138</text:p>
          </table:table-cell>
          <table:table-cell table:formula="of:=[.D13]" office:value-type="float" office:value="500" calcext:value-type="float">
            <text:p>500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35" calcext:value-type="float">
            <text:p>35</text:p>
          </table:table-cell>
          <table:table-cell table:formula="of:=[.G1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table:formula="of:=(EXP(-([.B15]-[.F15])*([.B15]-[.F15]) / (2*[.G15]*[.G15])) + [.E15])*[.D15]" office:value-type="float" office:value="477.99874091655" calcext:value-type="float">
            <text:p>477,99874091655</text:p>
          </table:table-cell>
          <table:table-cell table:formula="of:=[.D14]" office:value-type="float" office:value="500" calcext:value-type="float">
            <text:p>500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35" calcext:value-type="float">
            <text:p>35</text:p>
          </table:table-cell>
          <table:table-cell table:formula="of:=[.G1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table:formula="of:=(EXP(-([.B16]-[.F16])*([.B16]-[.F16]) / (2*[.G16]*[.G16])) + [.E16])*[.D16]" office:value-type="float" office:value="480.002720642739" calcext:value-type="float">
            <text:p>480,002720642739</text:p>
          </table:table-cell>
          <table:table-cell table:formula="of:=[.D15]" office:value-type="float" office:value="500" calcext:value-type="float">
            <text:p>500</text:p>
          </table:table-cell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35" calcext:value-type="float">
            <text:p>35</text:p>
          </table:table-cell>
          <table:table-cell table:formula="of:=[.G1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table:formula="of:=(EXP(-([.B17]-[.F17])*([.B17]-[.F17]) / (2*[.G17]*[.G17])) + [.E17])*[.D17]" office:value-type="float" office:value="481.916741536328" calcext:value-type="float">
            <text:p>481,916741536328</text:p>
          </table:table-cell>
          <table:table-cell table:formula="of:=[.D16]" office:value-type="float" office:value="500" calcext:value-type="float">
            <text:p>500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35" calcext:value-type="float">
            <text:p>35</text:p>
          </table:table-cell>
          <table:table-cell table:formula="of:=[.G1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table:formula="of:=(EXP(-([.B18]-[.F18])*([.B18]-[.F18]) / (2*[.G18]*[.G18])) + [.E18])*[.D18]" office:value-type="float" office:value="483.739662173853" calcext:value-type="float">
            <text:p>483,739662173853</text:p>
          </table:table-cell>
          <table:table-cell table:formula="of:=[.D17]" office:value-type="float" office:value="500" calcext:value-type="float">
            <text:p>500</text:p>
          </table:table-cell>
          <table:table-cell table:formula="of:=[.E17]" office:value-type="float" office:value="0" calcext:value-type="float">
            <text:p>0</text:p>
          </table:table-cell>
          <table:table-cell table:formula="of:=[.F17]" office:value-type="float" office:value="35" calcext:value-type="float">
            <text:p>35</text:p>
          </table:table-cell>
          <table:table-cell table:formula="of:=[.G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table:formula="of:=(EXP(-([.B19]-[.F19])*([.B19]-[.F19]) / (2*[.G19]*[.G19])) + [.E19])*[.D19]" office:value-type="float" office:value="485.470392574839" calcext:value-type="float">
            <text:p>485,470392574839</text:p>
          </table:table-cell>
          <table:table-cell table:formula="of:=[.D18]" office:value-type="float" office:value="500" calcext:value-type="float">
            <text:p>500</text:p>
          </table:table-cell>
          <table:table-cell table:formula="of:=[.E18]" office:value-type="float" office:value="0" calcext:value-type="float">
            <text:p>0</text:p>
          </table:table-cell>
          <table:table-cell table:formula="of:=[.F18]" office:value-type="float" office:value="35" calcext:value-type="float">
            <text:p>35</text:p>
          </table:table-cell>
          <table:table-cell table:formula="of:=[.G1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table:formula="of:=(EXP(-([.B20]-[.F20])*([.B20]-[.F20]) / (2*[.G20]*[.G20])) + [.E20])*[.D20]" office:value-type="float" office:value="487.107895287709" calcext:value-type="float">
            <text:p>487,107895287709</text:p>
          </table:table-cell>
          <table:table-cell table:formula="of:=[.D19]" office:value-type="float" office:value="500" calcext:value-type="float">
            <text:p>500</text:p>
          </table:table-cell>
          <table:table-cell table:formula="of:=[.E19]" office:value-type="float" office:value="0" calcext:value-type="float">
            <text:p>0</text:p>
          </table:table-cell>
          <table:table-cell table:formula="of:=[.F19]" office:value-type="float" office:value="35" calcext:value-type="float">
            <text:p>35</text:p>
          </table:table-cell>
          <table:table-cell table:formula="of:=[.G1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table:formula="of:=(EXP(-([.B21]-[.F21])*([.B21]-[.F21]) / (2*[.G21]*[.G21])) + [.E21])*[.D21]" office:value-type="float" office:value="488.651186425989" calcext:value-type="float">
            <text:p>488,651186425989</text:p>
          </table:table-cell>
          <table:table-cell table:formula="of:=[.D20]" office:value-type="float" office:value="500" calcext:value-type="float">
            <text:p>500</text:p>
          </table:table-cell>
          <table:table-cell table:formula="of:=[.E20]" office:value-type="float" office:value="0" calcext:value-type="float">
            <text:p>0</text:p>
          </table:table-cell>
          <table:table-cell table:formula="of:=[.F20]" office:value-type="float" office:value="35" calcext:value-type="float">
            <text:p>35</text:p>
          </table:table-cell>
          <table:table-cell table:formula="of:=[.G2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table:formula="of:=(EXP(-([.B22]-[.F22])*([.B22]-[.F22]) / (2*[.G22]*[.G22])) + [.E22])*[.D22]" office:value-type="float" office:value="490.099336653378" calcext:value-type="float">
            <text:p>490,099336653378</text:p>
          </table:table-cell>
          <table:table-cell table:formula="of:=[.D21]" office:value-type="float" office:value="500" calcext:value-type="float">
            <text:p>500</text:p>
          </table:table-cell>
          <table:table-cell table:formula="of:=[.E21]" office:value-type="float" office:value="0" calcext:value-type="float">
            <text:p>0</text:p>
          </table:table-cell>
          <table:table-cell table:formula="of:=[.F21]" office:value-type="float" office:value="35" calcext:value-type="float">
            <text:p>35</text:p>
          </table:table-cell>
          <table:table-cell table:formula="of:=[.G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table:formula="of:=(EXP(-([.B23]-[.F23])*([.B23]-[.F23]) / (2*[.G23]*[.G23])) + [.E23])*[.D23]" office:value-type="float" office:value="491.451472116289" calcext:value-type="float">
            <text:p>491,451472116289</text:p>
          </table:table-cell>
          <table:table-cell table:formula="of:=[.D22]" office:value-type="float" office:value="500" calcext:value-type="float">
            <text:p>500</text:p>
          </table:table-cell>
          <table:table-cell table:formula="of:=[.E22]" office:value-type="float" office:value="0" calcext:value-type="float">
            <text:p>0</text:p>
          </table:table-cell>
          <table:table-cell table:formula="of:=[.F22]" office:value-type="float" office:value="35" calcext:value-type="float">
            <text:p>35</text:p>
          </table:table-cell>
          <table:table-cell table:formula="of:=[.G2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table:formula="of:=(EXP(-([.B24]-[.F24])*([.B24]-[.F24]) / (2*[.G24]*[.G24])) + [.E24])*[.D24]" office:value-type="float" office:value="492.706775322567" calcext:value-type="float">
            <text:p>492,706775322567</text:p>
          </table:table-cell>
          <table:table-cell table:formula="of:=[.D23]" office:value-type="float" office:value="500" calcext:value-type="float">
            <text:p>500</text:p>
          </table:table-cell>
          <table:table-cell table:formula="of:=[.E23]" office:value-type="float" office:value="0" calcext:value-type="float">
            <text:p>0</text:p>
          </table:table-cell>
          <table:table-cell table:formula="of:=[.F23]" office:value-type="float" office:value="35" calcext:value-type="float">
            <text:p>35</text:p>
          </table:table-cell>
          <table:table-cell table:formula="of:=[.G2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table:formula="of:=(EXP(-([.B25]-[.F25])*([.B25]-[.F25]) / (2*[.G25]*[.G25])) + [.E25])*[.D25]" office:value-type="float" office:value="493.864485965126" calcext:value-type="float">
            <text:p>493,864485965126</text:p>
          </table:table-cell>
          <table:table-cell table:formula="of:=[.D24]" office:value-type="float" office:value="500" calcext:value-type="float">
            <text:p>500</text:p>
          </table:table-cell>
          <table:table-cell table:formula="of:=[.E24]" office:value-type="float" office:value="0" calcext:value-type="float">
            <text:p>0</text:p>
          </table:table-cell>
          <table:table-cell table:formula="of:=[.F24]" office:value-type="float" office:value="35" calcext:value-type="float">
            <text:p>35</text:p>
          </table:table-cell>
          <table:table-cell table:formula="of:=[.G2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table:formula="of:=(EXP(-([.B26]-[.F26])*([.B26]-[.F26]) / (2*[.G26]*[.G26])) + [.E26])*[.D26]" office:value-type="float" office:value="494.923901689367" calcext:value-type="float">
            <text:p>494,923901689367</text:p>
          </table:table-cell>
          <table:table-cell table:formula="of:=[.D25]" office:value-type="float" office:value="500" calcext:value-type="float">
            <text:p>500</text:p>
          </table:table-cell>
          <table:table-cell table:formula="of:=[.E25]" office:value-type="float" office:value="0" calcext:value-type="float">
            <text:p>0</text:p>
          </table:table-cell>
          <table:table-cell table:formula="of:=[.F25]" office:value-type="float" office:value="35" calcext:value-type="float">
            <text:p>35</text:p>
          </table:table-cell>
          <table:table-cell table:formula="of:=[.G2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table:formula="of:=(EXP(-([.B27]-[.F27])*([.B27]-[.F27]) / (2*[.G27]*[.G27])) + [.E27])*[.D27]" office:value-type="float" office:value="495.884378803273" calcext:value-type="float">
            <text:p>495,884378803273</text:p>
          </table:table-cell>
          <table:table-cell table:formula="of:=[.D26]" office:value-type="float" office:value="500" calcext:value-type="float">
            <text:p>500</text:p>
          </table:table-cell>
          <table:table-cell table:formula="of:=[.E26]" office:value-type="float" office:value="0" calcext:value-type="float">
            <text:p>0</text:p>
          </table:table-cell>
          <table:table-cell table:formula="of:=[.F26]" office:value-type="float" office:value="35" calcext:value-type="float">
            <text:p>35</text:p>
          </table:table-cell>
          <table:table-cell table:formula="of:=[.G2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table:formula="of:=(EXP(-([.B28]-[.F28])*([.B28]-[.F28]) / (2*[.G28]*[.G28])) + [.E28])*[.D28]" office:value-type="float" office:value="496.745332929186" calcext:value-type="float">
            <text:p>496,745332929186</text:p>
          </table:table-cell>
          <table:table-cell table:formula="of:=[.D27]" office:value-type="float" office:value="500" calcext:value-type="float">
            <text:p>500</text:p>
          </table:table-cell>
          <table:table-cell table:formula="of:=[.E27]" office:value-type="float" office:value="0" calcext:value-type="float">
            <text:p>0</text:p>
          </table:table-cell>
          <table:table-cell table:formula="of:=[.F27]" office:value-type="float" office:value="35" calcext:value-type="float">
            <text:p>35</text:p>
          </table:table-cell>
          <table:table-cell table:formula="of:=[.G2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table:formula="of:=(EXP(-([.B29]-[.F29])*([.B29]-[.F29]) / (2*[.G29]*[.G29])) + [.E29])*[.D29]" office:value-type="float" office:value="497.506239596341" calcext:value-type="float">
            <text:p>497,506239596341</text:p>
          </table:table-cell>
          <table:table-cell table:formula="of:=[.D28]" office:value-type="float" office:value="500" calcext:value-type="float">
            <text:p>500</text:p>
          </table:table-cell>
          <table:table-cell table:formula="of:=[.E28]" office:value-type="float" office:value="0" calcext:value-type="float">
            <text:p>0</text:p>
          </table:table-cell>
          <table:table-cell table:formula="of:=[.F28]" office:value-type="float" office:value="35" calcext:value-type="float">
            <text:p>35</text:p>
          </table:table-cell>
          <table:table-cell table:formula="of:=[.G2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table:formula="of:=(EXP(-([.B30]-[.F30])*([.B30]-[.F30]) / (2*[.G30]*[.G30])) + [.E30])*[.D30]" office:value-type="float" office:value="498.166634773317" calcext:value-type="float">
            <text:p>498,166634773317</text:p>
          </table:table-cell>
          <table:table-cell table:formula="of:=[.D29]" office:value-type="float" office:value="500" calcext:value-type="float">
            <text:p>500</text:p>
          </table:table-cell>
          <table:table-cell table:formula="of:=[.E29]" office:value-type="float" office:value="0" calcext:value-type="float">
            <text:p>0</text:p>
          </table:table-cell>
          <table:table-cell table:formula="of:=[.F29]" office:value-type="float" office:value="35" calcext:value-type="float">
            <text:p>35</text:p>
          </table:table-cell>
          <table:table-cell table:formula="of:=[.G2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table:formula="of:=(EXP(-([.B31]-[.F31])*([.B31]-[.F31]) / (2*[.G31]*[.G31])) + [.E31])*[.D31]" office:value-type="float" office:value="498.72611533964" calcext:value-type="float">
            <text:p>498,72611533964</text:p>
          </table:table-cell>
          <table:table-cell table:formula="of:=[.D30]" office:value-type="float" office:value="500" calcext:value-type="float">
            <text:p>500</text:p>
          </table:table-cell>
          <table:table-cell table:formula="of:=[.E30]" office:value-type="float" office:value="0" calcext:value-type="float">
            <text:p>0</text:p>
          </table:table-cell>
          <table:table-cell table:formula="of:=[.F30]" office:value-type="float" office:value="35" calcext:value-type="float">
            <text:p>35</text:p>
          </table:table-cell>
          <table:table-cell table:formula="of:=[.G3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table:formula="of:=(EXP(-([.B32]-[.F32])*([.B32]-[.F32]) / (2*[.G32]*[.G32])) + [.E32])*[.D32]" office:value-type="float" office:value="499.18433949588" calcext:value-type="float">
            <text:p>499,18433949588</text:p>
          </table:table-cell>
          <table:table-cell table:formula="of:=[.D31]" office:value-type="float" office:value="500" calcext:value-type="float">
            <text:p>500</text:p>
          </table:table-cell>
          <table:table-cell table:formula="of:=[.E31]" office:value-type="float" office:value="0" calcext:value-type="float">
            <text:p>0</text:p>
          </table:table-cell>
          <table:table-cell table:formula="of:=[.F31]" office:value-type="float" office:value="35" calcext:value-type="float">
            <text:p>35</text:p>
          </table:table-cell>
          <table:table-cell table:formula="of:=[.G3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table:formula="of:=(EXP(-([.B33]-[.F33])*([.B33]-[.F33]) / (2*[.G33]*[.G33])) + [.E33])*[.D33]" office:value-type="float" office:value="499.541027111646" calcext:value-type="float">
            <text:p>499,541027111646</text:p>
          </table:table-cell>
          <table:table-cell table:formula="of:=[.D32]" office:value-type="float" office:value="500" calcext:value-type="float">
            <text:p>500</text:p>
          </table:table-cell>
          <table:table-cell table:formula="of:=[.E32]" office:value-type="float" office:value="0" calcext:value-type="float">
            <text:p>0</text:p>
          </table:table-cell>
          <table:table-cell table:formula="of:=[.F32]" office:value-type="float" office:value="35" calcext:value-type="float">
            <text:p>35</text:p>
          </table:table-cell>
          <table:table-cell table:formula="of:=[.G3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table:formula="of:=(EXP(-([.B34]-[.F34])*([.B34]-[.F34]) / (2*[.G34]*[.G34])) + [.E34])*[.D34]" office:value-type="float" office:value="499.795960010994" calcext:value-type="float">
            <text:p>499,795960010994</text:p>
          </table:table-cell>
          <table:table-cell table:formula="of:=[.D33]" office:value-type="float" office:value="500" calcext:value-type="float">
            <text:p>50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35" calcext:value-type="float">
            <text:p>35</text:p>
          </table:table-cell>
          <table:table-cell table:formula="of:=[.G3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table:formula="of:=(EXP(-([.B35]-[.F35])*([.B35]-[.F35]) / (2*[.G35]*[.G35])) + [.E35])*[.D35]" office:value-type="float" office:value="499.94898219483" calcext:value-type="float">
            <text:p>499,94898219483</text:p>
          </table:table-cell>
          <table:table-cell table:formula="of:=[.D34]" office:value-type="float" office:value="500" calcext:value-type="float">
            <text:p>500</text:p>
          </table:table-cell>
          <table:table-cell table:formula="of:=[.E34]" office:value-type="float" office:value="0" calcext:value-type="float">
            <text:p>0</text:p>
          </table:table-cell>
          <table:table-cell table:formula="of:=[.F34]" office:value-type="float" office:value="35" calcext:value-type="float">
            <text:p>35</text:p>
          </table:table-cell>
          <table:table-cell table:formula="of:=[.G3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table:formula="of:=(EXP(-([.B36]-[.F36])*([.B36]-[.F36]) / (2*[.G36]*[.G36])) + [.E36])*[.D36]" office:value-type="float" office:value="500" calcext:value-type="float">
            <text:p>500</text:p>
          </table:table-cell>
          <table:table-cell table:formula="of:=[.D35]" office:value-type="float" office:value="500" calcext:value-type="float">
            <text:p>50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35" calcext:value-type="float">
            <text:p>35</text:p>
          </table:table-cell>
          <table:table-cell table:formula="of:=[.G3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table:formula="of:=(EXP(-([.B37]-[.F37])*([.B37]-[.F37]) / (2*[.G37]*[.G37])) + [.E37])*[.D37]" office:value-type="float" office:value="499.94898219483" calcext:value-type="float">
            <text:p>499,94898219483</text:p>
          </table:table-cell>
          <table:table-cell table:formula="of:=[.D36]" office:value-type="float" office:value="500" calcext:value-type="float">
            <text:p>500</text:p>
          </table:table-cell>
          <table:table-cell table:formula="of:=[.E36]" office:value-type="float" office:value="0" calcext:value-type="float">
            <text:p>0</text:p>
          </table:table-cell>
          <table:table-cell table:formula="of:=[.F36]" office:value-type="float" office:value="35" calcext:value-type="float">
            <text:p>35</text:p>
          </table:table-cell>
          <table:table-cell table:formula="of:=[.G3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table:formula="of:=(EXP(-([.B38]-[.F38])*([.B38]-[.F38]) / (2*[.G38]*[.G38])) + [.E38])*[.D38]" office:value-type="float" office:value="499.795960010994" calcext:value-type="float">
            <text:p>499,795960010994</text:p>
          </table:table-cell>
          <table:table-cell table:formula="of:=[.D37]" office:value-type="float" office:value="500" calcext:value-type="float">
            <text:p>500</text:p>
          </table:table-cell>
          <table:table-cell table:formula="of:=[.E37]" office:value-type="float" office:value="0" calcext:value-type="float">
            <text:p>0</text:p>
          </table:table-cell>
          <table:table-cell table:formula="of:=[.F37]" office:value-type="float" office:value="35" calcext:value-type="float">
            <text:p>35</text:p>
          </table:table-cell>
          <table:table-cell table:formula="of:=[.G3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table:formula="of:=(EXP(-([.B39]-[.F39])*([.B39]-[.F39]) / (2*[.G39]*[.G39])) + [.E39])*[.D39]" office:value-type="float" office:value="499.541027111646" calcext:value-type="float">
            <text:p>499,541027111646</text:p>
          </table:table-cell>
          <table:table-cell table:formula="of:=[.D38]" office:value-type="float" office:value="500" calcext:value-type="float">
            <text:p>500</text:p>
          </table:table-cell>
          <table:table-cell table:formula="of:=[.E38]" office:value-type="float" office:value="0" calcext:value-type="float">
            <text:p>0</text:p>
          </table:table-cell>
          <table:table-cell table:formula="of:=[.F38]" office:value-type="float" office:value="35" calcext:value-type="float">
            <text:p>35</text:p>
          </table:table-cell>
          <table:table-cell table:formula="of:=[.G3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table:formula="of:=(EXP(-([.B40]-[.F40])*([.B40]-[.F40]) / (2*[.G40]*[.G40])) + [.E40])*[.D40]" office:value-type="float" office:value="499.18433949588" calcext:value-type="float">
            <text:p>499,18433949588</text:p>
          </table:table-cell>
          <table:table-cell table:formula="of:=[.D39]" office:value-type="float" office:value="500" calcext:value-type="float">
            <text:p>500</text:p>
          </table:table-cell>
          <table:table-cell table:formula="of:=[.E39]" office:value-type="float" office:value="0" calcext:value-type="float">
            <text:p>0</text:p>
          </table:table-cell>
          <table:table-cell table:formula="of:=[.F39]" office:value-type="float" office:value="35" calcext:value-type="float">
            <text:p>35</text:p>
          </table:table-cell>
          <table:table-cell table:formula="of:=[.G3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table:formula="of:=(EXP(-([.B41]-[.F41])*([.B41]-[.F41]) / (2*[.G41]*[.G41])) + [.E41])*[.D41]" office:value-type="float" office:value="498.72611533964" calcext:value-type="float">
            <text:p>498,72611533964</text:p>
          </table:table-cell>
          <table:table-cell table:formula="of:=[.D40]" office:value-type="float" office:value="500" calcext:value-type="float">
            <text:p>500</text:p>
          </table:table-cell>
          <table:table-cell table:formula="of:=[.E40]" office:value-type="float" office:value="0" calcext:value-type="float">
            <text:p>0</text:p>
          </table:table-cell>
          <table:table-cell table:formula="of:=[.F40]" office:value-type="float" office:value="35" calcext:value-type="float">
            <text:p>35</text:p>
          </table:table-cell>
          <table:table-cell table:formula="of:=[.G4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table:formula="of:=(EXP(-([.B42]-[.F42])*([.B42]-[.F42]) / (2*[.G42]*[.G42])) + [.E42])*[.D42]" office:value-type="float" office:value="498.166634773317" calcext:value-type="float">
            <text:p>498,166634773317</text:p>
          </table:table-cell>
          <table:table-cell table:formula="of:=[.D41]" office:value-type="float" office:value="500" calcext:value-type="float">
            <text:p>500</text:p>
          </table:table-cell>
          <table:table-cell table:formula="of:=[.E41]" office:value-type="float" office:value="0" calcext:value-type="float">
            <text:p>0</text:p>
          </table:table-cell>
          <table:table-cell table:formula="of:=[.F41]" office:value-type="float" office:value="35" calcext:value-type="float">
            <text:p>35</text:p>
          </table:table-cell>
          <table:table-cell table:formula="of:=[.G4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table:formula="of:=(EXP(-([.B43]-[.F43])*([.B43]-[.F43]) / (2*[.G43]*[.G43])) + [.E43])*[.D43]" office:value-type="float" office:value="497.506239596341" calcext:value-type="float">
            <text:p>497,506239596341</text:p>
          </table:table-cell>
          <table:table-cell table:formula="of:=[.D42]" office:value-type="float" office:value="500" calcext:value-type="float">
            <text:p>500</text:p>
          </table:table-cell>
          <table:table-cell table:formula="of:=[.E42]" office:value-type="float" office:value="0" calcext:value-type="float">
            <text:p>0</text:p>
          </table:table-cell>
          <table:table-cell table:formula="of:=[.F42]" office:value-type="float" office:value="35" calcext:value-type="float">
            <text:p>35</text:p>
          </table:table-cell>
          <table:table-cell table:formula="of:=[.G4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table:formula="of:=(EXP(-([.B44]-[.F44])*([.B44]-[.F44]) / (2*[.G44]*[.G44])) + [.E44])*[.D44]" office:value-type="float" office:value="496.745332929186" calcext:value-type="float">
            <text:p>496,745332929186</text:p>
          </table:table-cell>
          <table:table-cell table:formula="of:=[.D43]" office:value-type="float" office:value="500" calcext:value-type="float">
            <text:p>500</text:p>
          </table:table-cell>
          <table:table-cell table:formula="of:=[.E43]" office:value-type="float" office:value="0" calcext:value-type="float">
            <text:p>0</text:p>
          </table:table-cell>
          <table:table-cell table:formula="of:=[.F43]" office:value-type="float" office:value="35" calcext:value-type="float">
            <text:p>35</text:p>
          </table:table-cell>
          <table:table-cell table:formula="of:=[.G4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table:formula="of:=(EXP(-([.B45]-[.F45])*([.B45]-[.F45]) / (2*[.G45]*[.G45])) + [.E45])*[.D45]" office:value-type="float" office:value="495.884378803273" calcext:value-type="float">
            <text:p>495,884378803273</text:p>
          </table:table-cell>
          <table:table-cell table:formula="of:=[.D44]" office:value-type="float" office:value="500" calcext:value-type="float">
            <text:p>500</text:p>
          </table:table-cell>
          <table:table-cell table:formula="of:=[.E44]" office:value-type="float" office:value="0" calcext:value-type="float">
            <text:p>0</text:p>
          </table:table-cell>
          <table:table-cell table:formula="of:=[.F44]" office:value-type="float" office:value="35" calcext:value-type="float">
            <text:p>35</text:p>
          </table:table-cell>
          <table:table-cell table:formula="of:=[.G4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table:formula="of:=(EXP(-([.B46]-[.F46])*([.B46]-[.F46]) / (2*[.G46]*[.G46])) + [.E46])*[.D46]" office:value-type="float" office:value="494.923901689367" calcext:value-type="float">
            <text:p>494,923901689367</text:p>
          </table:table-cell>
          <table:table-cell table:formula="of:=[.D45]" office:value-type="float" office:value="500" calcext:value-type="float">
            <text:p>500</text:p>
          </table:table-cell>
          <table:table-cell table:formula="of:=[.E45]" office:value-type="float" office:value="0" calcext:value-type="float">
            <text:p>0</text:p>
          </table:table-cell>
          <table:table-cell table:formula="of:=[.F45]" office:value-type="float" office:value="35" calcext:value-type="float">
            <text:p>35</text:p>
          </table:table-cell>
          <table:table-cell table:formula="of:=[.G4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table:formula="of:=(EXP(-([.B47]-[.F47])*([.B47]-[.F47]) / (2*[.G47]*[.G47])) + [.E47])*[.D47]" office:value-type="float" office:value="493.864485965126" calcext:value-type="float">
            <text:p>493,864485965126</text:p>
          </table:table-cell>
          <table:table-cell table:formula="of:=[.D46]" office:value-type="float" office:value="500" calcext:value-type="float">
            <text:p>500</text:p>
          </table:table-cell>
          <table:table-cell table:formula="of:=[.E46]" office:value-type="float" office:value="0" calcext:value-type="float">
            <text:p>0</text:p>
          </table:table-cell>
          <table:table-cell table:formula="of:=[.F46]" office:value-type="float" office:value="35" calcext:value-type="float">
            <text:p>35</text:p>
          </table:table-cell>
          <table:table-cell table:formula="of:=[.G4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table:formula="of:=(EXP(-([.B48]-[.F48])*([.B48]-[.F48]) / (2*[.G48]*[.G48])) + [.E48])*[.D48]" office:value-type="float" office:value="492.706775322567" calcext:value-type="float">
            <text:p>492,706775322567</text:p>
          </table:table-cell>
          <table:table-cell table:formula="of:=[.D47]" office:value-type="float" office:value="500" calcext:value-type="float">
            <text:p>500</text:p>
          </table:table-cell>
          <table:table-cell table:formula="of:=[.E47]" office:value-type="float" office:value="0" calcext:value-type="float">
            <text:p>0</text:p>
          </table:table-cell>
          <table:table-cell table:formula="of:=[.F47]" office:value-type="float" office:value="35" calcext:value-type="float">
            <text:p>35</text:p>
          </table:table-cell>
          <table:table-cell table:formula="of:=[.G4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table:formula="of:=(EXP(-([.B49]-[.F49])*([.B49]-[.F49]) / (2*[.G49]*[.G49])) + [.E49])*[.D49]" office:value-type="float" office:value="491.451472116289" calcext:value-type="float">
            <text:p>491,451472116289</text:p>
          </table:table-cell>
          <table:table-cell table:formula="of:=[.D48]" office:value-type="float" office:value="500" calcext:value-type="float">
            <text:p>500</text:p>
          </table:table-cell>
          <table:table-cell table:formula="of:=[.E48]" office:value-type="float" office:value="0" calcext:value-type="float">
            <text:p>0</text:p>
          </table:table-cell>
          <table:table-cell table:formula="of:=[.F48]" office:value-type="float" office:value="35" calcext:value-type="float">
            <text:p>35</text:p>
          </table:table-cell>
          <table:table-cell table:formula="of:=[.G4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table:formula="of:=(EXP(-([.B50]-[.F50])*([.B50]-[.F50]) / (2*[.G50]*[.G50])) + [.E50])*[.D50]" office:value-type="float" office:value="490.099336653378" calcext:value-type="float">
            <text:p>490,099336653378</text:p>
          </table:table-cell>
          <table:table-cell table:formula="of:=[.D49]" office:value-type="float" office:value="500" calcext:value-type="float">
            <text:p>500</text:p>
          </table:table-cell>
          <table:table-cell table:formula="of:=[.E49]" office:value-type="float" office:value="0" calcext:value-type="float">
            <text:p>0</text:p>
          </table:table-cell>
          <table:table-cell table:formula="of:=[.F49]" office:value-type="float" office:value="35" calcext:value-type="float">
            <text:p>35</text:p>
          </table:table-cell>
          <table:table-cell table:formula="of:=[.G4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table:formula="of:=(EXP(-([.B51]-[.F51])*([.B51]-[.F51]) / (2*[.G51]*[.G51])) + [.E51])*[.D51]" office:value-type="float" office:value="488.651186425989" calcext:value-type="float">
            <text:p>488,651186425989</text:p>
          </table:table-cell>
          <table:table-cell table:formula="of:=[.D50]" office:value-type="float" office:value="500" calcext:value-type="float">
            <text:p>500</text:p>
          </table:table-cell>
          <table:table-cell table:formula="of:=[.E50]" office:value-type="float" office:value="0" calcext:value-type="float">
            <text:p>0</text:p>
          </table:table-cell>
          <table:table-cell table:formula="of:=[.F50]" office:value-type="float" office:value="35" calcext:value-type="float">
            <text:p>35</text:p>
          </table:table-cell>
          <table:table-cell table:formula="of:=[.G5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table:formula="of:=(EXP(-([.B52]-[.F52])*([.B52]-[.F52]) / (2*[.G52]*[.G52])) + [.E52])*[.D52]" office:value-type="float" office:value="487.107895287709" calcext:value-type="float">
            <text:p>487,107895287709</text:p>
          </table:table-cell>
          <table:table-cell table:formula="of:=[.D51]" office:value-type="float" office:value="500" calcext:value-type="float">
            <text:p>500</text:p>
          </table:table-cell>
          <table:table-cell table:formula="of:=[.E51]" office:value-type="float" office:value="0" calcext:value-type="float">
            <text:p>0</text:p>
          </table:table-cell>
          <table:table-cell table:formula="of:=[.F51]" office:value-type="float" office:value="35" calcext:value-type="float">
            <text:p>35</text:p>
          </table:table-cell>
          <table:table-cell table:formula="of:=[.G5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table:formula="of:=(EXP(-([.B53]-[.F53])*([.B53]-[.F53]) / (2*[.G53]*[.G53])) + [.E53])*[.D53]" office:value-type="float" office:value="485.470392574839" calcext:value-type="float">
            <text:p>485,470392574839</text:p>
          </table:table-cell>
          <table:table-cell table:formula="of:=[.D52]" office:value-type="float" office:value="500" calcext:value-type="float">
            <text:p>500</text:p>
          </table:table-cell>
          <table:table-cell table:formula="of:=[.E52]" office:value-type="float" office:value="0" calcext:value-type="float">
            <text:p>0</text:p>
          </table:table-cell>
          <table:table-cell table:formula="of:=[.F52]" office:value-type="float" office:value="35" calcext:value-type="float">
            <text:p>35</text:p>
          </table:table-cell>
          <table:table-cell table:formula="of:=[.G5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table:formula="of:=(EXP(-([.B54]-[.F54])*([.B54]-[.F54]) / (2*[.G54]*[.G54])) + [.E54])*[.D54]" office:value-type="float" office:value="483.739662173853" calcext:value-type="float">
            <text:p>483,739662173853</text:p>
          </table:table-cell>
          <table:table-cell table:formula="of:=[.D53]" office:value-type="float" office:value="500" calcext:value-type="float">
            <text:p>500</text:p>
          </table:table-cell>
          <table:table-cell table:formula="of:=[.E53]" office:value-type="float" office:value="0" calcext:value-type="float">
            <text:p>0</text:p>
          </table:table-cell>
          <table:table-cell table:formula="of:=[.F53]" office:value-type="float" office:value="35" calcext:value-type="float">
            <text:p>35</text:p>
          </table:table-cell>
          <table:table-cell table:formula="of:=[.G5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table:formula="of:=(EXP(-([.B55]-[.F55])*([.B55]-[.F55]) / (2*[.G55]*[.G55])) + [.E55])*[.D55]" office:value-type="float" office:value="481.916741536328" calcext:value-type="float">
            <text:p>481,916741536328</text:p>
          </table:table-cell>
          <table:table-cell table:formula="of:=[.D54]" office:value-type="float" office:value="500" calcext:value-type="float">
            <text:p>500</text:p>
          </table:table-cell>
          <table:table-cell table:formula="of:=[.E54]" office:value-type="float" office:value="0" calcext:value-type="float">
            <text:p>0</text:p>
          </table:table-cell>
          <table:table-cell table:formula="of:=[.F54]" office:value-type="float" office:value="35" calcext:value-type="float">
            <text:p>35</text:p>
          </table:table-cell>
          <table:table-cell table:formula="of:=[.G5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table:formula="of:=(EXP(-([.B56]-[.F56])*([.B56]-[.F56]) / (2*[.G56]*[.G56])) + [.E56])*[.D56]" office:value-type="float" office:value="480.002720642739" calcext:value-type="float">
            <text:p>480,002720642739</text:p>
          </table:table-cell>
          <table:table-cell table:formula="of:=[.D55]" office:value-type="float" office:value="500" calcext:value-type="float">
            <text:p>500</text:p>
          </table:table-cell>
          <table:table-cell table:formula="of:=[.E55]" office:value-type="float" office:value="0" calcext:value-type="float">
            <text:p>0</text:p>
          </table:table-cell>
          <table:table-cell table:formula="of:=[.F55]" office:value-type="float" office:value="35" calcext:value-type="float">
            <text:p>35</text:p>
          </table:table-cell>
          <table:table-cell table:formula="of:=[.G5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table:formula="of:=(EXP(-([.B57]-[.F57])*([.B57]-[.F57]) / (2*[.G57]*[.G57])) + [.E57])*[.D57]" office:value-type="float" office:value="477.99874091655" calcext:value-type="float">
            <text:p>477,99874091655</text:p>
          </table:table-cell>
          <table:table-cell table:formula="of:=[.D56]" office:value-type="float" office:value="500" calcext:value-type="float">
            <text:p>500</text:p>
          </table:table-cell>
          <table:table-cell table:formula="of:=[.E56]" office:value-type="float" office:value="0" calcext:value-type="float">
            <text:p>0</text:p>
          </table:table-cell>
          <table:table-cell table:formula="of:=[.F56]" office:value-type="float" office:value="35" calcext:value-type="float">
            <text:p>35</text:p>
          </table:table-cell>
          <table:table-cell table:formula="of:=[.G5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table:formula="of:=(EXP(-([.B58]-[.F58])*([.B58]-[.F58]) / (2*[.G58]*[.G58])) + [.E58])*[.D58]" office:value-type="float" office:value="475.905994090138" calcext:value-type="float">
            <text:p>475,905994090138</text:p>
          </table:table-cell>
          <table:table-cell table:formula="of:=[.D57]" office:value-type="float" office:value="500" calcext:value-type="float">
            <text:p>500</text:p>
          </table:table-cell>
          <table:table-cell table:formula="of:=[.E57]" office:value-type="float" office:value="0" calcext:value-type="float">
            <text:p>0</text:p>
          </table:table-cell>
          <table:table-cell table:formula="of:=[.F57]" office:value-type="float" office:value="35" calcext:value-type="float">
            <text:p>35</text:p>
          </table:table-cell>
          <table:table-cell table:formula="of:=[.G5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table:formula="of:=(EXP(-([.B59]-[.F59])*([.B59]-[.F59]) / (2*[.G59]*[.G59])) + [.E59])*[.D59]" office:value-type="float" office:value="473.725721024106" calcext:value-type="float">
            <text:p>473,725721024106</text:p>
          </table:table-cell>
          <table:table-cell table:formula="of:=[.D58]" office:value-type="float" office:value="500" calcext:value-type="float">
            <text:p>500</text:p>
          </table:table-cell>
          <table:table-cell table:formula="of:=[.E58]" office:value-type="float" office:value="0" calcext:value-type="float">
            <text:p>0</text:p>
          </table:table-cell>
          <table:table-cell table:formula="of:=[.F58]" office:value-type="float" office:value="35" calcext:value-type="float">
            <text:p>35</text:p>
          </table:table-cell>
          <table:table-cell table:formula="of:=[.G5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table:formula="of:=(EXP(-([.B60]-[.F60])*([.B60]-[.F60]) / (2*[.G60]*[.G60])) + [.E60])*[.D60]" office:value-type="float" office:value="471.459210481633" calcext:value-type="float">
            <text:p>471,459210481633</text:p>
          </table:table-cell>
          <table:table-cell table:formula="of:=[.D59]" office:value-type="float" office:value="500" calcext:value-type="float">
            <text:p>500</text:p>
          </table:table-cell>
          <table:table-cell table:formula="of:=[.E59]" office:value-type="float" office:value="0" calcext:value-type="float">
            <text:p>0</text:p>
          </table:table-cell>
          <table:table-cell table:formula="of:=[.F59]" office:value-type="float" office:value="35" calcext:value-type="float">
            <text:p>35</text:p>
          </table:table-cell>
          <table:table-cell table:formula="of:=[.G5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table:formula="of:=(EXP(-([.B61]-[.F61])*([.B61]-[.F61]) / (2*[.G61]*[.G61])) + [.E61])*[.D61]" office:value-type="float" office:value="469.107797859554" calcext:value-type="float">
            <text:p>469,107797859554</text:p>
          </table:table-cell>
          <table:table-cell table:formula="of:=[.D60]" office:value-type="float" office:value="500" calcext:value-type="float">
            <text:p>500</text:p>
          </table:table-cell>
          <table:table-cell table:formula="of:=[.E60]" office:value-type="float" office:value="0" calcext:value-type="float">
            <text:p>0</text:p>
          </table:table-cell>
          <table:table-cell table:formula="of:=[.F60]" office:value-type="float" office:value="35" calcext:value-type="float">
            <text:p>35</text:p>
          </table:table-cell>
          <table:table-cell table:formula="of:=[.G6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table:formula="of:=(EXP(-([.B62]-[.F62])*([.B62]-[.F62]) / (2*[.G62]*[.G62])) + [.E62])*[.D62]" office:value-type="float" office:value="466.672863877916" calcext:value-type="float">
            <text:p>466,672863877916</text:p>
          </table:table-cell>
          <table:table-cell table:formula="of:=[.D61]" office:value-type="float" office:value="500" calcext:value-type="float">
            <text:p>500</text:p>
          </table:table-cell>
          <table:table-cell table:formula="of:=[.E61]" office:value-type="float" office:value="0" calcext:value-type="float">
            <text:p>0</text:p>
          </table:table-cell>
          <table:table-cell table:formula="of:=[.F61]" office:value-type="float" office:value="35" calcext:value-type="float">
            <text:p>35</text:p>
          </table:table-cell>
          <table:table-cell table:formula="of:=[.G6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table:formula="of:=(EXP(-([.B63]-[.F63])*([.B63]-[.F63]) / (2*[.G63]*[.G63])) + [.E63])*[.D63]" office:value-type="float" office:value="464.155833229809" calcext:value-type="float">
            <text:p>464,155833229809</text:p>
          </table:table-cell>
          <table:table-cell table:formula="of:=[.D62]" office:value-type="float" office:value="500" calcext:value-type="float">
            <text:p>500</text:p>
          </table:table-cell>
          <table:table-cell table:formula="of:=[.E62]" office:value-type="float" office:value="0" calcext:value-type="float">
            <text:p>0</text:p>
          </table:table-cell>
          <table:table-cell table:formula="of:=[.F62]" office:value-type="float" office:value="35" calcext:value-type="float">
            <text:p>35</text:p>
          </table:table-cell>
          <table:table-cell table:formula="of:=[.G6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table:formula="of:=(EXP(-([.B64]-[.F64])*([.B64]-[.F64]) / (2*[.G64]*[.G64])) + [.E64])*[.D64]" office:value-type="float" office:value="461.558173193318" calcext:value-type="float">
            <text:p>461,558173193318</text:p>
          </table:table-cell>
          <table:table-cell table:formula="of:=[.D63]" office:value-type="float" office:value="500" calcext:value-type="float">
            <text:p>500</text:p>
          </table:table-cell>
          <table:table-cell table:formula="of:=[.E63]" office:value-type="float" office:value="0" calcext:value-type="float">
            <text:p>0</text:p>
          </table:table-cell>
          <table:table-cell table:formula="of:=[.F63]" office:value-type="float" office:value="35" calcext:value-type="float">
            <text:p>35</text:p>
          </table:table-cell>
          <table:table-cell table:formula="of:=[.G6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table:formula="of:=(EXP(-([.B65]-[.F65])*([.B65]-[.F65]) / (2*[.G65]*[.G65])) + [.E65])*[.D65]" office:value-type="float" office:value="458.881392207495" calcext:value-type="float">
            <text:p>458,881392207495</text:p>
          </table:table-cell>
          <table:table-cell table:formula="of:=[.D64]" office:value-type="float" office:value="500" calcext:value-type="float">
            <text:p>500</text:p>
          </table:table-cell>
          <table:table-cell table:formula="of:=[.E64]" office:value-type="float" office:value="0" calcext:value-type="float">
            <text:p>0</text:p>
          </table:table-cell>
          <table:table-cell table:formula="of:=[.F64]" office:value-type="float" office:value="35" calcext:value-type="float">
            <text:p>35</text:p>
          </table:table-cell>
          <table:table-cell table:formula="of:=[.G6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table:formula="of:=(EXP(-([.B66]-[.F66])*([.B66]-[.F66]) / (2*[.G66]*[.G66])) + [.E66])*[.D66]" office:value-type="float" office:value="456.127038414273" calcext:value-type="float">
            <text:p>456,127038414273</text:p>
          </table:table-cell>
          <table:table-cell table:formula="of:=[.D65]" office:value-type="float" office:value="500" calcext:value-type="float">
            <text:p>500</text:p>
          </table:table-cell>
          <table:table-cell table:formula="of:=[.E65]" office:value-type="float" office:value="0" calcext:value-type="float">
            <text:p>0</text:p>
          </table:table-cell>
          <table:table-cell table:formula="of:=[.F65]" office:value-type="float" office:value="35" calcext:value-type="float">
            <text:p>35</text:p>
          </table:table-cell>
          <table:table-cell table:formula="of:=[.G6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table:formula="of:=(EXP(-([.B67]-[.F67])*([.B67]-[.F67]) / (2*[.G67]*[.G67])) + [.E67])*[.D67]" office:value-type="float" office:value="453.296698168294" calcext:value-type="float">
            <text:p>453,296698168294</text:p>
          </table:table-cell>
          <table:table-cell table:formula="of:=[.D66]" office:value-type="float" office:value="500" calcext:value-type="float">
            <text:p>500</text:p>
          </table:table-cell>
          <table:table-cell table:formula="of:=[.E66]" office:value-type="float" office:value="0" calcext:value-type="float">
            <text:p>0</text:p>
          </table:table-cell>
          <table:table-cell table:formula="of:=[.F66]" office:value-type="float" office:value="35" calcext:value-type="float">
            <text:p>35</text:p>
          </table:table-cell>
          <table:table-cell table:formula="of:=[.G6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table:formula="of:=(EXP(-([.B68]-[.F68])*([.B68]-[.F68]) / (2*[.G68]*[.G68])) + [.E68])*[.D68]" office:value-type="float" office:value="450.391994516672" calcext:value-type="float">
            <text:p>450,391994516672</text:p>
          </table:table-cell>
          <table:table-cell table:formula="of:=[.D67]" office:value-type="float" office:value="500" calcext:value-type="float">
            <text:p>500</text:p>
          </table:table-cell>
          <table:table-cell table:formula="of:=[.E67]" office:value-type="float" office:value="0" calcext:value-type="float">
            <text:p>0</text:p>
          </table:table-cell>
          <table:table-cell table:formula="of:=[.F67]" office:value-type="float" office:value="35" calcext:value-type="float">
            <text:p>35</text:p>
          </table:table-cell>
          <table:table-cell table:formula="of:=[.G6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table:formula="of:=(EXP(-([.B69]-[.F69])*([.B69]-[.F69]) / (2*[.G69]*[.G69])) + [.E69])*[.D69]" office:value-type="float" office:value="447.414585650699" calcext:value-type="float">
            <text:p>447,414585650699</text:p>
          </table:table-cell>
          <table:table-cell table:formula="of:=[.D68]" office:value-type="float" office:value="500" calcext:value-type="float">
            <text:p>500</text:p>
          </table:table-cell>
          <table:table-cell table:formula="of:=[.E68]" office:value-type="float" office:value="0" calcext:value-type="float">
            <text:p>0</text:p>
          </table:table-cell>
          <table:table-cell table:formula="of:=[.F68]" office:value-type="float" office:value="35" calcext:value-type="float">
            <text:p>35</text:p>
          </table:table-cell>
          <table:table-cell table:formula="of:=[.G6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table:formula="of:=(EXP(-([.B70]-[.F70])*([.B70]-[.F70]) / (2*[.G70]*[.G70])) + [.E70])*[.D70]" office:value-type="float" office:value="444.366163331585" calcext:value-type="float">
            <text:p>444,366163331585</text:p>
          </table:table-cell>
          <table:table-cell table:formula="of:=[.D69]" office:value-type="float" office:value="500" calcext:value-type="float">
            <text:p>500</text:p>
          </table:table-cell>
          <table:table-cell table:formula="of:=[.E69]" office:value-type="float" office:value="0" calcext:value-type="float">
            <text:p>0</text:p>
          </table:table-cell>
          <table:table-cell table:formula="of:=[.F69]" office:value-type="float" office:value="35" calcext:value-type="float">
            <text:p>35</text:p>
          </table:table-cell>
          <table:table-cell table:formula="of:=[.G6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table:formula="of:=(EXP(-([.B71]-[.F71])*([.B71]-[.F71]) / (2*[.G71]*[.G71])) + [.E71])*[.D71]" office:value-type="float" office:value="441.248451292298" calcext:value-type="float">
            <text:p>441,248451292298</text:p>
          </table:table-cell>
          <table:table-cell table:formula="of:=[.D70]" office:value-type="float" office:value="500" calcext:value-type="float">
            <text:p>500</text:p>
          </table:table-cell>
          <table:table-cell table:formula="of:=[.E70]" office:value-type="float" office:value="0" calcext:value-type="float">
            <text:p>0</text:p>
          </table:table-cell>
          <table:table-cell table:formula="of:=[.F70]" office:value-type="float" office:value="35" calcext:value-type="float">
            <text:p>35</text:p>
          </table:table-cell>
          <table:table-cell table:formula="of:=[.G7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table:formula="of:=(EXP(-([.B72]-[.F72])*([.B72]-[.F72]) / (2*[.G72]*[.G72])) + [.E72])*[.D72]" office:value-type="float" office:value="438.063203617632" calcext:value-type="float">
            <text:p>438,063203617632</text:p>
          </table:table-cell>
          <table:table-cell table:formula="of:=[.D71]" office:value-type="float" office:value="500" calcext:value-type="float">
            <text:p>500</text:p>
          </table:table-cell>
          <table:table-cell table:formula="of:=[.E71]" office:value-type="float" office:value="0" calcext:value-type="float">
            <text:p>0</text:p>
          </table:table-cell>
          <table:table-cell table:formula="of:=[.F71]" office:value-type="float" office:value="35" calcext:value-type="float">
            <text:p>35</text:p>
          </table:table-cell>
          <table:table-cell table:formula="of:=[.G7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table:formula="of:=(EXP(-([.B73]-[.F73])*([.B73]-[.F73]) / (2*[.G73]*[.G73])) + [.E73])*[.D73]" office:value-type="float" office:value="434.812203104609" calcext:value-type="float">
            <text:p>434,812203104609</text:p>
          </table:table-cell>
          <table:table-cell table:formula="of:=[.D72]" office:value-type="float" office:value="500" calcext:value-type="float">
            <text:p>50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35" calcext:value-type="float">
            <text:p>35</text:p>
          </table:table-cell>
          <table:table-cell table:formula="of:=[.G7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table:formula="of:=(EXP(-([.B74]-[.F74])*([.B74]-[.F74]) / (2*[.G74]*[.G74])) + [.E74])*[.D74]" office:value-type="float" office:value="431.497259605362" calcext:value-type="float">
            <text:p>431,497259605362</text:p>
          </table:table-cell>
          <table:table-cell table:formula="of:=[.D73]" office:value-type="float" office:value="500" calcext:value-type="float">
            <text:p>500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35" calcext:value-type="float">
            <text:p>35</text:p>
          </table:table-cell>
          <table:table-cell table:formula="of:=[.G7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table:formula="of:=(EXP(-([.B75]-[.F75])*([.B75]-[.F75]) / (2*[.G75]*[.G75])) + [.E75])*[.D75]" office:value-type="float" office:value="428.120208354651" calcext:value-type="float">
            <text:p>428,120208354651</text:p>
          </table:table-cell>
          <table:table-cell table:formula="of:=[.D74]" office:value-type="float" office:value="500" calcext:value-type="float">
            <text:p>500</text:p>
          </table:table-cell>
          <table:table-cell table:formula="of:=[.E74]" office:value-type="float" office:value="0" calcext:value-type="float">
            <text:p>0</text:p>
          </table:table-cell>
          <table:table-cell table:formula="of:=[.F74]" office:value-type="float" office:value="35" calcext:value-type="float">
            <text:p>35</text:p>
          </table:table-cell>
          <table:table-cell table:formula="of:=[.G7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table:formula="of:=(EXP(-([.B76]-[.F76])*([.B76]-[.F76]) / (2*[.G76]*[.G76])) + [.E76])*[.D76]" office:value-type="float" office:value="424.682908284156" calcext:value-type="float">
            <text:p>424,682908284156</text:p>
          </table:table-cell>
          <table:table-cell table:formula="of:=[.D75]" office:value-type="float" office:value="500" calcext:value-type="float">
            <text:p>500</text:p>
          </table:table-cell>
          <table:table-cell table:formula="of:=[.E75]" office:value-type="float" office:value="0" calcext:value-type="float">
            <text:p>0</text:p>
          </table:table-cell>
          <table:table-cell table:formula="of:=[.F75]" office:value-type="float" office:value="35" calcext:value-type="float">
            <text:p>35</text:p>
          </table:table-cell>
          <table:table-cell table:formula="of:=[.G7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table:formula="of:=(EXP(-([.B77]-[.F77])*([.B77]-[.F77]) / (2*[.G77]*[.G77])) + [.E77])*[.D77]" office:value-type="float" office:value="421.187240325712" calcext:value-type="float">
            <text:p>421,187240325712</text:p>
          </table:table-cell>
          <table:table-cell table:formula="of:=[.D76]" office:value-type="float" office:value="500" calcext:value-type="float">
            <text:p>500</text:p>
          </table:table-cell>
          <table:table-cell table:formula="of:=[.E76]" office:value-type="float" office:value="0" calcext:value-type="float">
            <text:p>0</text:p>
          </table:table-cell>
          <table:table-cell table:formula="of:=[.F76]" office:value-type="float" office:value="35" calcext:value-type="float">
            <text:p>35</text:p>
          </table:table-cell>
          <table:table-cell table:formula="of:=[.G7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table:formula="of:=(EXP(-([.B78]-[.F78])*([.B78]-[.F78]) / (2*[.G78]*[.G78])) + [.E78])*[.D78]" office:value-type="float" office:value="417.635105705636" calcext:value-type="float">
            <text:p>417,635105705636</text:p>
          </table:table-cell>
          <table:table-cell table:formula="of:=[.D77]" office:value-type="float" office:value="500" calcext:value-type="float">
            <text:p>500</text:p>
          </table:table-cell>
          <table:table-cell table:formula="of:=[.E77]" office:value-type="float" office:value="0" calcext:value-type="float">
            <text:p>0</text:p>
          </table:table-cell>
          <table:table-cell table:formula="of:=[.F77]" office:value-type="float" office:value="35" calcext:value-type="float">
            <text:p>35</text:p>
          </table:table-cell>
          <table:table-cell table:formula="of:=[.G7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table:formula="of:=(EXP(-([.B79]-[.F79])*([.B79]-[.F79]) / (2*[.G79]*[.G79])) + [.E79])*[.D79]" office:value-type="float" office:value="414.028424232301" calcext:value-type="float">
            <text:p>414,028424232301</text:p>
          </table:table-cell>
          <table:table-cell table:formula="of:=[.D78]" office:value-type="float" office:value="500" calcext:value-type="float">
            <text:p>500</text:p>
          </table:table-cell>
          <table:table-cell table:formula="of:=[.E78]" office:value-type="float" office:value="0" calcext:value-type="float">
            <text:p>0</text:p>
          </table:table-cell>
          <table:table-cell table:formula="of:=[.F78]" office:value-type="float" office:value="35" calcext:value-type="float">
            <text:p>35</text:p>
          </table:table-cell>
          <table:table-cell table:formula="of:=[.G7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table:formula="of:=(EXP(-([.B80]-[.F80])*([.B80]-[.F80]) / (2*[.G80]*[.G80])) + [.E80])*[.D80]" office:value-type="float" office:value="410.369132579099" calcext:value-type="float">
            <text:p>410,369132579099</text:p>
          </table:table-cell>
          <table:table-cell table:formula="of:=[.D79]" office:value-type="float" office:value="500" calcext:value-type="float">
            <text:p>500</text:p>
          </table:table-cell>
          <table:table-cell table:formula="of:=[.E79]" office:value-type="float" office:value="0" calcext:value-type="float">
            <text:p>0</text:p>
          </table:table-cell>
          <table:table-cell table:formula="of:=[.F79]" office:value-type="float" office:value="35" calcext:value-type="float">
            <text:p>35</text:p>
          </table:table-cell>
          <table:table-cell table:formula="of:=[.G7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table:formula="of:=(EXP(-([.B81]-[.F81])*([.B81]-[.F81]) / (2*[.G81]*[.G81])) + [.E81])*[.D81]" office:value-type="float" office:value="406.659182564923" calcext:value-type="float">
            <text:p>406,659182564923</text:p>
          </table:table-cell>
          <table:table-cell table:formula="of:=[.D80]" office:value-type="float" office:value="500" calcext:value-type="float">
            <text:p>500</text:p>
          </table:table-cell>
          <table:table-cell table:formula="of:=[.E80]" office:value-type="float" office:value="0" calcext:value-type="float">
            <text:p>0</text:p>
          </table:table-cell>
          <table:table-cell table:formula="of:=[.F80]" office:value-type="float" office:value="35" calcext:value-type="float">
            <text:p>35</text:p>
          </table:table-cell>
          <table:table-cell table:formula="of:=[.G8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table:formula="of:=(EXP(-([.B82]-[.F82])*([.B82]-[.F82]) / (2*[.G82]*[.G82])) + [.E82])*[.D82]" office:value-type="float" office:value="402.900539434288" calcext:value-type="float">
            <text:p>402,900539434288</text:p>
          </table:table-cell>
          <table:table-cell table:formula="of:=[.D81]" office:value-type="float" office:value="500" calcext:value-type="float">
            <text:p>500</text:p>
          </table:table-cell>
          <table:table-cell table:formula="of:=[.E81]" office:value-type="float" office:value="0" calcext:value-type="float">
            <text:p>0</text:p>
          </table:table-cell>
          <table:table-cell table:formula="of:=[.F81]" office:value-type="float" office:value="35" calcext:value-type="float">
            <text:p>35</text:p>
          </table:table-cell>
          <table:table-cell table:formula="of:=[.G8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table:formula="of:=(EXP(-([.B83]-[.F83])*([.B83]-[.F83]) / (2*[.G83]*[.G83])) + [.E83])*[.D83]" office:value-type="float" office:value="399.095180139192" calcext:value-type="float">
            <text:p>399,095180139192</text:p>
          </table:table-cell>
          <table:table-cell table:formula="of:=[.D82]" office:value-type="float" office:value="500" calcext:value-type="float">
            <text:p>500</text:p>
          </table:table-cell>
          <table:table-cell table:formula="of:=[.E82]" office:value-type="float" office:value="0" calcext:value-type="float">
            <text:p>0</text:p>
          </table:table-cell>
          <table:table-cell table:formula="of:=[.F82]" office:value-type="float" office:value="35" calcext:value-type="float">
            <text:p>35</text:p>
          </table:table-cell>
          <table:table-cell table:formula="of:=[.G8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table:formula="of:=(EXP(-([.B84]-[.F84])*([.B84]-[.F84]) / (2*[.G84]*[.G84])) + [.E84])*[.D84]" office:value-type="float" office:value="395.245091624789" calcext:value-type="float">
            <text:p>395,245091624789</text:p>
          </table:table-cell>
          <table:table-cell table:formula="of:=[.D83]" office:value-type="float" office:value="500" calcext:value-type="float">
            <text:p>500</text:p>
          </table:table-cell>
          <table:table-cell table:formula="of:=[.E83]" office:value-type="float" office:value="0" calcext:value-type="float">
            <text:p>0</text:p>
          </table:table-cell>
          <table:table-cell table:formula="of:=[.F83]" office:value-type="float" office:value="35" calcext:value-type="float">
            <text:p>35</text:p>
          </table:table-cell>
          <table:table-cell table:formula="of:=[.G8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table:formula="of:=(EXP(-([.B85]-[.F85])*([.B85]-[.F85]) / (2*[.G85]*[.G85])) + [.E85])*[.D85]" office:value-type="float" office:value="391.352269120934" calcext:value-type="float">
            <text:p>391,352269120934</text:p>
          </table:table-cell>
          <table:table-cell table:formula="of:=[.D84]" office:value-type="float" office:value="500" calcext:value-type="float">
            <text:p>500</text:p>
          </table:table-cell>
          <table:table-cell table:formula="of:=[.E84]" office:value-type="float" office:value="0" calcext:value-type="float">
            <text:p>0</text:p>
          </table:table-cell>
          <table:table-cell table:formula="of:=[.F84]" office:value-type="float" office:value="35" calcext:value-type="float">
            <text:p>35</text:p>
          </table:table-cell>
          <table:table-cell table:formula="of:=[.G8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table:formula="of:=(EXP(-([.B86]-[.F86])*([.B86]-[.F86]) / (2*[.G86]*[.G86])) + [.E86])*[.D86]" office:value-type="float" office:value="387.418714441625" calcext:value-type="float">
            <text:p>387,418714441625</text:p>
          </table:table-cell>
          <table:table-cell table:formula="of:=[.D85]" office:value-type="float" office:value="500" calcext:value-type="float">
            <text:p>500</text:p>
          </table:table-cell>
          <table:table-cell table:formula="of:=[.E85]" office:value-type="float" office:value="0" calcext:value-type="float">
            <text:p>0</text:p>
          </table:table-cell>
          <table:table-cell table:formula="of:=[.F85]" office:value-type="float" office:value="35" calcext:value-type="float">
            <text:p>35</text:p>
          </table:table-cell>
          <table:table-cell table:formula="of:=[.G8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table:formula="of:=(EXP(-([.B87]-[.F87])*([.B87]-[.F87]) / (2*[.G87]*[.G87])) + [.E87])*[.D87]" office:value-type="float" office:value="383.446434294329" calcext:value-type="float">
            <text:p>383,446434294329</text:p>
          </table:table-cell>
          <table:table-cell table:formula="of:=[.D86]" office:value-type="float" office:value="500" calcext:value-type="float">
            <text:p>500</text:p>
          </table:table-cell>
          <table:table-cell table:formula="of:=[.E86]" office:value-type="float" office:value="0" calcext:value-type="float">
            <text:p>0</text:p>
          </table:table-cell>
          <table:table-cell table:formula="of:=[.F86]" office:value-type="float" office:value="35" calcext:value-type="float">
            <text:p>35</text:p>
          </table:table-cell>
          <table:table-cell table:formula="of:=[.G8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table:formula="of:=(EXP(-([.B88]-[.F88])*([.B88]-[.F88]) / (2*[.G88]*[.G88])) + [.E88])*[.D88]" office:value-type="float" office:value="379.437438601174" calcext:value-type="float">
            <text:p>379,437438601174</text:p>
          </table:table-cell>
          <table:table-cell table:formula="of:=[.D87]" office:value-type="float" office:value="500" calcext:value-type="float">
            <text:p>500</text:p>
          </table:table-cell>
          <table:table-cell table:formula="of:=[.E87]" office:value-type="float" office:value="0" calcext:value-type="float">
            <text:p>0</text:p>
          </table:table-cell>
          <table:table-cell table:formula="of:=[.F87]" office:value-type="float" office:value="35" calcext:value-type="float">
            <text:p>35</text:p>
          </table:table-cell>
          <table:table-cell table:formula="of:=[.G8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table:formula="of:=(EXP(-([.B89]-[.F89])*([.B89]-[.F89]) / (2*[.G89]*[.G89])) + [.E89])*[.D89]" office:value-type="float" office:value="375.393738833907" calcext:value-type="float">
            <text:p>375,393738833907</text:p>
          </table:table-cell>
          <table:table-cell table:formula="of:=[.D88]" office:value-type="float" office:value="500" calcext:value-type="float">
            <text:p>500</text:p>
          </table:table-cell>
          <table:table-cell table:formula="of:=[.E88]" office:value-type="float" office:value="0" calcext:value-type="float">
            <text:p>0</text:p>
          </table:table-cell>
          <table:table-cell table:formula="of:=[.F88]" office:value-type="float" office:value="35" calcext:value-type="float">
            <text:p>35</text:p>
          </table:table-cell>
          <table:table-cell table:formula="of:=[.G8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table:formula="of:=(EXP(-([.B90]-[.F90])*([.B90]-[.F90]) / (2*[.G90]*[.G90])) + [.E90])*[.D90]" office:value-type="float" office:value="371.317346364528" calcext:value-type="float">
            <text:p>371,317346364528</text:p>
          </table:table-cell>
          <table:table-cell table:formula="of:=[.D89]" office:value-type="float" office:value="500" calcext:value-type="float">
            <text:p>500</text:p>
          </table:table-cell>
          <table:table-cell table:formula="of:=[.E89]" office:value-type="float" office:value="0" calcext:value-type="float">
            <text:p>0</text:p>
          </table:table-cell>
          <table:table-cell table:formula="of:=[.F89]" office:value-type="float" office:value="35" calcext:value-type="float">
            <text:p>35</text:p>
          </table:table-cell>
          <table:table-cell table:formula="of:=[.G8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table:formula="of:=(EXP(-([.B91]-[.F91])*([.B91]-[.F91]) / (2*[.G91]*[.G91])) + [.E91])*[.D91]" office:value-type="float" office:value="367.210270833429" calcext:value-type="float">
            <text:p>367,210270833429</text:p>
          </table:table-cell>
          <table:table-cell table:formula="of:=[.D90]" office:value-type="float" office:value="500" calcext:value-type="float">
            <text:p>500</text:p>
          </table:table-cell>
          <table:table-cell table:formula="of:=[.E90]" office:value-type="float" office:value="0" calcext:value-type="float">
            <text:p>0</text:p>
          </table:table-cell>
          <table:table-cell table:formula="of:=[.F90]" office:value-type="float" office:value="35" calcext:value-type="float">
            <text:p>35</text:p>
          </table:table-cell>
          <table:table-cell table:formula="of:=[.G9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table:formula="of:=(EXP(-([.B92]-[.F92])*([.B92]-[.F92]) / (2*[.G92]*[.G92])) + [.E92])*[.D92]" office:value-type="float" office:value="363.074518536845" calcext:value-type="float">
            <text:p>363,074518536845</text:p>
          </table:table-cell>
          <table:table-cell table:formula="of:=[.D91]" office:value-type="float" office:value="500" calcext:value-type="float">
            <text:p>500</text:p>
          </table:table-cell>
          <table:table-cell table:formula="of:=[.E91]" office:value-type="float" office:value="0" calcext:value-type="float">
            <text:p>0</text:p>
          </table:table-cell>
          <table:table-cell table:formula="of:=[.F91]" office:value-type="float" office:value="35" calcext:value-type="float">
            <text:p>35</text:p>
          </table:table-cell>
          <table:table-cell table:formula="of:=[.G9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table:formula="of:=(EXP(-([.B93]-[.F93])*([.B93]-[.F93]) / (2*[.G93]*[.G93])) + [.E93])*[.D93]" office:value-type="float" office:value="358.912090835374" calcext:value-type="float">
            <text:p>358,912090835374</text:p>
          </table:table-cell>
          <table:table-cell table:formula="of:=[.D92]" office:value-type="float" office:value="500" calcext:value-type="float">
            <text:p>500</text:p>
          </table:table-cell>
          <table:table-cell table:formula="of:=[.E92]" office:value-type="float" office:value="0" calcext:value-type="float">
            <text:p>0</text:p>
          </table:table-cell>
          <table:table-cell table:formula="of:=[.F92]" office:value-type="float" office:value="35" calcext:value-type="float">
            <text:p>35</text:p>
          </table:table-cell>
          <table:table-cell table:formula="of:=[.G9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table:formula="of:=(EXP(-([.B94]-[.F94])*([.B94]-[.F94]) / (2*[.G94]*[.G94])) + [.E94])*[.D94]" office:value-type="float" office:value="354.724982585261" calcext:value-type="float">
            <text:p>354,724982585261</text:p>
          </table:table-cell>
          <table:table-cell table:formula="of:=[.D93]" office:value-type="float" office:value="500" calcext:value-type="float">
            <text:p>500</text:p>
          </table:table-cell>
          <table:table-cell table:formula="of:=[.E93]" office:value-type="float" office:value="0" calcext:value-type="float">
            <text:p>0</text:p>
          </table:table-cell>
          <table:table-cell table:formula="of:=[.F93]" office:value-type="float" office:value="35" calcext:value-type="float">
            <text:p>35</text:p>
          </table:table-cell>
          <table:table-cell table:formula="of:=[.G9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table:formula="of:=(EXP(-([.B95]-[.F95])*([.B95]-[.F95]) / (2*[.G95]*[.G95])) + [.E95])*[.D95]" office:value-type="float" office:value="350.515180594106" calcext:value-type="float">
            <text:p>350,515180594106</text:p>
          </table:table-cell>
          <table:table-cell table:formula="of:=[.D94]" office:value-type="float" office:value="500" calcext:value-type="float">
            <text:p>500</text:p>
          </table:table-cell>
          <table:table-cell table:formula="of:=[.E94]" office:value-type="float" office:value="0" calcext:value-type="float">
            <text:p>0</text:p>
          </table:table-cell>
          <table:table-cell table:formula="of:=[.F94]" office:value-type="float" office:value="35" calcext:value-type="float">
            <text:p>35</text:p>
          </table:table-cell>
          <table:table-cell table:formula="of:=[.G9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table:formula="of:=(EXP(-([.B96]-[.F96])*([.B96]-[.F96]) / (2*[.G96]*[.G96])) + [.E96])*[.D96]" office:value-type="float" office:value="346.284662102599" calcext:value-type="float">
            <text:p>346,284662102599</text:p>
          </table:table-cell>
          <table:table-cell table:formula="of:=[.D95]" office:value-type="float" office:value="500" calcext:value-type="float">
            <text:p>500</text:p>
          </table:table-cell>
          <table:table-cell table:formula="of:=[.E95]" office:value-type="float" office:value="0" calcext:value-type="float">
            <text:p>0</text:p>
          </table:table-cell>
          <table:table-cell table:formula="of:=[.F95]" office:value-type="float" office:value="35" calcext:value-type="float">
            <text:p>35</text:p>
          </table:table-cell>
          <table:table-cell table:formula="of:=[.G9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table:formula="of:=(EXP(-([.B97]-[.F97])*([.B97]-[.F97]) / (2*[.G97]*[.G97])) + [.E97])*[.D97]" office:value-type="float" office:value="342.035393293814" calcext:value-type="float">
            <text:p>342,035393293814</text:p>
          </table:table-cell>
          <table:table-cell table:formula="of:=[.D96]" office:value-type="float" office:value="500" calcext:value-type="float">
            <text:p>500</text:p>
          </table:table-cell>
          <table:table-cell table:formula="of:=[.E96]" office:value-type="float" office:value="0" calcext:value-type="float">
            <text:p>0</text:p>
          </table:table-cell>
          <table:table-cell table:formula="of:=[.F96]" office:value-type="float" office:value="35" calcext:value-type="float">
            <text:p>35</text:p>
          </table:table-cell>
          <table:table-cell table:formula="of:=[.G9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table:formula="of:=(EXP(-([.B98]-[.F98])*([.B98]-[.F98]) / (2*[.G98]*[.G98])) + [.E98])*[.D98]" office:value-type="float" office:value="337.769327831566" calcext:value-type="float">
            <text:p>337,769327831566</text:p>
          </table:table-cell>
          <table:table-cell table:formula="of:=[.D97]" office:value-type="float" office:value="500" calcext:value-type="float">
            <text:p>500</text:p>
          </table:table-cell>
          <table:table-cell table:formula="of:=[.E97]" office:value-type="float" office:value="0" calcext:value-type="float">
            <text:p>0</text:p>
          </table:table-cell>
          <table:table-cell table:formula="of:=[.F97]" office:value-type="float" office:value="35" calcext:value-type="float">
            <text:p>35</text:p>
          </table:table-cell>
          <table:table-cell table:formula="of:=[.G9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table:formula="of:=(EXP(-([.B99]-[.F99])*([.B99]-[.F99]) / (2*[.G99]*[.G99])) + [.E99])*[.D99]" office:value-type="float" office:value="333.488405429237" calcext:value-type="float">
            <text:p>333,488405429237</text:p>
          </table:table-cell>
          <table:table-cell table:formula="of:=[.D98]" office:value-type="float" office:value="500" calcext:value-type="float">
            <text:p>500</text:p>
          </table:table-cell>
          <table:table-cell table:formula="of:=[.E98]" office:value-type="float" office:value="0" calcext:value-type="float">
            <text:p>0</text:p>
          </table:table-cell>
          <table:table-cell table:formula="of:=[.F98]" office:value-type="float" office:value="35" calcext:value-type="float">
            <text:p>35</text:p>
          </table:table-cell>
          <table:table-cell table:formula="of:=[.G9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table:formula="of:=(EXP(-([.B100]-[.F100])*([.B100]-[.F100]) / (2*[.G100]*[.G100])) + [.E100])*[.D100]" office:value-type="float" office:value="329.194550450466" calcext:value-type="float">
            <text:p>329,194550450466</text:p>
          </table:table-cell>
          <table:table-cell table:formula="of:=[.D99]" office:value-type="float" office:value="500" calcext:value-type="float">
            <text:p>500</text:p>
          </table:table-cell>
          <table:table-cell table:formula="of:=[.E99]" office:value-type="float" office:value="0" calcext:value-type="float">
            <text:p>0</text:p>
          </table:table-cell>
          <table:table-cell table:formula="of:=[.F99]" office:value-type="float" office:value="35" calcext:value-type="float">
            <text:p>35</text:p>
          </table:table-cell>
          <table:table-cell table:formula="of:=[.G9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table:formula="of:=(EXP(-([.B101]-[.F101])*([.B101]-[.F101]) / (2*[.G101]*[.G101])) + [.E101])*[.D101]" office:value-type="float" office:value="324.88967054298" calcext:value-type="float">
            <text:p>324,88967054298</text:p>
          </table:table-cell>
          <table:table-cell table:formula="of:=[.D100]" office:value-type="float" office:value="500" calcext:value-type="float">
            <text:p>500</text:p>
          </table:table-cell>
          <table:table-cell table:formula="of:=[.E100]" office:value-type="float" office:value="0" calcext:value-type="float">
            <text:p>0</text:p>
          </table:table-cell>
          <table:table-cell table:formula="of:=[.F100]" office:value-type="float" office:value="35" calcext:value-type="float">
            <text:p>35</text:p>
          </table:table-cell>
          <table:table-cell table:formula="of:=[.G10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table:formula="of:=(EXP(-([.B102]-[.F102])*([.B102]-[.F102]) / (2*[.G102]*[.G102])) + [.E102])*[.D102]" office:value-type="float" office:value="320.575655306827" calcext:value-type="float">
            <text:p>320,575655306827</text:p>
          </table:table-cell>
          <table:table-cell table:formula="of:=[.D101]" office:value-type="float" office:value="500" calcext:value-type="float">
            <text:p>500</text:p>
          </table:table-cell>
          <table:table-cell table:formula="of:=[.E101]" office:value-type="float" office:value="0" calcext:value-type="float">
            <text:p>0</text:p>
          </table:table-cell>
          <table:table-cell table:formula="of:=[.F101]" office:value-type="float" office:value="35" calcext:value-type="float">
            <text:p>35</text:p>
          </table:table-cell>
          <table:table-cell table:formula="of:=[.G10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table:formula="of:=(EXP(-([.B103]-[.F103])*([.B103]-[.F103]) / (2*[.G103]*[.G103])) + [.E103])*[.D103]" office:value-type="float" office:value="316.254374998185" calcext:value-type="float">
            <text:p>316,254374998185</text:p>
          </table:table-cell>
          <table:table-cell table:formula="of:=[.D102]" office:value-type="float" office:value="500" calcext:value-type="float">
            <text:p>500</text:p>
          </table:table-cell>
          <table:table-cell table:formula="of:=[.E102]" office:value-type="float" office:value="0" calcext:value-type="float">
            <text:p>0</text:p>
          </table:table-cell>
          <table:table-cell table:formula="of:=[.F102]" office:value-type="float" office:value="35" calcext:value-type="float">
            <text:p>35</text:p>
          </table:table-cell>
          <table:table-cell table:formula="of:=[.G10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table:formula="of:=(EXP(-([.B104]-[.F104])*([.B104]-[.F104]) / (2*[.G104]*[.G104])) + [.E104])*[.D104]" office:value-type="float" office:value="311.927679269843" calcext:value-type="float">
            <text:p>311,927679269843</text:p>
          </table:table-cell>
          <table:table-cell table:formula="of:=[.D103]" office:value-type="float" office:value="500" calcext:value-type="float">
            <text:p>500</text:p>
          </table:table-cell>
          <table:table-cell table:formula="of:=[.E103]" office:value-type="float" office:value="0" calcext:value-type="float">
            <text:p>0</text:p>
          </table:table-cell>
          <table:table-cell table:formula="of:=[.F103]" office:value-type="float" office:value="35" calcext:value-type="float">
            <text:p>35</text:p>
          </table:table-cell>
          <table:table-cell table:formula="of:=[.G10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table:formula="of:=(EXP(-([.B105]-[.F105])*([.B105]-[.F105]) / (2*[.G105]*[.G105])) + [.E105])*[.D105]" office:value-type="float" office:value="307.597395949426" calcext:value-type="float">
            <text:p>307,597395949426</text:p>
          </table:table-cell>
          <table:table-cell table:formula="of:=[.D104]" office:value-type="float" office:value="500" calcext:value-type="float">
            <text:p>500</text:p>
          </table:table-cell>
          <table:table-cell table:formula="of:=[.E104]" office:value-type="float" office:value="0" calcext:value-type="float">
            <text:p>0</text:p>
          </table:table-cell>
          <table:table-cell table:formula="of:=[.F104]" office:value-type="float" office:value="35" calcext:value-type="float">
            <text:p>35</text:p>
          </table:table-cell>
          <table:table-cell table:formula="of:=[.G10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table:formula="of:=(EXP(-([.B106]-[.F106])*([.B106]-[.F106]) / (2*[.G106]*[.G106])) + [.E106])*[.D106]" office:value-type="float" office:value="303.265329856317" calcext:value-type="float">
            <text:p>303,265329856317</text:p>
          </table:table-cell>
          <table:table-cell table:formula="of:=[.D105]" office:value-type="float" office:value="500" calcext:value-type="float">
            <text:p>500</text:p>
          </table:table-cell>
          <table:table-cell table:formula="of:=[.E105]" office:value-type="float" office:value="0" calcext:value-type="float">
            <text:p>0</text:p>
          </table:table-cell>
          <table:table-cell table:formula="of:=[.F105]" office:value-type="float" office:value="35" calcext:value-type="float">
            <text:p>35</text:p>
          </table:table-cell>
          <table:table-cell table:formula="of:=[.G10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table:formula="of:=(EXP(-([.B107]-[.F107])*([.B107]-[.F107]) / (2*[.G107]*[.G107])) + [.E107])*[.D107]" office:value-type="float" office:value="298.933261658189" calcext:value-type="float">
            <text:p>298,933261658189</text:p>
          </table:table-cell>
          <table:table-cell table:formula="of:=[.D106]" office:value-type="float" office:value="500" calcext:value-type="float">
            <text:p>500</text:p>
          </table:table-cell>
          <table:table-cell table:formula="of:=[.E106]" office:value-type="float" office:value="0" calcext:value-type="float">
            <text:p>0</text:p>
          </table:table-cell>
          <table:table-cell table:formula="of:=[.F106]" office:value-type="float" office:value="35" calcext:value-type="float">
            <text:p>35</text:p>
          </table:table-cell>
          <table:table-cell table:formula="of:=[.G10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table:formula="of:=(EXP(-([.B108]-[.F108])*([.B108]-[.F108]) / (2*[.G108]*[.G108])) + [.E108])*[.D108]" office:value-type="float" office:value="294.602946768008" calcext:value-type="float">
            <text:p>294,602946768008</text:p>
          </table:table-cell>
          <table:table-cell table:formula="of:=[.D107]" office:value-type="float" office:value="500" calcext:value-type="float">
            <text:p>500</text:p>
          </table:table-cell>
          <table:table-cell table:formula="of:=[.E107]" office:value-type="float" office:value="0" calcext:value-type="float">
            <text:p>0</text:p>
          </table:table-cell>
          <table:table-cell table:formula="of:=[.F107]" office:value-type="float" office:value="35" calcext:value-type="float">
            <text:p>35</text:p>
          </table:table-cell>
          <table:table-cell table:formula="of:=[.G10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table:formula="of:=(EXP(-([.B109]-[.F109])*([.B109]-[.F109]) / (2*[.G109]*[.G109])) + [.E109])*[.D109]" office:value-type="float" office:value="290.276114282244" calcext:value-type="float">
            <text:p>290,276114282244</text:p>
          </table:table-cell>
          <table:table-cell table:formula="of:=[.D108]" office:value-type="float" office:value="500" calcext:value-type="float">
            <text:p>500</text:p>
          </table:table-cell>
          <table:table-cell table:formula="of:=[.E108]" office:value-type="float" office:value="0" calcext:value-type="float">
            <text:p>0</text:p>
          </table:table-cell>
          <table:table-cell table:formula="of:=[.F108]" office:value-type="float" office:value="35" calcext:value-type="float">
            <text:p>35</text:p>
          </table:table-cell>
          <table:table-cell table:formula="of:=[.G10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table:formula="of:=(EXP(-([.B110]-[.F110])*([.B110]-[.F110]) / (2*[.G110]*[.G110])) + [.E110])*[.D110]" office:value-type="float" office:value="285.954465961022" calcext:value-type="float">
            <text:p>285,954465961022</text:p>
          </table:table-cell>
          <table:table-cell table:formula="of:=[.D109]" office:value-type="float" office:value="500" calcext:value-type="float">
            <text:p>500</text:p>
          </table:table-cell>
          <table:table-cell table:formula="of:=[.E109]" office:value-type="float" office:value="0" calcext:value-type="float">
            <text:p>0</text:p>
          </table:table-cell>
          <table:table-cell table:formula="of:=[.F109]" office:value-type="float" office:value="35" calcext:value-type="float">
            <text:p>35</text:p>
          </table:table-cell>
          <table:table-cell table:formula="of:=[.G10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table:formula="of:=(EXP(-([.B111]-[.F111])*([.B111]-[.F111]) / (2*[.G111]*[.G111])) + [.E111])*[.D111]" office:value-type="float" office:value="281.639675250827" calcext:value-type="float">
            <text:p>281,639675250827</text:p>
          </table:table-cell>
          <table:table-cell table:formula="of:=[.D110]" office:value-type="float" office:value="500" calcext:value-type="float">
            <text:p>500</text:p>
          </table:table-cell>
          <table:table-cell table:formula="of:=[.E110]" office:value-type="float" office:value="0" calcext:value-type="float">
            <text:p>0</text:p>
          </table:table-cell>
          <table:table-cell table:formula="of:=[.F110]" office:value-type="float" office:value="35" calcext:value-type="float">
            <text:p>35</text:p>
          </table:table-cell>
          <table:table-cell table:formula="of:=[.G11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table:formula="of:=(EXP(-([.B112]-[.F112])*([.B112]-[.F112]) / (2*[.G112]*[.G112])) + [.E112])*[.D112]" office:value-type="float" office:value="277.333386350334" calcext:value-type="float">
            <text:p>277,333386350334</text:p>
          </table:table-cell>
          <table:table-cell table:formula="of:=[.D111]" office:value-type="float" office:value="500" calcext:value-type="float">
            <text:p>500</text:p>
          </table:table-cell>
          <table:table-cell table:formula="of:=[.E111]" office:value-type="float" office:value="0" calcext:value-type="float">
            <text:p>0</text:p>
          </table:table-cell>
          <table:table-cell table:formula="of:=[.F111]" office:value-type="float" office:value="35" calcext:value-type="float">
            <text:p>35</text:p>
          </table:table-cell>
          <table:table-cell table:formula="of:=[.G11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table:formula="of:=(EXP(-([.B113]-[.F113])*([.B113]-[.F113]) / (2*[.G113]*[.G113])) + [.E113])*[.D113]" office:value-type="float" office:value="273.037213319855" calcext:value-type="float">
            <text:p>273,037213319855</text:p>
          </table:table-cell>
          <table:table-cell table:formula="of:=[.D112]" office:value-type="float" office:value="500" calcext:value-type="float">
            <text:p>500</text:p>
          </table:table-cell>
          <table:table-cell table:formula="of:=[.E112]" office:value-type="float" office:value="0" calcext:value-type="float">
            <text:p>0</text:p>
          </table:table-cell>
          <table:table-cell table:formula="of:=[.F112]" office:value-type="float" office:value="35" calcext:value-type="float">
            <text:p>35</text:p>
          </table:table-cell>
          <table:table-cell table:formula="of:=[.G11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table:formula="of:=(EXP(-([.B114]-[.F114])*([.B114]-[.F114]) / (2*[.G114]*[.G114])) + [.E114])*[.D114]" office:value-type="float" office:value="268.752739234818" calcext:value-type="float">
            <text:p>268,752739234818</text:p>
          </table:table-cell>
          <table:table-cell table:formula="of:=[.D113]" office:value-type="float" office:value="500" calcext:value-type="float">
            <text:p>500</text:p>
          </table:table-cell>
          <table:table-cell table:formula="of:=[.E113]" office:value-type="float" office:value="0" calcext:value-type="float">
            <text:p>0</text:p>
          </table:table-cell>
          <table:table-cell table:formula="of:=[.F113]" office:value-type="float" office:value="35" calcext:value-type="float">
            <text:p>35</text:p>
          </table:table-cell>
          <table:table-cell table:formula="of:=[.G11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table:formula="of:=(EXP(-([.B115]-[.F115])*([.B115]-[.F115]) / (2*[.G115]*[.G115])) + [.E115])*[.D115]" office:value-type="float" office:value="264.481515383654" calcext:value-type="float">
            <text:p>264,481515383654</text:p>
          </table:table-cell>
          <table:table-cell table:formula="of:=[.D114]" office:value-type="float" office:value="500" calcext:value-type="float">
            <text:p>500</text:p>
          </table:table-cell>
          <table:table-cell table:formula="of:=[.E114]" office:value-type="float" office:value="0" calcext:value-type="float">
            <text:p>0</text:p>
          </table:table-cell>
          <table:table-cell table:formula="of:=[.F114]" office:value-type="float" office:value="35" calcext:value-type="float">
            <text:p>35</text:p>
          </table:table-cell>
          <table:table-cell table:formula="of:=[.G11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table:formula="of:=(EXP(-([.B116]-[.F116])*([.B116]-[.F116]) / (2*[.G116]*[.G116])) + [.E116])*[.D116]" office:value-type="float" office:value="260.225060510351" calcext:value-type="float">
            <text:p>260,225060510351</text:p>
          </table:table-cell>
          <table:table-cell table:formula="of:=[.D115]" office:value-type="float" office:value="500" calcext:value-type="float">
            <text:p>500</text:p>
          </table:table-cell>
          <table:table-cell table:formula="of:=[.E115]" office:value-type="float" office:value="0" calcext:value-type="float">
            <text:p>0</text:p>
          </table:table-cell>
          <table:table-cell table:formula="of:=[.F115]" office:value-type="float" office:value="35" calcext:value-type="float">
            <text:p>35</text:p>
          </table:table-cell>
          <table:table-cell table:formula="of:=[.G11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table:formula="of:=(EXP(-([.B117]-[.F117])*([.B117]-[.F117]) / (2*[.G117]*[.G117])) + [.E117])*[.D117]" office:value-type="float" office:value="255.984860101917" calcext:value-type="float">
            <text:p>255,984860101917</text:p>
          </table:table-cell>
          <table:table-cell table:formula="of:=[.D116]" office:value-type="float" office:value="500" calcext:value-type="float">
            <text:p>500</text:p>
          </table:table-cell>
          <table:table-cell table:formula="of:=[.E116]" office:value-type="float" office:value="0" calcext:value-type="float">
            <text:p>0</text:p>
          </table:table-cell>
          <table:table-cell table:formula="of:=[.F116]" office:value-type="float" office:value="35" calcext:value-type="float">
            <text:p>35</text:p>
          </table:table-cell>
          <table:table-cell table:formula="of:=[.G11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table:formula="of:=(EXP(-([.B118]-[.F118])*([.B118]-[.F118]) / (2*[.G118]*[.G118])) + [.E118])*[.D118]" office:value-type="float" office:value="251.762365720895" calcext:value-type="float">
            <text:p>251,762365720895</text:p>
          </table:table-cell>
          <table:table-cell table:formula="of:=[.D117]" office:value-type="float" office:value="500" calcext:value-type="float">
            <text:p>500</text:p>
          </table:table-cell>
          <table:table-cell table:formula="of:=[.E117]" office:value-type="float" office:value="0" calcext:value-type="float">
            <text:p>0</text:p>
          </table:table-cell>
          <table:table-cell table:formula="of:=[.F117]" office:value-type="float" office:value="35" calcext:value-type="float">
            <text:p>35</text:p>
          </table:table-cell>
          <table:table-cell table:formula="of:=[.G1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table:formula="of:=(EXP(-([.B119]-[.F119])*([.B119]-[.F119]) / (2*[.G119]*[.G119])) + [.E119])*[.D119]" office:value-type="float" office:value="247.558994383012" calcext:value-type="float">
            <text:p>247,558994383012</text:p>
          </table:table-cell>
          <table:table-cell table:formula="of:=[.D118]" office:value-type="float" office:value="500" calcext:value-type="float">
            <text:p>500</text:p>
          </table:table-cell>
          <table:table-cell table:formula="of:=[.E118]" office:value-type="float" office:value="0" calcext:value-type="float">
            <text:p>0</text:p>
          </table:table-cell>
          <table:table-cell table:formula="of:=[.F118]" office:value-type="float" office:value="35" calcext:value-type="float">
            <text:p>35</text:p>
          </table:table-cell>
          <table:table-cell table:formula="of:=[.G11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table:formula="of:=(EXP(-([.B120]-[.F120])*([.B120]-[.F120]) / (2*[.G120]*[.G120])) + [.E120])*[.D120]" office:value-type="float" office:value="243.376127979986" calcext:value-type="float">
            <text:p>243,376127979986</text:p>
          </table:table-cell>
          <table:table-cell table:formula="of:=[.D119]" office:value-type="float" office:value="500" calcext:value-type="float">
            <text:p>500</text:p>
          </table:table-cell>
          <table:table-cell table:formula="of:=[.E119]" office:value-type="float" office:value="0" calcext:value-type="float">
            <text:p>0</text:p>
          </table:table-cell>
          <table:table-cell table:formula="of:=[.F119]" office:value-type="float" office:value="35" calcext:value-type="float">
            <text:p>35</text:p>
          </table:table-cell>
          <table:table-cell table:formula="of:=[.G11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table:formula="of:=(EXP(-([.B121]-[.F121])*([.B121]-[.F121]) / (2*[.G121]*[.G121])) + [.E121])*[.D121]" office:value-type="float" office:value="239.215112747453" calcext:value-type="float">
            <text:p>239,215112747453</text:p>
          </table:table-cell>
          <table:table-cell table:formula="of:=[.D120]" office:value-type="float" office:value="500" calcext:value-type="float">
            <text:p>500</text:p>
          </table:table-cell>
          <table:table-cell table:formula="of:=[.E120]" office:value-type="float" office:value="0" calcext:value-type="float">
            <text:p>0</text:p>
          </table:table-cell>
          <table:table-cell table:formula="of:=[.F120]" office:value-type="float" office:value="35" calcext:value-type="float">
            <text:p>35</text:p>
          </table:table-cell>
          <table:table-cell table:formula="of:=[.G12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table:formula="of:=(EXP(-([.B122]-[.F122])*([.B122]-[.F122]) / (2*[.G122]*[.G122])) + [.E122])*[.D122]" office:value-type="float" office:value="235.077258777892" calcext:value-type="float">
            <text:p>235,077258777892</text:p>
          </table:table-cell>
          <table:table-cell table:formula="of:=[.D121]" office:value-type="float" office:value="500" calcext:value-type="float">
            <text:p>500</text:p>
          </table:table-cell>
          <table:table-cell table:formula="of:=[.E121]" office:value-type="float" office:value="0" calcext:value-type="float">
            <text:p>0</text:p>
          </table:table-cell>
          <table:table-cell table:formula="of:=[.F121]" office:value-type="float" office:value="35" calcext:value-type="float">
            <text:p>35</text:p>
          </table:table-cell>
          <table:table-cell table:formula="of:=[.G1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table:formula="of:=(EXP(-([.B123]-[.F123])*([.B123]-[.F123]) / (2*[.G123]*[.G123])) + [.E123])*[.D123]" office:value-type="float" office:value="230.963839578396" calcext:value-type="float">
            <text:p>230,963839578396</text:p>
          </table:table-cell>
          <table:table-cell table:formula="of:=[.D122]" office:value-type="float" office:value="500" calcext:value-type="float">
            <text:p>500</text:p>
          </table:table-cell>
          <table:table-cell table:formula="of:=[.E122]" office:value-type="float" office:value="0" calcext:value-type="float">
            <text:p>0</text:p>
          </table:table-cell>
          <table:table-cell table:formula="of:=[.F122]" office:value-type="float" office:value="35" calcext:value-type="float">
            <text:p>35</text:p>
          </table:table-cell>
          <table:table-cell table:formula="of:=[.G12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table:formula="of:=(EXP(-([.B124]-[.F124])*([.B124]-[.F124]) / (2*[.G124]*[.G124])) + [.E124])*[.D124]" office:value-type="float" office:value="226.876091673041" calcext:value-type="float">
            <text:p>226,876091673041</text:p>
          </table:table-cell>
          <table:table-cell table:formula="of:=[.D123]" office:value-type="float" office:value="500" calcext:value-type="float">
            <text:p>500</text:p>
          </table:table-cell>
          <table:table-cell table:formula="of:=[.E123]" office:value-type="float" office:value="0" calcext:value-type="float">
            <text:p>0</text:p>
          </table:table-cell>
          <table:table-cell table:formula="of:=[.F123]" office:value-type="float" office:value="35" calcext:value-type="float">
            <text:p>35</text:p>
          </table:table-cell>
          <table:table-cell table:formula="of:=[.G12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table:formula="of:=(EXP(-([.B125]-[.F125])*([.B125]-[.F125]) / (2*[.G125]*[.G125])) + [.E125])*[.D125]" office:value-type="float" office:value="222.815214249586" calcext:value-type="float">
            <text:p>222,815214249586</text:p>
          </table:table-cell>
          <table:table-cell table:formula="of:=[.D124]" office:value-type="float" office:value="500" calcext:value-type="float">
            <text:p>500</text:p>
          </table:table-cell>
          <table:table-cell table:formula="of:=[.E124]" office:value-type="float" office:value="0" calcext:value-type="float">
            <text:p>0</text:p>
          </table:table-cell>
          <table:table-cell table:formula="of:=[.F124]" office:value-type="float" office:value="35" calcext:value-type="float">
            <text:p>35</text:p>
          </table:table-cell>
          <table:table-cell table:formula="of:=[.G12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table:formula="of:=(EXP(-([.B126]-[.F126])*([.B126]-[.F126]) / (2*[.G126]*[.G126])) + [.E126])*[.D126]" office:value-type="float" office:value="218.782368850135" calcext:value-type="float">
            <text:p>218,782368850135</text:p>
          </table:table-cell>
          <table:table-cell table:formula="of:=[.D125]" office:value-type="float" office:value="500" calcext:value-type="float">
            <text:p>500</text:p>
          </table:table-cell>
          <table:table-cell table:formula="of:=[.E125]" office:value-type="float" office:value="0" calcext:value-type="float">
            <text:p>0</text:p>
          </table:table-cell>
          <table:table-cell table:formula="of:=[.F125]" office:value-type="float" office:value="35" calcext:value-type="float">
            <text:p>35</text:p>
          </table:table-cell>
          <table:table-cell table:formula="of:=[.G12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table:formula="of:=(EXP(-([.B127]-[.F127])*([.B127]-[.F127]) / (2*[.G127]*[.G127])) + [.E127])*[.D127]" office:value-type="float" office:value="214.77867910537" calcext:value-type="float">
            <text:p>214,77867910537</text:p>
          </table:table-cell>
          <table:table-cell table:formula="of:=[.D126]" office:value-type="float" office:value="500" calcext:value-type="float">
            <text:p>500</text:p>
          </table:table-cell>
          <table:table-cell table:formula="of:=[.E126]" office:value-type="float" office:value="0" calcext:value-type="float">
            <text:p>0</text:p>
          </table:table-cell>
          <table:table-cell table:formula="of:=[.F126]" office:value-type="float" office:value="35" calcext:value-type="float">
            <text:p>35</text:p>
          </table:table-cell>
          <table:table-cell table:formula="of:=[.G12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table:formula="of:=(EXP(-([.B128]-[.F128])*([.B128]-[.F128]) / (2*[.G128]*[.G128])) + [.E128])*[.D128]" office:value-type="float" office:value="210.805230511902" calcext:value-type="float">
            <text:p>210,805230511902</text:p>
          </table:table-cell>
          <table:table-cell table:formula="of:=[.D127]" office:value-type="float" office:value="500" calcext:value-type="float">
            <text:p>500</text:p>
          </table:table-cell>
          <table:table-cell table:formula="of:=[.E127]" office:value-type="float" office:value="0" calcext:value-type="float">
            <text:p>0</text:p>
          </table:table-cell>
          <table:table-cell table:formula="of:=[.F127]" office:value-type="float" office:value="35" calcext:value-type="float">
            <text:p>35</text:p>
          </table:table-cell>
          <table:table-cell table:formula="of:=[.G12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table:formula="of:=(EXP(-([.B129]-[.F129])*([.B129]-[.F129]) / (2*[.G129]*[.G129])) + [.E129])*[.D129]" office:value-type="float" office:value="206.86307025222" calcext:value-type="float">
            <text:p>206,86307025222</text:p>
          </table:table-cell>
          <table:table-cell table:formula="of:=[.D128]" office:value-type="float" office:value="500" calcext:value-type="float">
            <text:p>500</text:p>
          </table:table-cell>
          <table:table-cell table:formula="of:=[.E128]" office:value-type="float" office:value="0" calcext:value-type="float">
            <text:p>0</text:p>
          </table:table-cell>
          <table:table-cell table:formula="of:=[.F128]" office:value-type="float" office:value="35" calcext:value-type="float">
            <text:p>35</text:p>
          </table:table-cell>
          <table:table-cell table:formula="of:=[.G12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table:formula="of:=(EXP(-([.B130]-[.F130])*([.B130]-[.F130]) / (2*[.G130]*[.G130])) + [.E130])*[.D130]" office:value-type="float" office:value="202.953207056675" calcext:value-type="float">
            <text:p>202,953207056675</text:p>
          </table:table-cell>
          <table:table-cell table:formula="of:=[.D129]" office:value-type="float" office:value="500" calcext:value-type="float">
            <text:p>500</text:p>
          </table:table-cell>
          <table:table-cell table:formula="of:=[.E129]" office:value-type="float" office:value="0" calcext:value-type="float">
            <text:p>0</text:p>
          </table:table-cell>
          <table:table-cell table:formula="of:=[.F129]" office:value-type="float" office:value="35" calcext:value-type="float">
            <text:p>35</text:p>
          </table:table-cell>
          <table:table-cell table:formula="of:=[.G12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table:formula="of:=(EXP(-([.B131]-[.F131])*([.B131]-[.F131]) / (2*[.G131]*[.G131])) + [.E131])*[.D131]" office:value-type="float" office:value="199.076611106906" calcext:value-type="float">
            <text:p>199,076611106906</text:p>
          </table:table-cell>
          <table:table-cell table:formula="of:=[.D130]" office:value-type="float" office:value="500" calcext:value-type="float">
            <text:p>500</text:p>
          </table:table-cell>
          <table:table-cell table:formula="of:=[.E130]" office:value-type="float" office:value="0" calcext:value-type="float">
            <text:p>0</text:p>
          </table:table-cell>
          <table:table-cell table:formula="of:=[.F130]" office:value-type="float" office:value="35" calcext:value-type="float">
            <text:p>35</text:p>
          </table:table-cell>
          <table:table-cell table:formula="of:=[.G13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table:formula="of:=(EXP(-([.B132]-[.F132])*([.B132]-[.F132]) / (2*[.G132]*[.G132])) + [.E132])*[.D132]" office:value-type="float" office:value="195.234213980028" calcext:value-type="float">
            <text:p>195,234213980028</text:p>
          </table:table-cell>
          <table:table-cell table:formula="of:=[.D131]" office:value-type="float" office:value="500" calcext:value-type="float">
            <text:p>500</text:p>
          </table:table-cell>
          <table:table-cell table:formula="of:=[.E131]" office:value-type="float" office:value="0" calcext:value-type="float">
            <text:p>0</text:p>
          </table:table-cell>
          <table:table-cell table:formula="of:=[.F131]" office:value-type="float" office:value="35" calcext:value-type="float">
            <text:p>35</text:p>
          </table:table-cell>
          <table:table-cell table:formula="of:=[.G13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table:formula="of:=(EXP(-([.B133]-[.F133])*([.B133]-[.F133]) / (2*[.G133]*[.G133])) + [.E133])*[.D133]" office:value-type="float" office:value="191.426908632898" calcext:value-type="float">
            <text:p>191,426908632898</text:p>
          </table:table-cell>
          <table:table-cell table:formula="of:=[.D132]" office:value-type="float" office:value="500" calcext:value-type="float">
            <text:p>500</text:p>
          </table:table-cell>
          <table:table-cell table:formula="of:=[.E132]" office:value-type="float" office:value="0" calcext:value-type="float">
            <text:p>0</text:p>
          </table:table-cell>
          <table:table-cell table:formula="of:=[.F132]" office:value-type="float" office:value="35" calcext:value-type="float">
            <text:p>35</text:p>
          </table:table-cell>
          <table:table-cell table:formula="of:=[.G13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table:formula="of:=(EXP(-([.B134]-[.F134])*([.B134]-[.F134]) / (2*[.G134]*[.G134])) + [.E134])*[.D134]" office:value-type="float" office:value="187.6555494257" calcext:value-type="float">
            <text:p>187,6555494257</text:p>
          </table:table-cell>
          <table:table-cell table:formula="of:=[.D133]" office:value-type="float" office:value="500" calcext:value-type="float">
            <text:p>500</text:p>
          </table:table-cell>
          <table:table-cell table:formula="of:=[.E133]" office:value-type="float" office:value="0" calcext:value-type="float">
            <text:p>0</text:p>
          </table:table-cell>
          <table:table-cell table:formula="of:=[.F133]" office:value-type="float" office:value="35" calcext:value-type="float">
            <text:p>35</text:p>
          </table:table-cell>
          <table:table-cell table:formula="of:=[.G13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table:formula="of:=(EXP(-([.B135]-[.F135])*([.B135]-[.F135]) / (2*[.G135]*[.G135])) + [.E135])*[.D135]" office:value-type="float" office:value="183.920952184066" calcext:value-type="float">
            <text:p>183,920952184066</text:p>
          </table:table-cell>
          <table:table-cell table:formula="of:=[.D134]" office:value-type="float" office:value="500" calcext:value-type="float">
            <text:p>500</text:p>
          </table:table-cell>
          <table:table-cell table:formula="of:=[.E134]" office:value-type="float" office:value="0" calcext:value-type="float">
            <text:p>0</text:p>
          </table:table-cell>
          <table:table-cell table:formula="of:=[.F134]" office:value-type="float" office:value="35" calcext:value-type="float">
            <text:p>35</text:p>
          </table:table-cell>
          <table:table-cell table:formula="of:=[.G13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table:formula="of:=(EXP(-([.B136]-[.F136])*([.B136]-[.F136]) / (2*[.G136]*[.G136])) + [.E136])*[.D136]" office:value-type="float" office:value="180.223894298911" calcext:value-type="float">
            <text:p>180,223894298911</text:p>
          </table:table-cell>
          <table:table-cell table:formula="of:=[.D135]" office:value-type="float" office:value="500" calcext:value-type="float">
            <text:p>500</text:p>
          </table:table-cell>
          <table:table-cell table:formula="of:=[.E135]" office:value-type="float" office:value="0" calcext:value-type="float">
            <text:p>0</text:p>
          </table:table-cell>
          <table:table-cell table:formula="of:=[.F135]" office:value-type="float" office:value="35" calcext:value-type="float">
            <text:p>35</text:p>
          </table:table-cell>
          <table:table-cell table:formula="of:=[.G13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table:formula="of:=(EXP(-([.B137]-[.F137])*([.B137]-[.F137]) / (2*[.G137]*[.G137])) + [.E137])*[.D137]" office:value-type="float" office:value="176.565114863109" calcext:value-type="float">
            <text:p>176,565114863109</text:p>
          </table:table-cell>
          <table:table-cell table:formula="of:=[.D136]" office:value-type="float" office:value="500" calcext:value-type="float">
            <text:p>500</text:p>
          </table:table-cell>
          <table:table-cell table:formula="of:=[.E136]" office:value-type="float" office:value="0" calcext:value-type="float">
            <text:p>0</text:p>
          </table:table-cell>
          <table:table-cell table:formula="of:=[.F136]" office:value-type="float" office:value="35" calcext:value-type="float">
            <text:p>35</text:p>
          </table:table-cell>
          <table:table-cell table:formula="of:=[.G13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table:formula="of:=(EXP(-([.B138]-[.F138])*([.B138]-[.F138]) / (2*[.G138]*[.G138])) + [.E138])*[.D138]" office:value-type="float" office:value="172.945314844119" calcext:value-type="float">
            <text:p>172,945314844119</text:p>
          </table:table-cell>
          <table:table-cell table:formula="of:=[.D137]" office:value-type="float" office:value="500" calcext:value-type="float">
            <text:p>500</text:p>
          </table:table-cell>
          <table:table-cell table:formula="of:=[.E137]" office:value-type="float" office:value="0" calcext:value-type="float">
            <text:p>0</text:p>
          </table:table-cell>
          <table:table-cell table:formula="of:=[.F137]" office:value-type="float" office:value="35" calcext:value-type="float">
            <text:p>35</text:p>
          </table:table-cell>
          <table:table-cell table:formula="of:=[.G13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table:formula="of:=(EXP(-([.B139]-[.F139])*([.B139]-[.F139]) / (2*[.G139]*[.G139])) + [.E139])*[.D139]" office:value-type="float" office:value="169.365157291624" calcext:value-type="float">
            <text:p>169,365157291624</text:p>
          </table:table-cell>
          <table:table-cell table:formula="of:=[.D138]" office:value-type="float" office:value="500" calcext:value-type="float">
            <text:p>500</text:p>
          </table:table-cell>
          <table:table-cell table:formula="of:=[.E138]" office:value-type="float" office:value="0" calcext:value-type="float">
            <text:p>0</text:p>
          </table:table-cell>
          <table:table-cell table:formula="of:=[.F138]" office:value-type="float" office:value="35" calcext:value-type="float">
            <text:p>35</text:p>
          </table:table-cell>
          <table:table-cell table:formula="of:=[.G13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table:formula="of:=(EXP(-([.B140]-[.F140])*([.B140]-[.F140]) / (2*[.G140]*[.G140])) + [.E140])*[.D140]" office:value-type="float" office:value="165.82526757922" calcext:value-type="float">
            <text:p>165,82526757922</text:p>
          </table:table-cell>
          <table:table-cell table:formula="of:=[.D139]" office:value-type="float" office:value="500" calcext:value-type="float">
            <text:p>500</text:p>
          </table:table-cell>
          <table:table-cell table:formula="of:=[.E139]" office:value-type="float" office:value="0" calcext:value-type="float">
            <text:p>0</text:p>
          </table:table-cell>
          <table:table-cell table:formula="of:=[.F139]" office:value-type="float" office:value="35" calcext:value-type="float">
            <text:p>35</text:p>
          </table:table-cell>
          <table:table-cell table:formula="of:=[.G13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table:formula="of:=(EXP(-([.B141]-[.F141])*([.B141]-[.F141]) / (2*[.G141]*[.G141])) + [.E141])*[.D141]" office:value-type="float" office:value="162.326233679175" calcext:value-type="float">
            <text:p>162,326233679175</text:p>
          </table:table-cell>
          <table:table-cell table:formula="of:=[.D140]" office:value-type="float" office:value="500" calcext:value-type="float">
            <text:p>500</text:p>
          </table:table-cell>
          <table:table-cell table:formula="of:=[.E140]" office:value-type="float" office:value="0" calcext:value-type="float">
            <text:p>0</text:p>
          </table:table-cell>
          <table:table-cell table:formula="of:=[.F140]" office:value-type="float" office:value="35" calcext:value-type="float">
            <text:p>35</text:p>
          </table:table-cell>
          <table:table-cell table:formula="of:=[.G14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table:formula="of:=(EXP(-([.B142]-[.F142])*([.B142]-[.F142]) / (2*[.G142]*[.G142])) + [.E142])*[.D142]" office:value-type="float" office:value="158.868606469226" calcext:value-type="float">
            <text:p>158,868606469226</text:p>
          </table:table-cell>
          <table:table-cell table:formula="of:=[.D141]" office:value-type="float" office:value="500" calcext:value-type="float">
            <text:p>500</text:p>
          </table:table-cell>
          <table:table-cell table:formula="of:=[.E141]" office:value-type="float" office:value="0" calcext:value-type="float">
            <text:p>0</text:p>
          </table:table-cell>
          <table:table-cell table:formula="of:=[.F141]" office:value-type="float" office:value="35" calcext:value-type="float">
            <text:p>35</text:p>
          </table:table-cell>
          <table:table-cell table:formula="of:=[.G14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table:formula="of:=(EXP(-([.B143]-[.F143])*([.B143]-[.F143]) / (2*[.G143]*[.G143])) + [.E143])*[.D143]" office:value-type="float" office:value="155.452900070381" calcext:value-type="float">
            <text:p>155,452900070381</text:p>
          </table:table-cell>
          <table:table-cell table:formula="of:=[.D142]" office:value-type="float" office:value="500" calcext:value-type="float">
            <text:p>500</text:p>
          </table:table-cell>
          <table:table-cell table:formula="of:=[.E142]" office:value-type="float" office:value="0" calcext:value-type="float">
            <text:p>0</text:p>
          </table:table-cell>
          <table:table-cell table:formula="of:=[.F142]" office:value-type="float" office:value="35" calcext:value-type="float">
            <text:p>35</text:p>
          </table:table-cell>
          <table:table-cell table:formula="of:=[.G14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table:formula="of:=(EXP(-([.B144]-[.F144])*([.B144]-[.F144]) / (2*[.G144]*[.G144])) + [.E144])*[.D144]" office:value-type="float" office:value="152.079592214659" calcext:value-type="float">
            <text:p>152,079592214659</text:p>
          </table:table-cell>
          <table:table-cell table:formula="of:=[.D143]" office:value-type="float" office:value="500" calcext:value-type="float">
            <text:p>500</text:p>
          </table:table-cell>
          <table:table-cell table:formula="of:=[.E143]" office:value-type="float" office:value="0" calcext:value-type="float">
            <text:p>0</text:p>
          </table:table-cell>
          <table:table-cell table:formula="of:=[.F143]" office:value-type="float" office:value="35" calcext:value-type="float">
            <text:p>35</text:p>
          </table:table-cell>
          <table:table-cell table:formula="of:=[.G14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table:formula="of:=(EXP(-([.B145]-[.F145])*([.B145]-[.F145]) / (2*[.G145]*[.G145])) + [.E145])*[.D145]" office:value-type="float" office:value="148.749124641691" calcext:value-type="float">
            <text:p>148,749124641691</text:p>
          </table:table-cell>
          <table:table-cell table:formula="of:=[.D144]" office:value-type="float" office:value="500" calcext:value-type="float">
            <text:p>500</text:p>
          </table:table-cell>
          <table:table-cell table:formula="of:=[.E144]" office:value-type="float" office:value="0" calcext:value-type="float">
            <text:p>0</text:p>
          </table:table-cell>
          <table:table-cell table:formula="of:=[.F144]" office:value-type="float" office:value="35" calcext:value-type="float">
            <text:p>35</text:p>
          </table:table-cell>
          <table:table-cell table:formula="of:=[.G14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table:formula="of:=(EXP(-([.B146]-[.F146])*([.B146]-[.F146]) / (2*[.G146]*[.G146])) + [.E146])*[.D146]" office:value-type="float" office:value="145.461903523074" calcext:value-type="float">
            <text:p>145,461903523074</text:p>
          </table:table-cell>
          <table:table-cell table:formula="of:=[.D145]" office:value-type="float" office:value="500" calcext:value-type="float">
            <text:p>500</text:p>
          </table:table-cell>
          <table:table-cell table:formula="of:=[.E145]" office:value-type="float" office:value="0" calcext:value-type="float">
            <text:p>0</text:p>
          </table:table-cell>
          <table:table-cell table:formula="of:=[.F145]" office:value-type="float" office:value="35" calcext:value-type="float">
            <text:p>35</text:p>
          </table:table-cell>
          <table:table-cell table:formula="of:=[.G14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table:formula="of:=(EXP(-([.B147]-[.F147])*([.B147]-[.F147]) / (2*[.G147]*[.G147])) + [.E147])*[.D147]" office:value-type="float" office:value="142.218299913367" calcext:value-type="float">
            <text:p>142,218299913367</text:p>
          </table:table-cell>
          <table:table-cell table:formula="of:=[.D146]" office:value-type="float" office:value="500" calcext:value-type="float">
            <text:p>500</text:p>
          </table:table-cell>
          <table:table-cell table:formula="of:=[.E146]" office:value-type="float" office:value="0" calcext:value-type="float">
            <text:p>0</text:p>
          </table:table-cell>
          <table:table-cell table:formula="of:=[.F146]" office:value-type="float" office:value="35" calcext:value-type="float">
            <text:p>35</text:p>
          </table:table-cell>
          <table:table-cell table:formula="of:=[.G14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table:formula="of:=(EXP(-([.B148]-[.F148])*([.B148]-[.F148]) / (2*[.G148]*[.G148])) + [.E148])*[.D148]" office:value-type="float" office:value="139.018650226597" calcext:value-type="float">
            <text:p>139,018650226597</text:p>
          </table:table-cell>
          <table:table-cell table:formula="of:=[.D147]" office:value-type="float" office:value="500" calcext:value-type="float">
            <text:p>500</text:p>
          </table:table-cell>
          <table:table-cell table:formula="of:=[.E147]" office:value-type="float" office:value="0" calcext:value-type="float">
            <text:p>0</text:p>
          </table:table-cell>
          <table:table-cell table:formula="of:=[.F147]" office:value-type="float" office:value="35" calcext:value-type="float">
            <text:p>35</text:p>
          </table:table-cell>
          <table:table-cell table:formula="of:=[.G14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table:formula="of:=(EXP(-([.B149]-[.F149])*([.B149]-[.F149]) / (2*[.G149]*[.G149])) + [.E149])*[.D149]" office:value-type="float" office:value="135.863256737133" calcext:value-type="float">
            <text:p>135,863256737133</text:p>
          </table:table-cell>
          <table:table-cell table:formula="of:=[.D148]" office:value-type="float" office:value="500" calcext:value-type="float">
            <text:p>500</text:p>
          </table:table-cell>
          <table:table-cell table:formula="of:=[.E148]" office:value-type="float" office:value="0" calcext:value-type="float">
            <text:p>0</text:p>
          </table:table-cell>
          <table:table-cell table:formula="of:=[.F148]" office:value-type="float" office:value="35" calcext:value-type="float">
            <text:p>35</text:p>
          </table:table-cell>
          <table:table-cell table:formula="of:=[.G14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table:formula="of:=(EXP(-([.B150]-[.F150])*([.B150]-[.F150]) / (2*[.G150]*[.G150])) + [.E150])*[.D150]" office:value-type="float" office:value="132.752388103783" calcext:value-type="float">
            <text:p>132,752388103783</text:p>
          </table:table-cell>
          <table:table-cell table:formula="of:=[.D149]" office:value-type="float" office:value="500" calcext:value-type="float">
            <text:p>500</text:p>
          </table:table-cell>
          <table:table-cell table:formula="of:=[.E149]" office:value-type="float" office:value="0" calcext:value-type="float">
            <text:p>0</text:p>
          </table:table-cell>
          <table:table-cell table:formula="of:=[.F149]" office:value-type="float" office:value="35" calcext:value-type="float">
            <text:p>35</text:p>
          </table:table-cell>
          <table:table-cell table:formula="of:=[.G14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table:formula="of:=(EXP(-([.B151]-[.F151])*([.B151]-[.F151]) / (2*[.G151]*[.G151])) + [.E151])*[.D151]" office:value-type="float" office:value="129.68627991596" calcext:value-type="float">
            <text:p>129,68627991596</text:p>
          </table:table-cell>
          <table:table-cell table:formula="of:=[.D150]" office:value-type="float" office:value="500" calcext:value-type="float">
            <text:p>500</text:p>
          </table:table-cell>
          <table:table-cell table:formula="of:=[.E150]" office:value-type="float" office:value="0" calcext:value-type="float">
            <text:p>0</text:p>
          </table:table-cell>
          <table:table-cell table:formula="of:=[.F150]" office:value-type="float" office:value="35" calcext:value-type="float">
            <text:p>35</text:p>
          </table:table-cell>
          <table:table-cell table:formula="of:=[.G15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table:formula="of:=(EXP(-([.B152]-[.F152])*([.B152]-[.F152]) / (2*[.G152]*[.G152])) + [.E152])*[.D152]" office:value-type="float" office:value="126.665135260734" calcext:value-type="float">
            <text:p>126,665135260734</text:p>
          </table:table-cell>
          <table:table-cell table:formula="of:=[.D151]" office:value-type="float" office:value="500" calcext:value-type="float">
            <text:p>500</text:p>
          </table:table-cell>
          <table:table-cell table:formula="of:=[.E151]" office:value-type="float" office:value="0" calcext:value-type="float">
            <text:p>0</text:p>
          </table:table-cell>
          <table:table-cell table:formula="of:=[.F151]" office:value-type="float" office:value="35" calcext:value-type="float">
            <text:p>35</text:p>
          </table:table-cell>
          <table:table-cell table:formula="of:=[.G15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table:formula="of:=(EXP(-([.B153]-[.F153])*([.B153]-[.F153]) / (2*[.G153]*[.G153])) + [.E153])*[.D153]" office:value-type="float" office:value="123.68912530964" calcext:value-type="float">
            <text:p>123,68912530964</text:p>
          </table:table-cell>
          <table:table-cell table:formula="of:=[.D152]" office:value-type="float" office:value="500" calcext:value-type="float">
            <text:p>500</text:p>
          </table:table-cell>
          <table:table-cell table:formula="of:=[.E152]" office:value-type="float" office:value="0" calcext:value-type="float">
            <text:p>0</text:p>
          </table:table-cell>
          <table:table-cell table:formula="of:=[.F152]" office:value-type="float" office:value="35" calcext:value-type="float">
            <text:p>35</text:p>
          </table:table-cell>
          <table:table-cell table:formula="of:=[.G15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table:formula="of:=(EXP(-([.B154]-[.F154])*([.B154]-[.F154]) / (2*[.G154]*[.G154])) + [.E154])*[.D154]" office:value-type="float" office:value="120.758389924047" calcext:value-type="float">
            <text:p>120,758389924047</text:p>
          </table:table-cell>
          <table:table-cell table:formula="of:=[.D153]" office:value-type="float" office:value="500" calcext:value-type="float">
            <text:p>500</text:p>
          </table:table-cell>
          <table:table-cell table:formula="of:=[.E153]" office:value-type="float" office:value="0" calcext:value-type="float">
            <text:p>0</text:p>
          </table:table-cell>
          <table:table-cell table:formula="of:=[.F153]" office:value-type="float" office:value="35" calcext:value-type="float">
            <text:p>35</text:p>
          </table:table-cell>
          <table:table-cell table:formula="of:=[.G15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table:formula="of:=(EXP(-([.B155]-[.F155])*([.B155]-[.F155]) / (2*[.G155]*[.G155])) + [.E155])*[.D155]" office:value-type="float" office:value="117.873038277932" calcext:value-type="float">
            <text:p>117,873038277932</text:p>
          </table:table-cell>
          <table:table-cell table:formula="of:=[.D154]" office:value-type="float" office:value="500" calcext:value-type="float">
            <text:p>500</text:p>
          </table:table-cell>
          <table:table-cell table:formula="of:=[.E154]" office:value-type="float" office:value="0" calcext:value-type="float">
            <text:p>0</text:p>
          </table:table-cell>
          <table:table-cell table:formula="of:=[.F154]" office:value-type="float" office:value="35" calcext:value-type="float">
            <text:p>35</text:p>
          </table:table-cell>
          <table:table-cell table:formula="of:=[.G15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table:formula="of:=(EXP(-([.B156]-[.F156])*([.B156]-[.F156]) / (2*[.G156]*[.G156])) + [.E156])*[.D156]" office:value-type="float" office:value="115.033149496905" calcext:value-type="float">
            <text:p>115,033149496905</text:p>
          </table:table-cell>
          <table:table-cell table:formula="of:=[.D155]" office:value-type="float" office:value="500" calcext:value-type="float">
            <text:p>500</text:p>
          </table:table-cell>
          <table:table-cell table:formula="of:=[.E155]" office:value-type="float" office:value="0" calcext:value-type="float">
            <text:p>0</text:p>
          </table:table-cell>
          <table:table-cell table:formula="of:=[.F155]" office:value-type="float" office:value="35" calcext:value-type="float">
            <text:p>35</text:p>
          </table:table-cell>
          <table:table-cell table:formula="of:=[.G15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table:formula="of:=(EXP(-([.B157]-[.F157])*([.B157]-[.F157]) / (2*[.G157]*[.G157])) + [.E157])*[.D157]" office:value-type="float" office:value="112.238773312313" calcext:value-type="float">
            <text:p>112,238773312313</text:p>
          </table:table-cell>
          <table:table-cell table:formula="of:=[.D156]" office:value-type="float" office:value="500" calcext:value-type="float">
            <text:p>500</text:p>
          </table:table-cell>
          <table:table-cell table:formula="of:=[.E156]" office:value-type="float" office:value="0" calcext:value-type="float">
            <text:p>0</text:p>
          </table:table-cell>
          <table:table-cell table:formula="of:=[.F156]" office:value-type="float" office:value="35" calcext:value-type="float">
            <text:p>35</text:p>
          </table:table-cell>
          <table:table-cell table:formula="of:=[.G15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table:formula="of:=(EXP(-([.B158]-[.F158])*([.B158]-[.F158]) / (2*[.G158]*[.G158])) + [.E158])*[.D158]" office:value-type="float" office:value="109.489930729288" calcext:value-type="float">
            <text:p>109,489930729288</text:p>
          </table:table-cell>
          <table:table-cell table:formula="of:=[.D157]" office:value-type="float" office:value="500" calcext:value-type="float">
            <text:p>500</text:p>
          </table:table-cell>
          <table:table-cell table:formula="of:=[.E157]" office:value-type="float" office:value="0" calcext:value-type="float">
            <text:p>0</text:p>
          </table:table-cell>
          <table:table-cell table:formula="of:=[.F157]" office:value-type="float" office:value="35" calcext:value-type="float">
            <text:p>35</text:p>
          </table:table-cell>
          <table:table-cell table:formula="of:=[.G15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table:formula="of:=(EXP(-([.B159]-[.F159])*([.B159]-[.F159]) / (2*[.G159]*[.G159])) + [.E159])*[.D159]" office:value-type="float" office:value="106.78661470757" calcext:value-type="float">
            <text:p>106,78661470757</text:p>
          </table:table-cell>
          <table:table-cell table:formula="of:=[.D158]" office:value-type="float" office:value="500" calcext:value-type="float">
            <text:p>500</text:p>
          </table:table-cell>
          <table:table-cell table:formula="of:=[.E158]" office:value-type="float" office:value="0" calcext:value-type="float">
            <text:p>0</text:p>
          </table:table-cell>
          <table:table-cell table:formula="of:=[.F158]" office:value-type="float" office:value="35" calcext:value-type="float">
            <text:p>35</text:p>
          </table:table-cell>
          <table:table-cell table:formula="of:=[.G15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table:formula="of:=(EXP(-([.B160]-[.F160])*([.B160]-[.F160]) / (2*[.G160]*[.G160])) + [.E160])*[.D160]" office:value-type="float" office:value="104.128790854006" calcext:value-type="float">
            <text:p>104,128790854006</text:p>
          </table:table-cell>
          <table:table-cell table:formula="of:=[.D159]" office:value-type="float" office:value="500" calcext:value-type="float">
            <text:p>500</text:p>
          </table:table-cell>
          <table:table-cell table:formula="of:=[.E159]" office:value-type="float" office:value="0" calcext:value-type="float">
            <text:p>0</text:p>
          </table:table-cell>
          <table:table-cell table:formula="of:=[.F159]" office:value-type="float" office:value="35" calcext:value-type="float">
            <text:p>35</text:p>
          </table:table-cell>
          <table:table-cell table:formula="of:=[.G15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table:formula="of:=(EXP(-([.B161]-[.F161])*([.B161]-[.F161]) / (2*[.G161]*[.G161])) + [.E161])*[.D161]" office:value-type="float" office:value="101.516398125569" calcext:value-type="float">
            <text:p>101,516398125569</text:p>
          </table:table-cell>
          <table:table-cell table:formula="of:=[.D160]" office:value-type="float" office:value="500" calcext:value-type="float">
            <text:p>500</text:p>
          </table:table-cell>
          <table:table-cell table:formula="of:=[.E160]" office:value-type="float" office:value="0" calcext:value-type="float">
            <text:p>0</text:p>
          </table:table-cell>
          <table:table-cell table:formula="of:=[.F160]" office:value-type="float" office:value="35" calcext:value-type="float">
            <text:p>35</text:p>
          </table:table-cell>
          <table:table-cell table:formula="of:=[.G16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table:formula="of:=(EXP(-([.B162]-[.F162])*([.B162]-[.F162]) / (2*[.G162]*[.G162])) + [.E162])*[.D162]" office:value-type="float" office:value="98.9493495418073" calcext:value-type="float">
            <text:p>98,9493495418073</text:p>
          </table:table-cell>
          <table:table-cell table:formula="of:=[.D161]" office:value-type="float" office:value="500" calcext:value-type="float">
            <text:p>500</text:p>
          </table:table-cell>
          <table:table-cell table:formula="of:=[.E161]" office:value-type="float" office:value="0" calcext:value-type="float">
            <text:p>0</text:p>
          </table:table-cell>
          <table:table-cell table:formula="of:=[.F161]" office:value-type="float" office:value="35" calcext:value-type="float">
            <text:p>35</text:p>
          </table:table-cell>
          <table:table-cell table:formula="of:=[.G16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table:formula="of:=(EXP(-([.B163]-[.F163])*([.B163]-[.F163]) / (2*[.G163]*[.G163])) + [.E163])*[.D163]" office:value-type="float" office:value="96.4275329056203" calcext:value-type="float">
            <text:p>96,4275329056203</text:p>
          </table:table-cell>
          <table:table-cell table:formula="of:=[.D162]" office:value-type="float" office:value="500" calcext:value-type="float">
            <text:p>500</text:p>
          </table:table-cell>
          <table:table-cell table:formula="of:=[.E162]" office:value-type="float" office:value="0" calcext:value-type="float">
            <text:p>0</text:p>
          </table:table-cell>
          <table:table-cell table:formula="of:=[.F162]" office:value-type="float" office:value="35" calcext:value-type="float">
            <text:p>35</text:p>
          </table:table-cell>
          <table:table-cell table:formula="of:=[.G16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table:formula="of:=(EXP(-([.B164]-[.F164])*([.B164]-[.F164]) / (2*[.G164]*[.G164])) + [.E164])*[.D164]" office:value-type="float" office:value="93.9508115312824" calcext:value-type="float">
            <text:p>93,9508115312824</text:p>
          </table:table-cell>
          <table:table-cell table:formula="of:=[.D163]" office:value-type="float" office:value="500" calcext:value-type="float">
            <text:p>500</text:p>
          </table:table-cell>
          <table:table-cell table:formula="of:=[.E163]" office:value-type="float" office:value="0" calcext:value-type="float">
            <text:p>0</text:p>
          </table:table-cell>
          <table:table-cell table:formula="of:=[.F163]" office:value-type="float" office:value="35" calcext:value-type="float">
            <text:p>35</text:p>
          </table:table-cell>
          <table:table-cell table:formula="of:=[.G16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table:formula="of:=(EXP(-([.B165]-[.F165])*([.B165]-[.F165]) / (2*[.G165]*[.G165])) + [.E165])*[.D165]" office:value-type="float" office:value="91.5190249786529" calcext:value-type="float">
            <text:p>91,5190249786529</text:p>
          </table:table-cell>
          <table:table-cell table:formula="of:=[.D164]" office:value-type="float" office:value="500" calcext:value-type="float">
            <text:p>500</text:p>
          </table:table-cell>
          <table:table-cell table:formula="of:=[.E164]" office:value-type="float" office:value="0" calcext:value-type="float">
            <text:p>0</text:p>
          </table:table-cell>
          <table:table-cell table:formula="of:=[.F164]" office:value-type="float" office:value="35" calcext:value-type="float">
            <text:p>35</text:p>
          </table:table-cell>
          <table:table-cell table:formula="of:=[.G16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table:formula="of:=(EXP(-([.B166]-[.F166])*([.B166]-[.F166]) / (2*[.G166]*[.G166])) + [.E166])*[.D166]" office:value-type="float" office:value="89.131989792524" calcext:value-type="float">
            <text:p>89,131989792524</text:p>
          </table:table-cell>
          <table:table-cell table:formula="of:=[.D165]" office:value-type="float" office:value="500" calcext:value-type="float">
            <text:p>500</text:p>
          </table:table-cell>
          <table:table-cell table:formula="of:=[.E165]" office:value-type="float" office:value="0" calcext:value-type="float">
            <text:p>0</text:p>
          </table:table-cell>
          <table:table-cell table:formula="of:=[.F165]" office:value-type="float" office:value="35" calcext:value-type="float">
            <text:p>35</text:p>
          </table:table-cell>
          <table:table-cell table:formula="of:=[.G16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table:formula="of:=(EXP(-([.B167]-[.F167])*([.B167]-[.F167]) / (2*[.G167]*[.G167])) + [.E167])*[.D167]" office:value-type="float" office:value="86.7895002460845" calcext:value-type="float">
            <text:p>86,7895002460845</text:p>
          </table:table-cell>
          <table:table-cell table:formula="of:=[.D166]" office:value-type="float" office:value="500" calcext:value-type="float">
            <text:p>500</text:p>
          </table:table-cell>
          <table:table-cell table:formula="of:=[.E166]" office:value-type="float" office:value="0" calcext:value-type="float">
            <text:p>0</text:p>
          </table:table-cell>
          <table:table-cell table:formula="of:=[.F166]" office:value-type="float" office:value="35" calcext:value-type="float">
            <text:p>35</text:p>
          </table:table-cell>
          <table:table-cell table:formula="of:=[.G16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table:formula="of:=(EXP(-([.B168]-[.F168])*([.B168]-[.F168]) / (2*[.G168]*[.G168])) + [.E168])*[.D168]" office:value-type="float" office:value="84.4913290874932" calcext:value-type="float">
            <text:p>84,4913290874932</text:p>
          </table:table-cell>
          <table:table-cell table:formula="of:=[.D167]" office:value-type="float" office:value="500" calcext:value-type="float">
            <text:p>500</text:p>
          </table:table-cell>
          <table:table-cell table:formula="of:=[.E167]" office:value-type="float" office:value="0" calcext:value-type="float">
            <text:p>0</text:p>
          </table:table-cell>
          <table:table-cell table:formula="of:=[.F167]" office:value-type="float" office:value="35" calcext:value-type="float">
            <text:p>35</text:p>
          </table:table-cell>
          <table:table-cell table:formula="of:=[.G16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table:formula="of:=(EXP(-([.B169]-[.F169])*([.B169]-[.F169]) / (2*[.G169]*[.G169])) + [.E169])*[.D169]" office:value-type="float" office:value="82.2372282885775" calcext:value-type="float">
            <text:p>82,2372282885775</text:p>
          </table:table-cell>
          <table:table-cell table:formula="of:=[.D168]" office:value-type="float" office:value="500" calcext:value-type="float">
            <text:p>500</text:p>
          </table:table-cell>
          <table:table-cell table:formula="of:=[.E168]" office:value-type="float" office:value="0" calcext:value-type="float">
            <text:p>0</text:p>
          </table:table-cell>
          <table:table-cell table:formula="of:=[.F168]" office:value-type="float" office:value="35" calcext:value-type="float">
            <text:p>35</text:p>
          </table:table-cell>
          <table:table-cell table:formula="of:=[.G16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table:formula="of:=(EXP(-([.B170]-[.F170])*([.B170]-[.F170]) / (2*[.G170]*[.G170])) + [.E170])*[.D170]" office:value-type="float" office:value="80.0269297946997" calcext:value-type="float">
            <text:p>80,0269297946997</text:p>
          </table:table-cell>
          <table:table-cell table:formula="of:=[.D169]" office:value-type="float" office:value="500" calcext:value-type="float">
            <text:p>500</text:p>
          </table:table-cell>
          <table:table-cell table:formula="of:=[.E169]" office:value-type="float" office:value="0" calcext:value-type="float">
            <text:p>0</text:p>
          </table:table-cell>
          <table:table-cell table:formula="of:=[.F169]" office:value-type="float" office:value="35" calcext:value-type="float">
            <text:p>35</text:p>
          </table:table-cell>
          <table:table-cell table:formula="of:=[.G16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table:formula="of:=(EXP(-([.B171]-[.F171])*([.B171]-[.F171]) / (2*[.G171]*[.G171])) + [.E171])*[.D171]" office:value-type="float" office:value="77.8601462748522" calcext:value-type="float">
            <text:p>77,8601462748522</text:p>
          </table:table-cell>
          <table:table-cell table:formula="of:=[.D170]" office:value-type="float" office:value="500" calcext:value-type="float">
            <text:p>500</text:p>
          </table:table-cell>
          <table:table-cell table:formula="of:=[.E170]" office:value-type="float" office:value="0" calcext:value-type="float">
            <text:p>0</text:p>
          </table:table-cell>
          <table:table-cell table:formula="of:=[.F170]" office:value-type="float" office:value="35" calcext:value-type="float">
            <text:p>35</text:p>
          </table:table-cell>
          <table:table-cell table:formula="of:=[.G17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table:formula="of:=(EXP(-([.B172]-[.F172])*([.B172]-[.F172]) / (2*[.G172]*[.G172])) + [.E172])*[.D172]" office:value-type="float" office:value="75.7365718710695" calcext:value-type="float">
            <text:p>75,7365718710695</text:p>
          </table:table-cell>
          <table:table-cell table:formula="of:=[.D171]" office:value-type="float" office:value="500" calcext:value-type="float">
            <text:p>500</text:p>
          </table:table-cell>
          <table:table-cell table:formula="of:=[.E171]" office:value-type="float" office:value="0" calcext:value-type="float">
            <text:p>0</text:p>
          </table:table-cell>
          <table:table-cell table:formula="of:=[.F171]" office:value-type="float" office:value="35" calcext:value-type="float">
            <text:p>35</text:p>
          </table:table-cell>
          <table:table-cell table:formula="of:=[.G17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table:formula="of:=(EXP(-([.B173]-[.F173])*([.B173]-[.F173]) / (2*[.G173]*[.G173])) + [.E173])*[.D173]" office:value-type="float" office:value="73.655882946272" calcext:value-type="float">
            <text:p>73,655882946272</text:p>
          </table:table-cell>
          <table:table-cell table:formula="of:=[.D172]" office:value-type="float" office:value="500" calcext:value-type="float">
            <text:p>500</text:p>
          </table:table-cell>
          <table:table-cell table:formula="of:=[.E172]" office:value-type="float" office:value="0" calcext:value-type="float">
            <text:p>0</text:p>
          </table:table-cell>
          <table:table-cell table:formula="of:=[.F172]" office:value-type="float" office:value="35" calcext:value-type="float">
            <text:p>35</text:p>
          </table:table-cell>
          <table:table-cell table:formula="of:=[.G17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table:formula="of:=(EXP(-([.B174]-[.F174])*([.B174]-[.F174]) / (2*[.G174]*[.G174])) + [.E174])*[.D174]" office:value-type="float" office:value="71.617738829679" calcext:value-type="float">
            <text:p>71,617738829679</text:p>
          </table:table-cell>
          <table:table-cell table:formula="of:=[.D173]" office:value-type="float" office:value="500" calcext:value-type="float">
            <text:p>500</text:p>
          </table:table-cell>
          <table:table-cell table:formula="of:=[.E173]" office:value-type="float" office:value="0" calcext:value-type="float">
            <text:p>0</text:p>
          </table:table-cell>
          <table:table-cell table:formula="of:=[.F173]" office:value-type="float" office:value="35" calcext:value-type="float">
            <text:p>35</text:p>
          </table:table-cell>
          <table:table-cell table:formula="of:=[.G17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table:formula="of:=(EXP(-([.B175]-[.F175])*([.B175]-[.F175]) / (2*[.G175]*[.G175])) + [.E175])*[.D175]" office:value-type="float" office:value="69.6217825589584" calcext:value-type="float">
            <text:p>69,6217825589584</text:p>
          </table:table-cell>
          <table:table-cell table:formula="of:=[.D174]" office:value-type="float" office:value="500" calcext:value-type="float">
            <text:p>500</text:p>
          </table:table-cell>
          <table:table-cell table:formula="of:=[.E174]" office:value-type="float" office:value="0" calcext:value-type="float">
            <text:p>0</text:p>
          </table:table-cell>
          <table:table-cell table:formula="of:=[.F174]" office:value-type="float" office:value="35" calcext:value-type="float">
            <text:p>35</text:p>
          </table:table-cell>
          <table:table-cell table:formula="of:=[.G17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table:formula="of:=(EXP(-([.B176]-[.F176])*([.B176]-[.F176]) / (2*[.G176]*[.G176])) + [.E176])*[.D176]" office:value-type="float" office:value="67.6676416183063" calcext:value-type="float">
            <text:p>67,6676416183063</text:p>
          </table:table-cell>
          <table:table-cell table:formula="of:=[.D175]" office:value-type="float" office:value="500" calcext:value-type="float">
            <text:p>500</text:p>
          </table:table-cell>
          <table:table-cell table:formula="of:=[.E175]" office:value-type="float" office:value="0" calcext:value-type="float">
            <text:p>0</text:p>
          </table:table-cell>
          <table:table-cell table:formula="of:=[.F175]" office:value-type="float" office:value="35" calcext:value-type="float">
            <text:p>35</text:p>
          </table:table-cell>
          <table:table-cell table:formula="of:=[.G17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table:formula="of:=(EXP(-([.B177]-[.F177])*([.B177]-[.F177]) / (2*[.G177]*[.G177])) + [.E177])*[.D177]" office:value-type="float" office:value="65.7549286716783" calcext:value-type="float">
            <text:p>65,7549286716783</text:p>
          </table:table-cell>
          <table:table-cell table:formula="of:=[.D176]" office:value-type="float" office:value="500" calcext:value-type="float">
            <text:p>500</text:p>
          </table:table-cell>
          <table:table-cell table:formula="of:=[.E176]" office:value-type="float" office:value="0" calcext:value-type="float">
            <text:p>0</text:p>
          </table:table-cell>
          <table:table-cell table:formula="of:=[.F176]" office:value-type="float" office:value="35" calcext:value-type="float">
            <text:p>35</text:p>
          </table:table-cell>
          <table:table-cell table:formula="of:=[.G17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table:formula="of:=(EXP(-([.B178]-[.F178])*([.B178]-[.F178]) / (2*[.G178]*[.G178])) + [.E178])*[.D178]" office:value-type="float" office:value="63.8832422904218" calcext:value-type="float">
            <text:p>63,8832422904218</text:p>
          </table:table-cell>
          <table:table-cell table:formula="of:=[.D177]" office:value-type="float" office:value="500" calcext:value-type="float">
            <text:p>500</text:p>
          </table:table-cell>
          <table:table-cell table:formula="of:=[.E177]" office:value-type="float" office:value="0" calcext:value-type="float">
            <text:p>0</text:p>
          </table:table-cell>
          <table:table-cell table:formula="of:=[.F177]" office:value-type="float" office:value="35" calcext:value-type="float">
            <text:p>35</text:p>
          </table:table-cell>
          <table:table-cell table:formula="of:=[.G17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table:formula="of:=(EXP(-([.B179]-[.F179])*([.B179]-[.F179]) / (2*[.G179]*[.G179])) + [.E179])*[.D179]" office:value-type="float" office:value="62.0521676745895" calcext:value-type="float">
            <text:p>62,0521676745895</text:p>
          </table:table-cell>
          <table:table-cell table:formula="of:=[.D178]" office:value-type="float" office:value="500" calcext:value-type="float">
            <text:p>500</text:p>
          </table:table-cell>
          <table:table-cell table:formula="of:=[.E178]" office:value-type="float" office:value="0" calcext:value-type="float">
            <text:p>0</text:p>
          </table:table-cell>
          <table:table-cell table:formula="of:=[.F178]" office:value-type="float" office:value="35" calcext:value-type="float">
            <text:p>35</text:p>
          </table:table-cell>
          <table:table-cell table:formula="of:=[.G17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table:formula="of:=(EXP(-([.B180]-[.F180])*([.B180]-[.F180]) / (2*[.G180]*[.G180])) + [.E180])*[.D180]" office:value-type="float" office:value="60.2612773672412" calcext:value-type="float">
            <text:p>60,2612773672412</text:p>
          </table:table-cell>
          <table:table-cell table:formula="of:=[.D179]" office:value-type="float" office:value="500" calcext:value-type="float">
            <text:p>500</text:p>
          </table:table-cell>
          <table:table-cell table:formula="of:=[.E179]" office:value-type="float" office:value="0" calcext:value-type="float">
            <text:p>0</text:p>
          </table:table-cell>
          <table:table-cell table:formula="of:=[.F179]" office:value-type="float" office:value="35" calcext:value-type="float">
            <text:p>35</text:p>
          </table:table-cell>
          <table:table-cell table:formula="of:=[.G17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table:formula="of:=(EXP(-([.B181]-[.F181])*([.B181]-[.F181]) / (2*[.G181]*[.G181])) + [.E181])*[.D181]" office:value-type="float" office:value="58.5101319610717" calcext:value-type="float">
            <text:p>58,5101319610717</text:p>
          </table:table-cell>
          <table:table-cell table:formula="of:=[.D180]" office:value-type="float" office:value="500" calcext:value-type="float">
            <text:p>500</text:p>
          </table:table-cell>
          <table:table-cell table:formula="of:=[.E180]" office:value-type="float" office:value="0" calcext:value-type="float">
            <text:p>0</text:p>
          </table:table-cell>
          <table:table-cell table:formula="of:=[.F180]" office:value-type="float" office:value="35" calcext:value-type="float">
            <text:p>35</text:p>
          </table:table-cell>
          <table:table-cell table:formula="of:=[.G18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table:formula="of:=(EXP(-([.B182]-[.F182])*([.B182]-[.F182]) / (2*[.G182]*[.G182])) + [.E182])*[.D182]" office:value-type="float" office:value="56.7982807967322" calcext:value-type="float">
            <text:p>56,7982807967322</text:p>
          </table:table-cell>
          <table:table-cell table:formula="of:=[.D181]" office:value-type="float" office:value="500" calcext:value-type="float">
            <text:p>500</text:p>
          </table:table-cell>
          <table:table-cell table:formula="of:=[.E181]" office:value-type="float" office:value="0" calcext:value-type="float">
            <text:p>0</text:p>
          </table:table-cell>
          <table:table-cell table:formula="of:=[.F181]" office:value-type="float" office:value="35" calcext:value-type="float">
            <text:p>35</text:p>
          </table:table-cell>
          <table:table-cell table:formula="of:=[.G18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table:formula="of:=(EXP(-([.B183]-[.F183])*([.B183]-[.F183]) / (2*[.G183]*[.G183])) + [.E183])*[.D183]" office:value-type="float" office:value="55.1252626522426" calcext:value-type="float">
            <text:p>55,1252626522426</text:p>
          </table:table-cell>
          <table:table-cell table:formula="of:=[.D182]" office:value-type="float" office:value="500" calcext:value-type="float">
            <text:p>500</text:p>
          </table:table-cell>
          <table:table-cell table:formula="of:=[.E182]" office:value-type="float" office:value="0" calcext:value-type="float">
            <text:p>0</text:p>
          </table:table-cell>
          <table:table-cell table:formula="of:=[.F182]" office:value-type="float" office:value="35" calcext:value-type="float">
            <text:p>35</text:p>
          </table:table-cell>
          <table:table-cell table:formula="of:=[.G18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table:formula="of:=(EXP(-([.B184]-[.F184])*([.B184]-[.F184]) / (2*[.G184]*[.G184])) + [.E184])*[.D184]" office:value-type="float" office:value="53.4906064229217" calcext:value-type="float">
            <text:p>53,4906064229217</text:p>
          </table:table-cell>
          <table:table-cell table:formula="of:=[.D183]" office:value-type="float" office:value="500" calcext:value-type="float">
            <text:p>500</text:p>
          </table:table-cell>
          <table:table-cell table:formula="of:=[.E183]" office:value-type="float" office:value="0" calcext:value-type="float">
            <text:p>0</text:p>
          </table:table-cell>
          <table:table-cell table:formula="of:=[.F183]" office:value-type="float" office:value="35" calcext:value-type="float">
            <text:p>35</text:p>
          </table:table-cell>
          <table:table-cell table:formula="of:=[.G18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table:formula="of:=(EXP(-([.B185]-[.F185])*([.B185]-[.F185]) / (2*[.G185]*[.G185])) + [.E185])*[.D185]" office:value-type="float" office:value="51.8938317912922" calcext:value-type="float">
            <text:p>51,8938317912922</text:p>
          </table:table-cell>
          <table:table-cell table:formula="of:=[.D184]" office:value-type="float" office:value="500" calcext:value-type="float">
            <text:p>500</text:p>
          </table:table-cell>
          <table:table-cell table:formula="of:=[.E184]" office:value-type="float" office:value="0" calcext:value-type="float">
            <text:p>0</text:p>
          </table:table-cell>
          <table:table-cell table:formula="of:=[.F184]" office:value-type="float" office:value="35" calcext:value-type="float">
            <text:p>35</text:p>
          </table:table-cell>
          <table:table-cell table:formula="of:=[.G18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table:formula="of:=(EXP(-([.B186]-[.F186])*([.B186]-[.F186]) / (2*[.G186]*[.G186])) + [.E186])*[.D186]" office:value-type="float" office:value="50.3344498864489" calcext:value-type="float">
            <text:p>50,3344498864489</text:p>
          </table:table-cell>
          <table:table-cell table:formula="of:=[.D185]" office:value-type="float" office:value="500" calcext:value-type="float">
            <text:p>500</text:p>
          </table:table-cell>
          <table:table-cell table:formula="of:=[.E185]" office:value-type="float" office:value="0" calcext:value-type="float">
            <text:p>0</text:p>
          </table:table-cell>
          <table:table-cell table:formula="of:=[.F185]" office:value-type="float" office:value="35" calcext:value-type="float">
            <text:p>35</text:p>
          </table:table-cell>
          <table:table-cell table:formula="of:=[.G18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table:formula="of:=(EXP(-([.B187]-[.F187])*([.B187]-[.F187]) / (2*[.G187]*[.G187])) + [.E187])*[.D187]" office:value-type="float" office:value="48.8119639324055" calcext:value-type="float">
            <text:p>48,8119639324055</text:p>
          </table:table-cell>
          <table:table-cell table:formula="of:=[.D186]" office:value-type="float" office:value="500" calcext:value-type="float">
            <text:p>500</text:p>
          </table:table-cell>
          <table:table-cell table:formula="of:=[.E186]" office:value-type="float" office:value="0" calcext:value-type="float">
            <text:p>0</text:p>
          </table:table-cell>
          <table:table-cell table:formula="of:=[.F186]" office:value-type="float" office:value="35" calcext:value-type="float">
            <text:p>35</text:p>
          </table:table-cell>
          <table:table-cell table:formula="of:=[.G18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table:formula="of:=(EXP(-([.B188]-[.F188])*([.B188]-[.F188]) / (2*[.G188]*[.G188])) + [.E188])*[.D188]" office:value-type="float" office:value="47.3258698849694" calcext:value-type="float">
            <text:p>47,3258698849694</text:p>
          </table:table-cell>
          <table:table-cell table:formula="of:=[.D187]" office:value-type="float" office:value="500" calcext:value-type="float">
            <text:p>500</text:p>
          </table:table-cell>
          <table:table-cell table:formula="of:=[.E187]" office:value-type="float" office:value="0" calcext:value-type="float">
            <text:p>0</text:p>
          </table:table-cell>
          <table:table-cell table:formula="of:=[.F187]" office:value-type="float" office:value="35" calcext:value-type="float">
            <text:p>35</text:p>
          </table:table-cell>
          <table:table-cell table:formula="of:=[.G18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table:formula="of:=(EXP(-([.B189]-[.F189])*([.B189]-[.F189]) / (2*[.G189]*[.G189])) + [.E189])*[.D189]" office:value-type="float" office:value="45.8756570567192" calcext:value-type="float">
            <text:p>45,8756570567192</text:p>
          </table:table-cell>
          <table:table-cell table:formula="of:=[.D188]" office:value-type="float" office:value="500" calcext:value-type="float">
            <text:p>500</text:p>
          </table:table-cell>
          <table:table-cell table:formula="of:=[.E188]" office:value-type="float" office:value="0" calcext:value-type="float">
            <text:p>0</text:p>
          </table:table-cell>
          <table:table-cell table:formula="of:=[.F188]" office:value-type="float" office:value="35" calcext:value-type="float">
            <text:p>35</text:p>
          </table:table-cell>
          <table:table-cell table:formula="of:=[.G18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table:formula="of:=(EXP(-([.B190]-[.F190])*([.B190]-[.F190]) / (2*[.G190]*[.G190])) + [.E190])*[.D190]" office:value-type="float" office:value="44.4608087296932" calcext:value-type="float">
            <text:p>44,4608087296932</text:p>
          </table:table-cell>
          <table:table-cell table:formula="of:=[.D189]" office:value-type="float" office:value="500" calcext:value-type="float">
            <text:p>500</text:p>
          </table:table-cell>
          <table:table-cell table:formula="of:=[.E189]" office:value-type="float" office:value="0" calcext:value-type="float">
            <text:p>0</text:p>
          </table:table-cell>
          <table:table-cell table:formula="of:=[.F189]" office:value-type="float" office:value="35" calcext:value-type="float">
            <text:p>35</text:p>
          </table:table-cell>
          <table:table-cell table:formula="of:=[.G18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table:formula="of:=(EXP(-([.B191]-[.F191])*([.B191]-[.F191]) / (2*[.G191]*[.G191])) + [.E191])*[.D191]" office:value-type="float" office:value="43.0808027554219" calcext:value-type="float">
            <text:p>43,0808027554219</text:p>
          </table:table-cell>
          <table:table-cell table:formula="of:=[.D190]" office:value-type="float" office:value="500" calcext:value-type="float">
            <text:p>500</text:p>
          </table:table-cell>
          <table:table-cell table:formula="of:=[.E190]" office:value-type="float" office:value="0" calcext:value-type="float">
            <text:p>0</text:p>
          </table:table-cell>
          <table:table-cell table:formula="of:=[.F190]" office:value-type="float" office:value="35" calcext:value-type="float">
            <text:p>35</text:p>
          </table:table-cell>
          <table:table-cell table:formula="of:=[.G19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table:formula="of:=(EXP(-([.B192]-[.F192])*([.B192]-[.F192]) / (2*[.G192]*[.G192])) + [.E192])*[.D192]" office:value-type="float" office:value="41.7351121419723" calcext:value-type="float">
            <text:p>41,7351121419723</text:p>
          </table:table-cell>
          <table:table-cell table:formula="of:=[.D191]" office:value-type="float" office:value="500" calcext:value-type="float">
            <text:p>500</text:p>
          </table:table-cell>
          <table:table-cell table:formula="of:=[.E191]" office:value-type="float" office:value="0" calcext:value-type="float">
            <text:p>0</text:p>
          </table:table-cell>
          <table:table-cell table:formula="of:=[.F191]" office:value-type="float" office:value="35" calcext:value-type="float">
            <text:p>35</text:p>
          </table:table-cell>
          <table:table-cell table:formula="of:=[.G19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table:formula="of:=(EXP(-([.B193]-[.F193])*([.B193]-[.F193]) / (2*[.G193]*[.G193])) + [.E193])*[.D193]" office:value-type="float" office:value="40.4232056276936" calcext:value-type="float">
            <text:p>40,4232056276936</text:p>
          </table:table-cell>
          <table:table-cell table:formula="of:=[.D192]" office:value-type="float" office:value="500" calcext:value-type="float">
            <text:p>500</text:p>
          </table:table-cell>
          <table:table-cell table:formula="of:=[.E192]" office:value-type="float" office:value="0" calcext:value-type="float">
            <text:p>0</text:p>
          </table:table-cell>
          <table:table-cell table:formula="of:=[.F192]" office:value-type="float" office:value="35" calcext:value-type="float">
            <text:p>35</text:p>
          </table:table-cell>
          <table:table-cell table:formula="of:=[.G19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table:formula="of:=(EXP(-([.B194]-[.F194])*([.B194]-[.F194]) / (2*[.G194]*[.G194])) + [.E194])*[.D194]" office:value-type="float" office:value="39.1445482413887" calcext:value-type="float">
            <text:p>39,1445482413887</text:p>
          </table:table-cell>
          <table:table-cell table:formula="of:=[.D193]" office:value-type="float" office:value="500" calcext:value-type="float">
            <text:p>500</text:p>
          </table:table-cell>
          <table:table-cell table:formula="of:=[.E193]" office:value-type="float" office:value="0" calcext:value-type="float">
            <text:p>0</text:p>
          </table:table-cell>
          <table:table-cell table:formula="of:=[.F193]" office:value-type="float" office:value="35" calcext:value-type="float">
            <text:p>35</text:p>
          </table:table-cell>
          <table:table-cell table:formula="of:=[.G19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table:formula="of:=(EXP(-([.B195]-[.F195])*([.B195]-[.F195]) / (2*[.G195]*[.G195])) + [.E195])*[.D195]" office:value-type="float" office:value="37.8986018486577" calcext:value-type="float">
            <text:p>37,8986018486577</text:p>
          </table:table-cell>
          <table:table-cell table:formula="of:=[.D194]" office:value-type="float" office:value="500" calcext:value-type="float">
            <text:p>500</text:p>
          </table:table-cell>
          <table:table-cell table:formula="of:=[.E194]" office:value-type="float" office:value="0" calcext:value-type="float">
            <text:p>0</text:p>
          </table:table-cell>
          <table:table-cell table:formula="of:=[.F194]" office:value-type="float" office:value="35" calcext:value-type="float">
            <text:p>35</text:p>
          </table:table-cell>
          <table:table-cell table:formula="of:=[.G19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table:formula="of:=(EXP(-([.B196]-[.F196])*([.B196]-[.F196]) / (2*[.G196]*[.G196])) + [.E196])*[.D196]" office:value-type="float" office:value="36.6848256841914" calcext:value-type="float">
            <text:p>36,6848256841914</text:p>
          </table:table-cell>
          <table:table-cell table:formula="of:=[.D195]" office:value-type="float" office:value="500" calcext:value-type="float">
            <text:p>500</text:p>
          </table:table-cell>
          <table:table-cell table:formula="of:=[.E195]" office:value-type="float" office:value="0" calcext:value-type="float">
            <text:p>0</text:p>
          </table:table-cell>
          <table:table-cell table:formula="of:=[.F195]" office:value-type="float" office:value="35" calcext:value-type="float">
            <text:p>35</text:p>
          </table:table-cell>
          <table:table-cell table:formula="of:=[.G19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table:formula="of:=(EXP(-([.B197]-[.F197])*([.B197]-[.F197]) / (2*[.G197]*[.G197])) + [.E197])*[.D197]" office:value-type="float" office:value="35.5026768698185" calcext:value-type="float">
            <text:p>35,5026768698185</text:p>
          </table:table-cell>
          <table:table-cell table:formula="of:=[.D196]" office:value-type="float" office:value="500" calcext:value-type="float">
            <text:p>500</text:p>
          </table:table-cell>
          <table:table-cell table:formula="of:=[.E196]" office:value-type="float" office:value="0" calcext:value-type="float">
            <text:p>0</text:p>
          </table:table-cell>
          <table:table-cell table:formula="of:=[.F196]" office:value-type="float" office:value="35" calcext:value-type="float">
            <text:p>35</text:p>
          </table:table-cell>
          <table:table-cell table:formula="of:=[.G19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table:formula="of:=(EXP(-([.B198]-[.F198])*([.B198]-[.F198]) / (2*[.G198]*[.G198])) + [.E198])*[.D198]" office:value-type="float" office:value="34.3516109181331" calcext:value-type="float">
            <text:p>34,3516109181331</text:p>
          </table:table-cell>
          <table:table-cell table:formula="of:=[.D197]" office:value-type="float" office:value="500" calcext:value-type="float">
            <text:p>500</text:p>
          </table:table-cell>
          <table:table-cell table:formula="of:=[.E197]" office:value-type="float" office:value="0" calcext:value-type="float">
            <text:p>0</text:p>
          </table:table-cell>
          <table:table-cell table:formula="of:=[.F197]" office:value-type="float" office:value="35" calcext:value-type="float">
            <text:p>35</text:p>
          </table:table-cell>
          <table:table-cell table:formula="of:=[.G19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table:formula="of:=(EXP(-([.B199]-[.F199])*([.B199]-[.F199]) / (2*[.G199]*[.G199])) + [.E199])*[.D199]" office:value-type="float" office:value="33.231082221561" calcext:value-type="float">
            <text:p>33,231082221561</text:p>
          </table:table-cell>
          <table:table-cell table:formula="of:=[.D198]" office:value-type="float" office:value="500" calcext:value-type="float">
            <text:p>500</text:p>
          </table:table-cell>
          <table:table-cell table:formula="of:=[.E198]" office:value-type="float" office:value="0" calcext:value-type="float">
            <text:p>0</text:p>
          </table:table-cell>
          <table:table-cell table:formula="of:=[.F198]" office:value-type="float" office:value="35" calcext:value-type="float">
            <text:p>35</text:p>
          </table:table-cell>
          <table:table-cell table:formula="of:=[.G19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table:formula="of:=(EXP(-([.B200]-[.F200])*([.B200]-[.F200]) / (2*[.G200]*[.G200])) + [.E200])*[.D200]" office:value-type="float" office:value="32.1405445267426" calcext:value-type="float">
            <text:p>32,1405445267426</text:p>
          </table:table-cell>
          <table:table-cell table:formula="of:=[.D199]" office:value-type="float" office:value="500" calcext:value-type="float">
            <text:p>500</text:p>
          </table:table-cell>
          <table:table-cell table:formula="of:=[.E199]" office:value-type="float" office:value="0" calcext:value-type="float">
            <text:p>0</text:p>
          </table:table-cell>
          <table:table-cell table:formula="of:=[.F199]" office:value-type="float" office:value="35" calcext:value-type="float">
            <text:p>35</text:p>
          </table:table-cell>
          <table:table-cell table:formula="of:=[.G19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table:formula="of:=(EXP(-([.B201]-[.F201])*([.B201]-[.F201]) / (2*[.G201]*[.G201])) + [.E201])*[.D201]" office:value-type="float" office:value="31.079451394138" calcext:value-type="float">
            <text:p>31,079451394138</text:p>
          </table:table-cell>
          <table:table-cell table:formula="of:=[.D200]" office:value-type="float" office:value="500" calcext:value-type="float">
            <text:p>500</text:p>
          </table:table-cell>
          <table:table-cell table:formula="of:=[.E200]" office:value-type="float" office:value="0" calcext:value-type="float">
            <text:p>0</text:p>
          </table:table-cell>
          <table:table-cell table:formula="of:=[.F200]" office:value-type="float" office:value="35" calcext:value-type="float">
            <text:p>35</text:p>
          </table:table-cell>
          <table:table-cell table:formula="of:=[.G20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table:formula="of:=(EXP(-([.B202]-[.F202])*([.B202]-[.F202]) / (2*[.G202]*[.G202])) + [.E202])*[.D202]" office:value-type="float" office:value="30.0472566427827" calcext:value-type="float">
            <text:p>30,0472566427827</text:p>
          </table:table-cell>
          <table:table-cell table:formula="of:=[.D201]" office:value-type="float" office:value="500" calcext:value-type="float">
            <text:p>500</text:p>
          </table:table-cell>
          <table:table-cell table:formula="of:=[.E201]" office:value-type="float" office:value="0" calcext:value-type="float">
            <text:p>0</text:p>
          </table:table-cell>
          <table:table-cell table:formula="of:=[.F201]" office:value-type="float" office:value="35" calcext:value-type="float">
            <text:p>35</text:p>
          </table:table-cell>
          <table:table-cell table:formula="of:=[.G20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table:formula="of:=(EXP(-([.B203]-[.F203])*([.B203]-[.F203]) / (2*[.G203]*[.G203])) + [.E203])*[.D203]" office:value-type="float" office:value="29.0434147801462" calcext:value-type="float">
            <text:p>29,0434147801462</text:p>
          </table:table-cell>
          <table:table-cell table:formula="of:=[.D202]" office:value-type="float" office:value="500" calcext:value-type="float">
            <text:p>500</text:p>
          </table:table-cell>
          <table:table-cell table:formula="of:=[.E202]" office:value-type="float" office:value="0" calcext:value-type="float">
            <text:p>0</text:p>
          </table:table-cell>
          <table:table-cell table:formula="of:=[.F202]" office:value-type="float" office:value="35" calcext:value-type="float">
            <text:p>35</text:p>
          </table:table-cell>
          <table:table-cell table:formula="of:=[.G20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table:formula="of:=(EXP(-([.B204]-[.F204])*([.B204]-[.F204]) / (2*[.G204]*[.G204])) + [.E204])*[.D204]" office:value-type="float" office:value="28.0673814170669" calcext:value-type="float">
            <text:p>28,0673814170669</text:p>
          </table:table-cell>
          <table:table-cell table:formula="of:=[.D203]" office:value-type="float" office:value="500" calcext:value-type="float">
            <text:p>500</text:p>
          </table:table-cell>
          <table:table-cell table:formula="of:=[.E203]" office:value-type="float" office:value="0" calcext:value-type="float">
            <text:p>0</text:p>
          </table:table-cell>
          <table:table-cell table:formula="of:=[.F203]" office:value-type="float" office:value="35" calcext:value-type="float">
            <text:p>35</text:p>
          </table:table-cell>
          <table:table-cell table:formula="of:=[.G20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table:formula="of:=(EXP(-([.B205]-[.F205])*([.B205]-[.F205]) / (2*[.G205]*[.G205])) + [.E205])*[.D205]" office:value-type="float" office:value="27.1186136677593" calcext:value-type="float">
            <text:p>27,1186136677593</text:p>
          </table:table-cell>
          <table:table-cell table:formula="of:=[.D204]" office:value-type="float" office:value="500" calcext:value-type="float">
            <text:p>500</text:p>
          </table:table-cell>
          <table:table-cell table:formula="of:=[.E204]" office:value-type="float" office:value="0" calcext:value-type="float">
            <text:p>0</text:p>
          </table:table-cell>
          <table:table-cell table:formula="of:=[.F204]" office:value-type="float" office:value="35" calcext:value-type="float">
            <text:p>35</text:p>
          </table:table-cell>
          <table:table-cell table:formula="of:=[.G20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table:formula="of:=(EXP(-([.B206]-[.F206])*([.B206]-[.F206]) / (2*[.G206]*[.G206])) + [.E206])*[.D206]" office:value-type="float" office:value="26.1965705349128" calcext:value-type="float">
            <text:p>26,1965705349128</text:p>
          </table:table-cell>
          <table:table-cell table:formula="of:=[.D205]" office:value-type="float" office:value="500" calcext:value-type="float">
            <text:p>500</text:p>
          </table:table-cell>
          <table:table-cell table:formula="of:=[.E205]" office:value-type="float" office:value="0" calcext:value-type="float">
            <text:p>0</text:p>
          </table:table-cell>
          <table:table-cell table:formula="of:=[.F205]" office:value-type="float" office:value="35" calcext:value-type="float">
            <text:p>35</text:p>
          </table:table-cell>
          <table:table-cell table:formula="of:=[.G20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table:formula="of:=(EXP(-([.B207]-[.F207])*([.B207]-[.F207]) / (2*[.G207]*[.G207])) + [.E207])*[.D207]" office:value-type="float" office:value="25.3007132799158" calcext:value-type="float">
            <text:p>25,3007132799158</text:p>
          </table:table-cell>
          <table:table-cell table:formula="of:=[.D206]" office:value-type="float" office:value="500" calcext:value-type="float">
            <text:p>500</text:p>
          </table:table-cell>
          <table:table-cell table:formula="of:=[.E206]" office:value-type="float" office:value="0" calcext:value-type="float">
            <text:p>0</text:p>
          </table:table-cell>
          <table:table-cell table:formula="of:=[.F206]" office:value-type="float" office:value="35" calcext:value-type="float">
            <text:p>35</text:p>
          </table:table-cell>
          <table:table-cell table:formula="of:=[.G20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table:formula="of:=(EXP(-([.B208]-[.F208])*([.B208]-[.F208]) / (2*[.G208]*[.G208])) + [.E208])*[.D208]" office:value-type="float" office:value="24.4305057782664" calcext:value-type="float">
            <text:p>24,4305057782664</text:p>
          </table:table-cell>
          <table:table-cell table:formula="of:=[.D207]" office:value-type="float" office:value="500" calcext:value-type="float">
            <text:p>500</text:p>
          </table:table-cell>
          <table:table-cell table:formula="of:=[.E207]" office:value-type="float" office:value="0" calcext:value-type="float">
            <text:p>0</text:p>
          </table:table-cell>
          <table:table-cell table:formula="of:=[.F207]" office:value-type="float" office:value="35" calcext:value-type="float">
            <text:p>35</text:p>
          </table:table-cell>
          <table:table-cell table:formula="of:=[.G20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table:formula="of:=(EXP(-([.B209]-[.F209])*([.B209]-[.F209]) / (2*[.G209]*[.G209])) + [.E209])*[.D209]" office:value-type="float" office:value="23.5854148602428" calcext:value-type="float">
            <text:p>23,5854148602428</text:p>
          </table:table-cell>
          <table:table-cell table:formula="of:=[.D208]" office:value-type="float" office:value="500" calcext:value-type="float">
            <text:p>500</text:p>
          </table:table-cell>
          <table:table-cell table:formula="of:=[.E208]" office:value-type="float" office:value="0" calcext:value-type="float">
            <text:p>0</text:p>
          </table:table-cell>
          <table:table-cell table:formula="of:=[.F208]" office:value-type="float" office:value="35" calcext:value-type="float">
            <text:p>35</text:p>
          </table:table-cell>
          <table:table-cell table:formula="of:=[.G20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table:formula="of:=(EXP(-([.B210]-[.F210])*([.B210]-[.F210]) / (2*[.G210]*[.G210])) + [.E210])*[.D210]" office:value-type="float" office:value="22.7649106369284" calcext:value-type="float">
            <text:p>22,7649106369284</text:p>
          </table:table-cell>
          <table:table-cell table:formula="of:=[.D209]" office:value-type="float" office:value="500" calcext:value-type="float">
            <text:p>500</text:p>
          </table:table-cell>
          <table:table-cell table:formula="of:=[.E209]" office:value-type="float" office:value="0" calcext:value-type="float">
            <text:p>0</text:p>
          </table:table-cell>
          <table:table-cell table:formula="of:=[.F209]" office:value-type="float" office:value="35" calcext:value-type="float">
            <text:p>35</text:p>
          </table:table-cell>
          <table:table-cell table:formula="of:=[.G20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table:formula="of:=(EXP(-([.B211]-[.F211])*([.B211]-[.F211]) / (2*[.G211]*[.G211])) + [.E211])*[.D211]" office:value-type="float" office:value="21.9684668117037" calcext:value-type="float">
            <text:p>21,9684668117037</text:p>
          </table:table-cell>
          <table:table-cell table:formula="of:=[.D210]" office:value-type="float" office:value="500" calcext:value-type="float">
            <text:p>500</text:p>
          </table:table-cell>
          <table:table-cell table:formula="of:=[.E210]" office:value-type="float" office:value="0" calcext:value-type="float">
            <text:p>0</text:p>
          </table:table-cell>
          <table:table-cell table:formula="of:=[.F210]" office:value-type="float" office:value="35" calcext:value-type="float">
            <text:p>35</text:p>
          </table:table-cell>
          <table:table-cell table:formula="of:=[.G21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table:formula="of:=(EXP(-([.B212]-[.F212])*([.B212]-[.F212]) / (2*[.G212]*[.G212])) + [.E212])*[.D212]" office:value-type="float" office:value="21.1955609773322" calcext:value-type="float">
            <text:p>21,1955609773322</text:p>
          </table:table-cell>
          <table:table-cell table:formula="of:=[.D211]" office:value-type="float" office:value="500" calcext:value-type="float">
            <text:p>500</text:p>
          </table:table-cell>
          <table:table-cell table:formula="of:=[.E211]" office:value-type="float" office:value="0" calcext:value-type="float">
            <text:p>0</text:p>
          </table:table-cell>
          <table:table-cell table:formula="of:=[.F211]" office:value-type="float" office:value="35" calcext:value-type="float">
            <text:p>35</text:p>
          </table:table-cell>
          <table:table-cell table:formula="of:=[.G21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table:formula="of:=(EXP(-([.B213]-[.F213])*([.B213]-[.F213]) / (2*[.G213]*[.G213])) + [.E213])*[.D213]" office:value-type="float" office:value="20.445674898784" calcext:value-type="float">
            <text:p>20,445674898784</text:p>
          </table:table-cell>
          <table:table-cell table:formula="of:=[.D212]" office:value-type="float" office:value="500" calcext:value-type="float">
            <text:p>500</text:p>
          </table:table-cell>
          <table:table-cell table:formula="of:=[.E212]" office:value-type="float" office:value="0" calcext:value-type="float">
            <text:p>0</text:p>
          </table:table-cell>
          <table:table-cell table:formula="of:=[.F212]" office:value-type="float" office:value="35" calcext:value-type="float">
            <text:p>35</text:p>
          </table:table-cell>
          <table:table-cell table:formula="of:=[.G21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table:formula="of:=(EXP(-([.B214]-[.F214])*([.B214]-[.F214]) / (2*[.G214]*[.G214])) + [.E214])*[.D214]" office:value-type="float" office:value="19.7182947819566" calcext:value-type="float">
            <text:p>19,7182947819566</text:p>
          </table:table-cell>
          <table:table-cell table:formula="of:=[.D213]" office:value-type="float" office:value="500" calcext:value-type="float">
            <text:p>500</text:p>
          </table:table-cell>
          <table:table-cell table:formula="of:=[.E213]" office:value-type="float" office:value="0" calcext:value-type="float">
            <text:p>0</text:p>
          </table:table-cell>
          <table:table-cell table:formula="of:=[.F213]" office:value-type="float" office:value="35" calcext:value-type="float">
            <text:p>35</text:p>
          </table:table-cell>
          <table:table-cell table:formula="of:=[.G21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table:formula="of:=(EXP(-([.B215]-[.F215])*([.B215]-[.F215]) / (2*[.G215]*[.G215])) + [.E215])*[.D215]" office:value-type="float" office:value="19.0129115284651" calcext:value-type="float">
            <text:p>19,0129115284651</text:p>
          </table:table-cell>
          <table:table-cell table:formula="of:=[.D214]" office:value-type="float" office:value="500" calcext:value-type="float">
            <text:p>500</text:p>
          </table:table-cell>
          <table:table-cell table:formula="of:=[.E214]" office:value-type="float" office:value="0" calcext:value-type="float">
            <text:p>0</text:p>
          </table:table-cell>
          <table:table-cell table:formula="of:=[.F214]" office:value-type="float" office:value="35" calcext:value-type="float">
            <text:p>35</text:p>
          </table:table-cell>
          <table:table-cell table:formula="of:=[.G21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table:formula="of:=(EXP(-([.B216]-[.F216])*([.B216]-[.F216]) / (2*[.G216]*[.G216])) + [.E216])*[.D216]" office:value-type="float" office:value="18.329020976689" calcext:value-type="float">
            <text:p>18,329020976689</text:p>
          </table:table-cell>
          <table:table-cell table:formula="of:=[.D215]" office:value-type="float" office:value="500" calcext:value-type="float">
            <text:p>500</text:p>
          </table:table-cell>
          <table:table-cell table:formula="of:=[.E215]" office:value-type="float" office:value="0" calcext:value-type="float">
            <text:p>0</text:p>
          </table:table-cell>
          <table:table-cell table:formula="of:=[.F215]" office:value-type="float" office:value="35" calcext:value-type="float">
            <text:p>35</text:p>
          </table:table-cell>
          <table:table-cell table:formula="of:=[.G21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table:formula="of:=(EXP(-([.B217]-[.F217])*([.B217]-[.F217]) / (2*[.G217]*[.G217])) + [.E217])*[.D217]" office:value-type="float" office:value="17.666124129274" calcext:value-type="float">
            <text:p>17,666124129274</text:p>
          </table:table-cell>
          <table:table-cell table:formula="of:=[.D216]" office:value-type="float" office:value="500" calcext:value-type="float">
            <text:p>500</text:p>
          </table:table-cell>
          <table:table-cell table:formula="of:=[.E216]" office:value-type="float" office:value="0" calcext:value-type="float">
            <text:p>0</text:p>
          </table:table-cell>
          <table:table-cell table:formula="of:=[.F216]" office:value-type="float" office:value="35" calcext:value-type="float">
            <text:p>35</text:p>
          </table:table-cell>
          <table:table-cell table:formula="of:=[.G21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table:formula="of:=(EXP(-([.B218]-[.F218])*([.B218]-[.F218]) / (2*[.G218]*[.G218])) + [.E218])*[.D218]" office:value-type="float" office:value="17.0237273672997" calcext:value-type="float">
            <text:p>17,0237273672997</text:p>
          </table:table-cell>
          <table:table-cell table:formula="of:=[.D217]" office:value-type="float" office:value="500" calcext:value-type="float">
            <text:p>500</text:p>
          </table:table-cell>
          <table:table-cell table:formula="of:=[.E217]" office:value-type="float" office:value="0" calcext:value-type="float">
            <text:p>0</text:p>
          </table:table-cell>
          <table:table-cell table:formula="of:=[.F217]" office:value-type="float" office:value="35" calcext:value-type="float">
            <text:p>35</text:p>
          </table:table-cell>
          <table:table-cell table:formula="of:=[.G2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table:formula="of:=(EXP(-([.B219]-[.F219])*([.B219]-[.F219]) / (2*[.G219]*[.G219])) + [.E219])*[.D219]" office:value-type="float" office:value="16.4013426513366" calcext:value-type="float">
            <text:p>16,4013426513366</text:p>
          </table:table-cell>
          <table:table-cell table:formula="of:=[.D218]" office:value-type="float" office:value="500" calcext:value-type="float">
            <text:p>500</text:p>
          </table:table-cell>
          <table:table-cell table:formula="of:=[.E218]" office:value-type="float" office:value="0" calcext:value-type="float">
            <text:p>0</text:p>
          </table:table-cell>
          <table:table-cell table:formula="of:=[.F218]" office:value-type="float" office:value="35" calcext:value-type="float">
            <text:p>35</text:p>
          </table:table-cell>
          <table:table-cell table:formula="of:=[.G21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table:formula="of:=(EXP(-([.B220]-[.F220])*([.B220]-[.F220]) / (2*[.G220]*[.G220])) + [.E220])*[.D220]" office:value-type="float" office:value="15.7984877096231" calcext:value-type="float">
            <text:p>15,7984877096231</text:p>
          </table:table-cell>
          <table:table-cell table:formula="of:=[.D219]" office:value-type="float" office:value="500" calcext:value-type="float">
            <text:p>500</text:p>
          </table:table-cell>
          <table:table-cell table:formula="of:=[.E219]" office:value-type="float" office:value="0" calcext:value-type="float">
            <text:p>0</text:p>
          </table:table-cell>
          <table:table-cell table:formula="of:=[.F219]" office:value-type="float" office:value="35" calcext:value-type="float">
            <text:p>35</text:p>
          </table:table-cell>
          <table:table-cell table:formula="of:=[.G21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table:formula="of:=(EXP(-([.B221]-[.F221])*([.B221]-[.F221]) / (2*[.G221]*[.G221])) + [.E221])*[.D221]" office:value-type="float" office:value="15.214686213606" calcext:value-type="float">
            <text:p>15,214686213606</text:p>
          </table:table-cell>
          <table:table-cell table:formula="of:=[.D220]" office:value-type="float" office:value="500" calcext:value-type="float">
            <text:p>500</text:p>
          </table:table-cell>
          <table:table-cell table:formula="of:=[.E220]" office:value-type="float" office:value="0" calcext:value-type="float">
            <text:p>0</text:p>
          </table:table-cell>
          <table:table-cell table:formula="of:=[.F220]" office:value-type="float" office:value="35" calcext:value-type="float">
            <text:p>35</text:p>
          </table:table-cell>
          <table:table-cell table:formula="of:=[.G22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table:formula="of:=(EXP(-([.B222]-[.F222])*([.B222]-[.F222]) / (2*[.G222]*[.G222])) + [.E222])*[.D222]" office:value-type="float" office:value="14.6494679410946" calcext:value-type="float">
            <text:p>14,6494679410946</text:p>
          </table:table-cell>
          <table:table-cell table:formula="of:=[.D221]" office:value-type="float" office:value="500" calcext:value-type="float">
            <text:p>500</text:p>
          </table:table-cell>
          <table:table-cell table:formula="of:=[.E221]" office:value-type="float" office:value="0" calcext:value-type="float">
            <text:p>0</text:p>
          </table:table-cell>
          <table:table-cell table:formula="of:=[.F221]" office:value-type="float" office:value="35" calcext:value-type="float">
            <text:p>35</text:p>
          </table:table-cell>
          <table:table-cell table:formula="of:=[.G2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table:formula="of:=(EXP(-([.B223]-[.F223])*([.B223]-[.F223]) / (2*[.G223]*[.G223])) + [.E223])*[.D223]" office:value-type="float" office:value="14.1023689272885" calcext:value-type="float">
            <text:p>14,1023689272885</text:p>
          </table:table-cell>
          <table:table-cell table:formula="of:=[.D222]" office:value-type="float" office:value="500" calcext:value-type="float">
            <text:p>500</text:p>
          </table:table-cell>
          <table:table-cell table:formula="of:=[.E222]" office:value-type="float" office:value="0" calcext:value-type="float">
            <text:p>0</text:p>
          </table:table-cell>
          <table:table-cell table:formula="of:=[.F222]" office:value-type="float" office:value="35" calcext:value-type="float">
            <text:p>35</text:p>
          </table:table-cell>
          <table:table-cell table:formula="of:=[.G22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table:formula="of:=(EXP(-([.B224]-[.F224])*([.B224]-[.F224]) / (2*[.G224]*[.G224])) + [.E224])*[.D224]" office:value-type="float" office:value="13.572931603945" calcext:value-type="float">
            <text:p>13,572931603945</text:p>
          </table:table-cell>
          <table:table-cell table:formula="of:=[.D223]" office:value-type="float" office:value="500" calcext:value-type="float">
            <text:p>500</text:p>
          </table:table-cell>
          <table:table-cell table:formula="of:=[.E223]" office:value-type="float" office:value="0" calcext:value-type="float">
            <text:p>0</text:p>
          </table:table-cell>
          <table:table-cell table:formula="of:=[.F223]" office:value-type="float" office:value="35" calcext:value-type="float">
            <text:p>35</text:p>
          </table:table-cell>
          <table:table-cell table:formula="of:=[.G22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table:formula="of:=(EXP(-([.B225]-[.F225])*([.B225]-[.F225]) / (2*[.G225]*[.G225])) + [.E225])*[.D225]" office:value-type="float" office:value="13.0607049269591" calcext:value-type="float">
            <text:p>13,0607049269591</text:p>
          </table:table-cell>
          <table:table-cell table:formula="of:=[.D224]" office:value-type="float" office:value="500" calcext:value-type="float">
            <text:p>500</text:p>
          </table:table-cell>
          <table:table-cell table:formula="of:=[.E224]" office:value-type="float" office:value="0" calcext:value-type="float">
            <text:p>0</text:p>
          </table:table-cell>
          <table:table-cell table:formula="of:=[.F224]" office:value-type="float" office:value="35" calcext:value-type="float">
            <text:p>35</text:p>
          </table:table-cell>
          <table:table-cell table:formula="of:=[.G22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table:formula="of:=(EXP(-([.B226]-[.F226])*([.B226]-[.F226]) / (2*[.G226]*[.G226])) + [.E226])*[.D226]" office:value-type="float" office:value="12.5652444926372" calcext:value-type="float">
            <text:p>12,5652444926372</text:p>
          </table:table-cell>
          <table:table-cell table:formula="of:=[.D225]" office:value-type="float" office:value="500" calcext:value-type="float">
            <text:p>500</text:p>
          </table:table-cell>
          <table:table-cell table:formula="of:=[.E225]" office:value-type="float" office:value="0" calcext:value-type="float">
            <text:p>0</text:p>
          </table:table-cell>
          <table:table-cell table:formula="of:=[.F225]" office:value-type="float" office:value="35" calcext:value-type="float">
            <text:p>35</text:p>
          </table:table-cell>
          <table:table-cell table:formula="of:=[.G22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table:formula="of:=(EXP(-([.B227]-[.F227])*([.B227]-[.F227]) / (2*[.G227]*[.G227])) + [.E227])*[.D227]" office:value-type="float" office:value="12.0861126429473" calcext:value-type="float">
            <text:p>12,0861126429473</text:p>
          </table:table-cell>
          <table:table-cell table:formula="of:=[.D226]" office:value-type="float" office:value="500" calcext:value-type="float">
            <text:p>500</text:p>
          </table:table-cell>
          <table:table-cell table:formula="of:=[.E226]" office:value-type="float" office:value="0" calcext:value-type="float">
            <text:p>0</text:p>
          </table:table-cell>
          <table:table-cell table:formula="of:=[.F226]" office:value-type="float" office:value="35" calcext:value-type="float">
            <text:p>35</text:p>
          </table:table-cell>
          <table:table-cell table:formula="of:=[.G22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table:formula="of:=(EXP(-([.B228]-[.F228])*([.B228]-[.F228]) / (2*[.G228]*[.G228])) + [.E228])*[.D228]" office:value-type="float" office:value="11.6228785600365" calcext:value-type="float">
            <text:p>11,6228785600365</text:p>
          </table:table-cell>
          <table:table-cell table:formula="of:=[.D227]" office:value-type="float" office:value="500" calcext:value-type="float">
            <text:p>500</text:p>
          </table:table-cell>
          <table:table-cell table:formula="of:=[.E227]" office:value-type="float" office:value="0" calcext:value-type="float">
            <text:p>0</text:p>
          </table:table-cell>
          <table:table-cell table:formula="of:=[.F227]" office:value-type="float" office:value="35" calcext:value-type="float">
            <text:p>35</text:p>
          </table:table-cell>
          <table:table-cell table:formula="of:=[.G22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table:formula="of:=(EXP(-([.B229]-[.F229])*([.B229]-[.F229]) / (2*[.G229]*[.G229])) + [.E229])*[.D229]" office:value-type="float" office:value="11.1751183503093" calcext:value-type="float">
            <text:p>11,1751183503093</text:p>
          </table:table-cell>
          <table:table-cell table:formula="of:=[.D228]" office:value-type="float" office:value="500" calcext:value-type="float">
            <text:p>500</text:p>
          </table:table-cell>
          <table:table-cell table:formula="of:=[.E228]" office:value-type="float" office:value="0" calcext:value-type="float">
            <text:p>0</text:p>
          </table:table-cell>
          <table:table-cell table:formula="of:=[.F228]" office:value-type="float" office:value="35" calcext:value-type="float">
            <text:p>35</text:p>
          </table:table-cell>
          <table:table-cell table:formula="of:=[.G22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table:formula="of:=(EXP(-([.B230]-[.F230])*([.B230]-[.F230]) / (2*[.G230]*[.G230])) + [.E230])*[.D230]" office:value-type="float" office:value="10.7424151183628" calcext:value-type="float">
            <text:p>10,7424151183628</text:p>
          </table:table-cell>
          <table:table-cell table:formula="of:=[.D229]" office:value-type="float" office:value="500" calcext:value-type="float">
            <text:p>500</text:p>
          </table:table-cell>
          <table:table-cell table:formula="of:=[.E229]" office:value-type="float" office:value="0" calcext:value-type="float">
            <text:p>0</text:p>
          </table:table-cell>
          <table:table-cell table:formula="of:=[.F229]" office:value-type="float" office:value="35" calcext:value-type="float">
            <text:p>35</text:p>
          </table:table-cell>
          <table:table-cell table:formula="of:=[.G22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table:formula="of:=(EXP(-([.B231]-[.F231])*([.B231]-[.F231]) / (2*[.G231]*[.G231])) + [.E231])*[.D231]" office:value-type="float" office:value="10.3243590310806" calcext:value-type="float">
            <text:p>10,3243590310806</text:p>
          </table:table-cell>
          <table:table-cell table:formula="of:=[.D230]" office:value-type="float" office:value="500" calcext:value-type="float">
            <text:p>500</text:p>
          </table:table-cell>
          <table:table-cell table:formula="of:=[.E230]" office:value-type="float" office:value="0" calcext:value-type="float">
            <text:p>0</text:p>
          </table:table-cell>
          <table:table-cell table:formula="of:=[.F230]" office:value-type="float" office:value="35" calcext:value-type="float">
            <text:p>35</text:p>
          </table:table-cell>
          <table:table-cell table:formula="of:=[.G23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table:formula="of:=(EXP(-([.B232]-[.F232])*([.B232]-[.F232]) / (2*[.G232]*[.G232])) + [.E232])*[.D232]" office:value-type="float" office:value="9.92054737218514" calcext:value-type="float">
            <text:p>9,92054737218514</text:p>
          </table:table-cell>
          <table:table-cell table:formula="of:=[.D231]" office:value-type="float" office:value="500" calcext:value-type="float">
            <text:p>500</text:p>
          </table:table-cell>
          <table:table-cell table:formula="of:=[.E231]" office:value-type="float" office:value="0" calcext:value-type="float">
            <text:p>0</text:p>
          </table:table-cell>
          <table:table-cell table:formula="of:=[.F231]" office:value-type="float" office:value="35" calcext:value-type="float">
            <text:p>35</text:p>
          </table:table-cell>
          <table:table-cell table:formula="of:=[.G23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table:formula="of:=(EXP(-([.B233]-[.F233])*([.B233]-[.F233]) / (2*[.G233]*[.G233])) + [.E233])*[.D233]" office:value-type="float" office:value="9.53058458755496" calcext:value-type="float">
            <text:p>9,53058458755496</text:p>
          </table:table-cell>
          <table:table-cell table:formula="of:=[.D232]" office:value-type="float" office:value="500" calcext:value-type="float">
            <text:p>500</text:p>
          </table:table-cell>
          <table:table-cell table:formula="of:=[.E232]" office:value-type="float" office:value="0" calcext:value-type="float">
            <text:p>0</text:p>
          </table:table-cell>
          <table:table-cell table:formula="of:=[.F232]" office:value-type="float" office:value="35" calcext:value-type="float">
            <text:p>35</text:p>
          </table:table-cell>
          <table:table-cell table:formula="of:=[.G23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table:formula="of:=(EXP(-([.B234]-[.F234])*([.B234]-[.F234]) / (2*[.G234]*[.G234])) + [.E234])*[.D234]" office:value-type="float" office:value="9.15408232160959" calcext:value-type="float">
            <text:p>9,15408232160959</text:p>
          </table:table-cell>
          <table:table-cell table:formula="of:=[.D233]" office:value-type="float" office:value="500" calcext:value-type="float">
            <text:p>500</text:p>
          </table:table-cell>
          <table:table-cell table:formula="of:=[.E233]" office:value-type="float" office:value="0" calcext:value-type="float">
            <text:p>0</text:p>
          </table:table-cell>
          <table:table-cell table:formula="of:=[.F233]" office:value-type="float" office:value="35" calcext:value-type="float">
            <text:p>35</text:p>
          </table:table-cell>
          <table:table-cell table:formula="of:=[.G23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table:formula="of:=(EXP(-([.B235]-[.F235])*([.B235]-[.F235]) / (2*[.G235]*[.G235])) + [.E235])*[.D235]" office:value-type="float" office:value="8.79065944506936" calcext:value-type="float">
            <text:p>8,79065944506936</text:p>
          </table:table-cell>
          <table:table-cell table:formula="of:=[.D234]" office:value-type="float" office:value="500" calcext:value-type="float">
            <text:p>500</text:p>
          </table:table-cell>
          <table:table-cell table:formula="of:=[.E234]" office:value-type="float" office:value="0" calcext:value-type="float">
            <text:p>0</text:p>
          </table:table-cell>
          <table:table-cell table:formula="of:=[.F234]" office:value-type="float" office:value="35" calcext:value-type="float">
            <text:p>35</text:p>
          </table:table-cell>
          <table:table-cell table:formula="of:=[.G23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table:formula="of:=(EXP(-([.B236]-[.F236])*([.B236]-[.F236]) / (2*[.G236]*[.G236])) + [.E236])*[.D236]" office:value-type="float" office:value="8.43994207439495" calcext:value-type="float">
            <text:p>8,43994207439495</text:p>
          </table:table-cell>
          <table:table-cell table:formula="of:=[.D235]" office:value-type="float" office:value="500" calcext:value-type="float">
            <text:p>500</text:p>
          </table:table-cell>
          <table:table-cell table:formula="of:=[.E235]" office:value-type="float" office:value="0" calcext:value-type="float">
            <text:p>0</text:p>
          </table:table-cell>
          <table:table-cell table:formula="of:=[.F235]" office:value-type="float" office:value="35" calcext:value-type="float">
            <text:p>35</text:p>
          </table:table-cell>
          <table:table-cell table:formula="of:=[.G23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table:formula="of:=(EXP(-([.B237]-[.F237])*([.B237]-[.F237]) / (2*[.G237]*[.G237])) + [.E237])*[.D237]" office:value-type="float" office:value="8.10156358321234" calcext:value-type="float">
            <text:p>8,10156358321234</text:p>
          </table:table-cell>
          <table:table-cell table:formula="of:=[.D236]" office:value-type="float" office:value="500" calcext:value-type="float">
            <text:p>500</text:p>
          </table:table-cell>
          <table:table-cell table:formula="of:=[.E236]" office:value-type="float" office:value="0" calcext:value-type="float">
            <text:p>0</text:p>
          </table:table-cell>
          <table:table-cell table:formula="of:=[.F236]" office:value-type="float" office:value="35" calcext:value-type="float">
            <text:p>35</text:p>
          </table:table-cell>
          <table:table-cell table:formula="of:=[.G23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table:formula="of:=(EXP(-([.B238]-[.F238])*([.B238]-[.F238]) / (2*[.G238]*[.G238])) + [.E238])*[.D238]" office:value-type="float" office:value="7.77516460602748" calcext:value-type="float">
            <text:p>7,77516460602748</text:p>
          </table:table-cell>
          <table:table-cell table:formula="of:=[.D237]" office:value-type="float" office:value="500" calcext:value-type="float">
            <text:p>500</text:p>
          </table:table-cell>
          <table:table-cell table:formula="of:=[.E237]" office:value-type="float" office:value="0" calcext:value-type="float">
            <text:p>0</text:p>
          </table:table-cell>
          <table:table-cell table:formula="of:=[.F237]" office:value-type="float" office:value="35" calcext:value-type="float">
            <text:p>35</text:p>
          </table:table-cell>
          <table:table-cell table:formula="of:=[.G23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table:formula="of:=(EXP(-([.B239]-[.F239])*([.B239]-[.F239]) / (2*[.G239]*[.G239])) + [.E239])*[.D239]" office:value-type="float" office:value="7.46039303453392" calcext:value-type="float">
            <text:p>7,46039303453392</text:p>
          </table:table-cell>
          <table:table-cell table:formula="of:=[.D238]" office:value-type="float" office:value="500" calcext:value-type="float">
            <text:p>500</text:p>
          </table:table-cell>
          <table:table-cell table:formula="of:=[.E238]" office:value-type="float" office:value="0" calcext:value-type="float">
            <text:p>0</text:p>
          </table:table-cell>
          <table:table-cell table:formula="of:=[.F238]" office:value-type="float" office:value="35" calcext:value-type="float">
            <text:p>35</text:p>
          </table:table-cell>
          <table:table-cell table:formula="of:=[.G23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table:formula="of:=(EXP(-([.B240]-[.F240])*([.B240]-[.F240]) / (2*[.G240]*[.G240])) + [.E240])*[.D240]" office:value-type="float" office:value="7.15690400681466" calcext:value-type="float">
            <text:p>7,15690400681466</text:p>
          </table:table-cell>
          <table:table-cell table:formula="of:=[.D239]" office:value-type="float" office:value="500" calcext:value-type="float">
            <text:p>500</text:p>
          </table:table-cell>
          <table:table-cell table:formula="of:=[.E239]" office:value-type="float" office:value="0" calcext:value-type="float">
            <text:p>0</text:p>
          </table:table-cell>
          <table:table-cell table:formula="of:=[.F239]" office:value-type="float" office:value="35" calcext:value-type="float">
            <text:p>35</text:p>
          </table:table-cell>
          <table:table-cell table:formula="of:=[.G23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table:formula="of:=(EXP(-([.B241]-[.F241])*([.B241]-[.F241]) / (2*[.G241]*[.G241])) + [.E241])*[.D241]" office:value-type="float" office:value="6.8643598897375" calcext:value-type="float">
            <text:p>6,8643598897375</text:p>
          </table:table-cell>
          <table:table-cell table:formula="of:=[.D240]" office:value-type="float" office:value="500" calcext:value-type="float">
            <text:p>500</text:p>
          </table:table-cell>
          <table:table-cell table:formula="of:=[.E240]" office:value-type="float" office:value="0" calcext:value-type="float">
            <text:p>0</text:p>
          </table:table-cell>
          <table:table-cell table:formula="of:=[.F240]" office:value-type="float" office:value="35" calcext:value-type="float">
            <text:p>35</text:p>
          </table:table-cell>
          <table:table-cell table:formula="of:=[.G24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table:formula="of:=(EXP(-([.B242]-[.F242])*([.B242]-[.F242]) / (2*[.G242]*[.G242])) + [.E242])*[.D242]" office:value-type="float" office:value="6.58243025484047" calcext:value-type="float">
            <text:p>6,58243025484047</text:p>
          </table:table-cell>
          <table:table-cell table:formula="of:=[.D241]" office:value-type="float" office:value="500" calcext:value-type="float">
            <text:p>500</text:p>
          </table:table-cell>
          <table:table-cell table:formula="of:=[.E241]" office:value-type="float" office:value="0" calcext:value-type="float">
            <text:p>0</text:p>
          </table:table-cell>
          <table:table-cell table:formula="of:=[.F241]" office:value-type="float" office:value="35" calcext:value-type="float">
            <text:p>35</text:p>
          </table:table-cell>
          <table:table-cell table:formula="of:=[.G24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table:formula="of:=(EXP(-([.B243]-[.F243])*([.B243]-[.F243]) / (2*[.G243]*[.G243])) + [.E243])*[.D243]" office:value-type="float" office:value="6.31079184800109" calcext:value-type="float">
            <text:p>6,31079184800109</text:p>
          </table:table-cell>
          <table:table-cell table:formula="of:=[.D242]" office:value-type="float" office:value="500" calcext:value-type="float">
            <text:p>500</text:p>
          </table:table-cell>
          <table:table-cell table:formula="of:=[.E242]" office:value-type="float" office:value="0" calcext:value-type="float">
            <text:p>0</text:p>
          </table:table-cell>
          <table:table-cell table:formula="of:=[.F242]" office:value-type="float" office:value="35" calcext:value-type="float">
            <text:p>35</text:p>
          </table:table-cell>
          <table:table-cell table:formula="of:=[.G24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table:formula="of:=(EXP(-([.B244]-[.F244])*([.B244]-[.F244]) / (2*[.G244]*[.G244])) + [.E244])*[.D244]" office:value-type="float" office:value="6.04912855317993" calcext:value-type="float">
            <text:p>6,04912855317993</text:p>
          </table:table-cell>
          <table:table-cell table:formula="of:=[.D243]" office:value-type="float" office:value="500" calcext:value-type="float">
            <text:p>500</text:p>
          </table:table-cell>
          <table:table-cell table:formula="of:=[.E243]" office:value-type="float" office:value="0" calcext:value-type="float">
            <text:p>0</text:p>
          </table:table-cell>
          <table:table-cell table:formula="of:=[.F243]" office:value-type="float" office:value="35" calcext:value-type="float">
            <text:p>35</text:p>
          </table:table-cell>
          <table:table-cell table:formula="of:=[.G24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table:formula="of:=(EXP(-([.B245]-[.F245])*([.B245]-[.F245]) / (2*[.G245]*[.G245])) + [.E245])*[.D245]" office:value-type="float" office:value="5.79713135052515" calcext:value-type="float">
            <text:p>5,79713135052515</text:p>
          </table:table-cell>
          <table:table-cell table:formula="of:=[.D244]" office:value-type="float" office:value="500" calcext:value-type="float">
            <text:p>500</text:p>
          </table:table-cell>
          <table:table-cell table:formula="of:=[.E244]" office:value-type="float" office:value="0" calcext:value-type="float">
            <text:p>0</text:p>
          </table:table-cell>
          <table:table-cell table:formula="of:=[.F244]" office:value-type="float" office:value="35" calcext:value-type="float">
            <text:p>35</text:p>
          </table:table-cell>
          <table:table-cell table:formula="of:=[.G24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table:formula="of:=(EXP(-([.B246]-[.F246])*([.B246]-[.F246]) / (2*[.G246]*[.G246])) + [.E246])*[.D246]" office:value-type="float" office:value="5.55449826912115" calcext:value-type="float">
            <text:p>5,55449826912115</text:p>
          </table:table-cell>
          <table:table-cell table:formula="of:=[.D245]" office:value-type="float" office:value="500" calcext:value-type="float">
            <text:p>500</text:p>
          </table:table-cell>
          <table:table-cell table:formula="of:=[.E245]" office:value-type="float" office:value="0" calcext:value-type="float">
            <text:p>0</text:p>
          </table:table-cell>
          <table:table-cell table:formula="of:=[.F245]" office:value-type="float" office:value="35" calcext:value-type="float">
            <text:p>35</text:p>
          </table:table-cell>
          <table:table-cell table:formula="of:=[.G24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table:formula="of:=(EXP(-([.B247]-[.F247])*([.B247]-[.F247]) / (2*[.G247]*[.G247])) + [.E247])*[.D247]" office:value-type="float" office:value="5.32093433465981" calcext:value-type="float">
            <text:p>5,32093433465981</text:p>
          </table:table-cell>
          <table:table-cell table:formula="of:=[.D246]" office:value-type="float" office:value="500" calcext:value-type="float">
            <text:p>500</text:p>
          </table:table-cell>
          <table:table-cell table:formula="of:=[.E246]" office:value-type="float" office:value="0" calcext:value-type="float">
            <text:p>0</text:p>
          </table:table-cell>
          <table:table-cell table:formula="of:=[.F246]" office:value-type="float" office:value="35" calcext:value-type="float">
            <text:p>35</text:p>
          </table:table-cell>
          <table:table-cell table:formula="of:=[.G24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table:formula="of:=(EXP(-([.B248]-[.F248])*([.B248]-[.F248]) / (2*[.G248]*[.G248])) + [.E248])*[.D248]" office:value-type="float" office:value="5.09615151230858" calcext:value-type="float">
            <text:p>5,09615151230858</text:p>
          </table:table-cell>
          <table:table-cell table:formula="of:=[.D247]" office:value-type="float" office:value="500" calcext:value-type="float">
            <text:p>500</text:p>
          </table:table-cell>
          <table:table-cell table:formula="of:=[.E247]" office:value-type="float" office:value="0" calcext:value-type="float">
            <text:p>0</text:p>
          </table:table-cell>
          <table:table-cell table:formula="of:=[.F247]" office:value-type="float" office:value="35" calcext:value-type="float">
            <text:p>35</text:p>
          </table:table-cell>
          <table:table-cell table:formula="of:=[.G24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table:formula="of:=(EXP(-([.B249]-[.F249])*([.B249]-[.F249]) / (2*[.G249]*[.G249])) + [.E249])*[.D249]" office:value-type="float" office:value="4.87986864504506" calcext:value-type="float">
            <text:p>4,87986864504506</text:p>
          </table:table-cell>
          <table:table-cell table:formula="of:=[.D248]" office:value-type="float" office:value="500" calcext:value-type="float">
            <text:p>500</text:p>
          </table:table-cell>
          <table:table-cell table:formula="of:=[.E248]" office:value-type="float" office:value="0" calcext:value-type="float">
            <text:p>0</text:p>
          </table:table-cell>
          <table:table-cell table:formula="of:=[.F248]" office:value-type="float" office:value="35" calcext:value-type="float">
            <text:p>35</text:p>
          </table:table-cell>
          <table:table-cell table:formula="of:=[.G24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table:formula="of:=(EXP(-([.B250]-[.F250])*([.B250]-[.F250]) / (2*[.G250]*[.G250])) + [.E250])*[.D250]" office:value-type="float" office:value="4.67181138772234" calcext:value-type="float">
            <text:p>4,67181138772234</text:p>
          </table:table-cell>
          <table:table-cell table:formula="of:=[.D249]" office:value-type="float" office:value="500" calcext:value-type="float">
            <text:p>500</text:p>
          </table:table-cell>
          <table:table-cell table:formula="of:=[.E249]" office:value-type="float" office:value="0" calcext:value-type="float">
            <text:p>0</text:p>
          </table:table-cell>
          <table:table-cell table:formula="of:=[.F249]" office:value-type="float" office:value="35" calcext:value-type="float">
            <text:p>35</text:p>
          </table:table-cell>
          <table:table-cell table:formula="of:=[.G24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table:formula="of:=(EXP(-([.B251]-[.F251])*([.B251]-[.F251]) / (2*[.G251]*[.G251])) + [.E251])*[.D251]" office:value-type="float" office:value="4.47171213712458" calcext:value-type="float">
            <text:p>4,47171213712458</text:p>
          </table:table-cell>
          <table:table-cell table:formula="of:=[.D250]" office:value-type="float" office:value="500" calcext:value-type="float">
            <text:p>500</text:p>
          </table:table-cell>
          <table:table-cell table:formula="of:=[.E250]" office:value-type="float" office:value="0" calcext:value-type="float">
            <text:p>0</text:p>
          </table:table-cell>
          <table:table-cell table:formula="of:=[.F250]" office:value-type="float" office:value="35" calcext:value-type="float">
            <text:p>35</text:p>
          </table:table-cell>
          <table:table-cell table:formula="of:=[.G25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table:formula="of:=(EXP(-([.B252]-[.F252])*([.B252]-[.F252]) / (2*[.G252]*[.G252])) + [.E252])*[.D252]" office:value-type="float" office:value="4.27930995826677" calcext:value-type="float">
            <text:p>4,27930995826677</text:p>
          </table:table-cell>
          <table:table-cell table:formula="of:=[.D251]" office:value-type="float" office:value="500" calcext:value-type="float">
            <text:p>500</text:p>
          </table:table-cell>
          <table:table-cell table:formula="of:=[.E251]" office:value-type="float" office:value="0" calcext:value-type="float">
            <text:p>0</text:p>
          </table:table-cell>
          <table:table-cell table:formula="of:=[.F251]" office:value-type="float" office:value="35" calcext:value-type="float">
            <text:p>35</text:p>
          </table:table-cell>
          <table:table-cell table:formula="of:=[.G25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table:formula="of:=(EXP(-([.B253]-[.F253])*([.B253]-[.F253]) / (2*[.G253]*[.G253])) + [.E253])*[.D253]" office:value-type="float" office:value="4.09435050718704" calcext:value-type="float">
            <text:p>4,09435050718704</text:p>
          </table:table-cell>
          <table:table-cell table:formula="of:=[.D252]" office:value-type="float" office:value="500" calcext:value-type="float">
            <text:p>500</text:p>
          </table:table-cell>
          <table:table-cell table:formula="of:=[.E252]" office:value-type="float" office:value="0" calcext:value-type="float">
            <text:p>0</text:p>
          </table:table-cell>
          <table:table-cell table:formula="of:=[.F252]" office:value-type="float" office:value="35" calcext:value-type="float">
            <text:p>35</text:p>
          </table:table-cell>
          <table:table-cell table:formula="of:=[.G25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table:formula="of:=(EXP(-([.B254]-[.F254])*([.B254]-[.F254]) / (2*[.G254]*[.G254])) + [.E254])*[.D254]" office:value-type="float" office:value="3.91658595047426" calcext:value-type="float">
            <text:p>3,91658595047426</text:p>
          </table:table-cell>
          <table:table-cell table:formula="of:=[.D253]" office:value-type="float" office:value="500" calcext:value-type="float">
            <text:p>500</text:p>
          </table:table-cell>
          <table:table-cell table:formula="of:=[.E253]" office:value-type="float" office:value="0" calcext:value-type="float">
            <text:p>0</text:p>
          </table:table-cell>
          <table:table-cell table:formula="of:=[.F253]" office:value-type="float" office:value="35" calcext:value-type="float">
            <text:p>35</text:p>
          </table:table-cell>
          <table:table-cell table:formula="of:=[.G25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table:formula="of:=(EXP(-([.B255]-[.F255])*([.B255]-[.F255]) / (2*[.G255]*[.G255])) + [.E255])*[.D255]" office:value-type="float" office:value="3.74577488176768" calcext:value-type="float">
            <text:p>3,74577488176768</text:p>
          </table:table-cell>
          <table:table-cell table:formula="of:=[.D254]" office:value-type="float" office:value="500" calcext:value-type="float">
            <text:p>500</text:p>
          </table:table-cell>
          <table:table-cell table:formula="of:=[.E254]" office:value-type="float" office:value="0" calcext:value-type="float">
            <text:p>0</text:p>
          </table:table-cell>
          <table:table-cell table:formula="of:=[.F254]" office:value-type="float" office:value="35" calcext:value-type="float">
            <text:p>35</text:p>
          </table:table-cell>
          <table:table-cell table:formula="of:=[.G25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table:formula="of:=(EXP(-([.B256]-[.F256])*([.B256]-[.F256]) / (2*[.G256]*[.G256])) + [.E256])*[.D256]" office:value-type="float" office:value="3.58168223545961" calcext:value-type="float">
            <text:p>3,58168223545961</text:p>
          </table:table-cell>
          <table:table-cell table:formula="of:=[.D255]" office:value-type="float" office:value="500" calcext:value-type="float">
            <text:p>500</text:p>
          </table:table-cell>
          <table:table-cell table:formula="of:=[.E255]" office:value-type="float" office:value="0" calcext:value-type="float">
            <text:p>0</text:p>
          </table:table-cell>
          <table:table-cell table:formula="of:=[.F255]" office:value-type="float" office:value="35" calcext:value-type="float">
            <text:p>35</text:p>
          </table:table-cell>
          <table:table-cell table:formula="of:=[.G255]" office:value-type="float" office:value="70" calcext:value-type="float">
            <text:p>70</text:p>
          </table:table-cell>
        </table:table-row>
      </table:table>
      <table:table table:name="Distance fitness" table:style-name="ta1"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317.953" calcext:value-type="float">
            <text:p>317,953</text:p>
          </table:table-cell>
        </table:table-row>
        <table:table-row table:style-name="ro1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267.869" calcext:value-type="float">
            <text:p>267,869</text:p>
          </table:table-cell>
        </table:table-row>
        <table:table-row table:style-name="ro1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269.9" calcext:value-type="float">
            <text:p>269,9</text:p>
          </table:table-cell>
        </table:table-row>
        <table:table-row table:style-name="ro1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284.61" calcext:value-type="float">
            <text:p>284,61</text:p>
          </table:table-cell>
        </table:table-row>
        <table:table-row table:style-name="ro1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260.716" calcext:value-type="float">
            <text:p>260,716</text:p>
          </table:table-cell>
        </table:table-row>
        <table:table-row table:style-name="ro1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333.339" calcext:value-type="float">
            <text:p>333,339</text:p>
          </table:table-cell>
        </table:table-row>
        <table:table-row table:style-name="ro1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330.379" calcext:value-type="float">
            <text:p>330,379</text:p>
          </table:table-cell>
        </table:table-row>
        <table:table-row table:style-name="ro1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164.997" calcext:value-type="float">
            <text:p>164,997</text:p>
          </table:table-cell>
        </table:table-row>
        <table:table-row table:style-name="ro1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273.064" calcext:value-type="float">
            <text:p>273,064</text:p>
          </table:table-cell>
        </table:table-row>
        <table:table-row table:style-name="ro1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340.711" calcext:value-type="float">
            <text:p>340,711</text:p>
          </table:table-cell>
        </table:table-row>
        <table:table-row table:style-name="ro1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218.918" calcext:value-type="float">
            <text:p>218,918</text:p>
          </table:table-cell>
        </table:table-row>
        <table:table-row table:style-name="ro1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313.386" calcext:value-type="float">
            <text:p>313,386</text:p>
          </table:table-cell>
        </table:table-row>
        <table:table-row table:style-name="ro1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187.142" calcext:value-type="float">
            <text:p>187,142</text:p>
          </table:table-cell>
        </table:table-row>
        <table:table-row table:style-name="ro1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161.496" calcext:value-type="float">
            <text:p>161,496</text:p>
          </table:table-cell>
        </table:table-row>
        <table:table-row table:style-name="ro1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219.16" calcext:value-type="float">
            <text:p>219,16</text:p>
          </table:table-cell>
        </table:table-row>
        <table:table-row table:style-name="ro1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327.093" calcext:value-type="float">
            <text:p>327,093</text:p>
          </table:table-cell>
        </table:table-row>
        <table:table-row table:style-name="ro1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211.154" calcext:value-type="float">
            <text:p>211,154</text:p>
          </table:table-cell>
        </table:table-row>
        <table:table-row table:style-name="ro1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280.964" calcext:value-type="float">
            <text:p>280,964</text:p>
          </table:table-cell>
        </table:table-row>
        <table:table-row table:style-name="ro1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290.852" calcext:value-type="float">
            <text:p>290,852</text:p>
          </table:table-cell>
        </table:table-row>
        <table:table-row table:style-name="ro1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327.197" calcext:value-type="float">
            <text:p>327,197</text:p>
          </table:table-cell>
        </table:table-row>
        <table:table-row table:style-name="ro1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271.26" calcext:value-type="float">
            <text:p>271,26</text:p>
          </table:table-cell>
        </table:table-row>
        <table:table-row table:style-name="ro1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304.273" calcext:value-type="float">
            <text:p>304,273</text:p>
          </table:table-cell>
        </table:table-row>
        <table:table-row table:style-name="ro1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248.849" calcext:value-type="float">
            <text:p>248,849</text:p>
          </table:table-cell>
        </table:table-row>
        <table:table-row table:style-name="ro1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288.489" calcext:value-type="float">
            <text:p>288,489</text:p>
          </table:table-cell>
        </table:table-row>
        <table:table-row table:style-name="ro1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245.067" calcext:value-type="float">
            <text:p>245,067</text:p>
          </table:table-cell>
        </table:table-row>
        <table:table-row table:style-name="ro1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225.55" calcext:value-type="float">
            <text:p>225,55</text:p>
          </table:table-cell>
        </table:table-row>
        <table:table-row table:style-name="ro1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335.857" calcext:value-type="float">
            <text:p>335,857</text:p>
          </table:table-cell>
        </table:table-row>
        <table:table-row table:style-name="ro1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327.098" calcext:value-type="float">
            <text:p>327,098</text:p>
          </table:table-cell>
        </table:table-row>
        <table:table-row table:style-name="ro1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207.432" calcext:value-type="float">
            <text:p>207,432</text:p>
          </table:table-cell>
        </table:table-row>
        <table:table-row table:style-name="ro1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184.984" calcext:value-type="float">
            <text:p>184,984</text:p>
          </table:table-cell>
        </table:table-row>
        <table:table-row table:style-name="ro1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294.8" calcext:value-type="float">
            <text:p>294,8</text:p>
          </table:table-cell>
        </table:table-row>
        <table:table-row table:style-name="ro1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182.71" calcext:value-type="float">
            <text:p>182,71</text:p>
          </table:table-cell>
        </table:table-row>
        <table:table-row table:style-name="ro1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370.263" calcext:value-type="float">
            <text:p>370,263</text:p>
          </table:table-cell>
        </table:table-row>
        <table:table-row table:style-name="ro1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243.308" calcext:value-type="float">
            <text:p>243,308</text:p>
          </table:table-cell>
        </table:table-row>
        <table:table-row table:style-name="ro1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323.034" calcext:value-type="float">
            <text:p>323,034</text:p>
          </table:table-cell>
        </table:table-row>
        <table:table-row table:style-name="ro1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284.072" calcext:value-type="float">
            <text:p>284,072</text:p>
          </table:table-cell>
        </table:table-row>
        <table:table-row table:style-name="ro1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office:value-type="float" office:value="311.013" calcext:value-type="float">
            <text:p>311,013</text:p>
          </table:table-cell>
        </table:table-row>
        <table:table-row table:style-name="ro1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178.067" calcext:value-type="float">
            <text:p>178,067</text:p>
          </table:table-cell>
        </table:table-row>
        <table:table-row table:style-name="ro1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154.884" calcext:value-type="float">
            <text:p>154,884</text:p>
          </table:table-cell>
        </table:table-row>
        <table:table-row table:style-name="ro1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237.093" calcext:value-type="float">
            <text:p>237,093</text:p>
          </table:table-cell>
        </table:table-row>
        <table:table-row table:style-name="ro1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266.417" calcext:value-type="float">
            <text:p>266,417</text:p>
          </table:table-cell>
        </table:table-row>
        <table:table-row table:style-name="ro1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203.89" calcext:value-type="float">
            <text:p>203,89</text:p>
          </table:table-cell>
        </table:table-row>
        <table:table-row table:style-name="ro1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310.67" calcext:value-type="float">
            <text:p>310,67</text:p>
          </table:table-cell>
        </table:table-row>
        <table:table-row table:style-name="ro1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216.652" calcext:value-type="float">
            <text:p>216,652</text:p>
          </table:table-cell>
        </table:table-row>
        <table:table-row table:style-name="ro1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212.713" calcext:value-type="float">
            <text:p>212,713</text:p>
          </table:table-cell>
        </table:table-row>
        <table:table-row table:style-name="ro1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301.518" calcext:value-type="float">
            <text:p>301,518</text:p>
          </table:table-cell>
        </table:table-row>
        <table:table-row table:style-name="ro1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167.395" calcext:value-type="float">
            <text:p>167,395</text:p>
          </table:table-cell>
        </table:table-row>
        <table:table-row table:style-name="ro1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199.251" calcext:value-type="float">
            <text:p>199,251</text:p>
          </table:table-cell>
        </table:table-row>
        <table:table-row table:style-name="ro1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298.525" calcext:value-type="float">
            <text:p>298,525</text:p>
          </table:table-cell>
        </table:table-row>
        <table:table-row table:style-name="ro1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313.669" calcext:value-type="float">
            <text:p>313,669</text:p>
          </table:table-cell>
        </table:table-row>
        <table:table-row table:style-name="ro1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270.237" calcext:value-type="float">
            <text:p>270,237</text:p>
          </table:table-cell>
        </table:table-row>
        <table:table-row table:style-name="ro1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222.513" calcext:value-type="float">
            <text:p>222,513</text:p>
          </table:table-cell>
        </table:table-row>
        <table:table-row table:style-name="ro1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160.776" calcext:value-type="float">
            <text:p>160,776</text:p>
          </table:table-cell>
        </table:table-row>
        <table:table-row table:style-name="ro1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259.656" calcext:value-type="float">
            <text:p>259,656</text:p>
          </table:table-cell>
        </table:table-row>
        <table:table-row table:style-name="ro1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244.258" calcext:value-type="float">
            <text:p>244,258</text:p>
          </table:table-cell>
        </table:table-row>
        <table:table-row table:style-name="ro1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298.995" calcext:value-type="float">
            <text:p>298,995</text:p>
          </table:table-cell>
        </table:table-row>
        <table:table-row table:style-name="ro1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308.582" calcext:value-type="float">
            <text:p>308,582</text:p>
          </table:table-cell>
        </table:table-row>
        <table:table-row table:style-name="ro1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328.824" calcext:value-type="float">
            <text:p>328,824</text:p>
          </table:table-cell>
        </table:table-row>
        <table:table-row table:style-name="ro1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272.211" calcext:value-type="float">
            <text:p>272,211</text:p>
          </table:table-cell>
        </table:table-row>
        <table:table-row table:style-name="ro1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235.083" calcext:value-type="float">
            <text:p>235,083</text:p>
          </table:table-cell>
        </table:table-row>
        <table:table-row table:style-name="ro1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213.279" calcext:value-type="float">
            <text:p>213,279</text:p>
          </table:table-cell>
        </table:table-row>
        <table:table-row table:style-name="ro1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222.463" calcext:value-type="float">
            <text:p>222,463</text:p>
          </table:table-cell>
        </table:table-row>
        <table:table-row table:style-name="ro1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282.321" calcext:value-type="float">
            <text:p>282,321</text:p>
          </table:table-cell>
        </table:table-row>
        <table:table-row table:style-name="ro1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272.668" calcext:value-type="float">
            <text:p>272,668</text:p>
          </table:table-cell>
        </table:table-row>
        <table:table-row table:style-name="ro1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335.437" calcext:value-type="float">
            <text:p>335,437</text:p>
          </table:table-cell>
        </table:table-row>
        <table:table-row table:style-name="ro1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280.943" calcext:value-type="float">
            <text:p>280,943</text:p>
          </table:table-cell>
        </table:table-row>
        <table:table-row table:style-name="ro1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190.053" calcext:value-type="float">
            <text:p>190,053</text:p>
          </table:table-cell>
        </table:table-row>
        <table:table-row table:style-name="ro1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179.636" calcext:value-type="float">
            <text:p>179,636</text:p>
          </table:table-cell>
        </table:table-row>
        <table:table-row table:style-name="ro1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253.9" calcext:value-type="float">
            <text:p>253,9</text:p>
          </table:table-cell>
        </table:table-row>
        <table:table-row table:style-name="ro1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179.201" calcext:value-type="float">
            <text:p>179,201</text:p>
          </table:table-cell>
        </table:table-row>
        <table:table-row table:style-name="ro1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292.344" calcext:value-type="float">
            <text:p>292,344</text:p>
          </table:table-cell>
        </table:table-row>
        <table:table-row table:style-name="ro1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312.37" calcext:value-type="float">
            <text:p>312,37</text:p>
          </table:table-cell>
        </table:table-row>
        <table:table-row table:style-name="ro1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346.22" calcext:value-type="float">
            <text:p>346,22</text:p>
          </table:table-cell>
        </table:table-row>
        <table:table-row table:style-name="ro1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199.339" calcext:value-type="float">
            <text:p>199,339</text:p>
          </table:table-cell>
        </table:table-row>
        <table:table-row table:style-name="ro1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224.038" calcext:value-type="float">
            <text:p>224,038</text:p>
          </table:table-cell>
        </table:table-row>
        <table:table-row table:style-name="ro1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334.68" calcext:value-type="float">
            <text:p>334,68</text:p>
          </table:table-cell>
        </table:table-row>
        <table:table-row table:style-name="ro1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262.244" calcext:value-type="float">
            <text:p>262,244</text:p>
          </table:table-cell>
        </table:table-row>
        <table:table-row table:style-name="ro1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281.65" calcext:value-type="float">
            <text:p>281,65</text:p>
          </table:table-cell>
        </table:table-row>
        <table:table-row table:style-name="ro1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280.854" calcext:value-type="float">
            <text:p>280,854</text:p>
          </table:table-cell>
        </table:table-row>
        <table:table-row table:style-name="ro1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315.66" calcext:value-type="float">
            <text:p>315,66</text:p>
          </table:table-cell>
        </table:table-row>
        <table:table-row table:style-name="ro1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265.213" calcext:value-type="float">
            <text:p>265,213</text:p>
          </table:table-cell>
        </table:table-row>
        <table:table-row table:style-name="ro1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288.481" calcext:value-type="float">
            <text:p>288,481</text:p>
          </table:table-cell>
        </table:table-row>
        <table:table-row table:style-name="ro1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297.679" calcext:value-type="float">
            <text:p>297,679</text:p>
          </table:table-cell>
        </table:table-row>
        <table:table-row table:style-name="ro1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326.992" calcext:value-type="float">
            <text:p>326,992</text:p>
          </table:table-cell>
        </table:table-row>
        <table:table-row table:style-name="ro1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58.232" calcext:value-type="float">
            <text:p>258,232</text:p>
          </table:table-cell>
        </table:table-row>
        <table:table-row table:style-name="ro1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390.445" calcext:value-type="float">
            <text:p>390,445</text:p>
          </table:table-cell>
        </table:table-row>
        <table:table-row table:style-name="ro1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339.296" calcext:value-type="float">
            <text:p>339,296</text:p>
          </table:table-cell>
        </table:table-row>
        <table:table-row table:style-name="ro1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266.028" calcext:value-type="float">
            <text:p>266,028</text:p>
          </table:table-cell>
        </table:table-row>
        <table:table-row table:style-name="ro1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346.762" calcext:value-type="float">
            <text:p>346,762</text:p>
          </table:table-cell>
        </table:table-row>
        <table:table-row table:style-name="ro1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292.544" calcext:value-type="float">
            <text:p>292,544</text:p>
          </table:table-cell>
        </table:table-row>
        <table:table-row table:style-name="ro1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254.49" calcext:value-type="float">
            <text:p>254,49</text:p>
          </table:table-cell>
        </table:table-row>
        <table:table-row table:style-name="ro1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274.551" calcext:value-type="float">
            <text:p>274,551</text:p>
          </table:table-cell>
        </table:table-row>
        <table:table-row table:style-name="ro1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284.056" calcext:value-type="float">
            <text:p>284,056</text:p>
          </table:table-cell>
        </table:table-row>
        <table:table-row table:style-name="ro1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195.382" calcext:value-type="float">
            <text:p>195,382</text:p>
          </table:table-cell>
        </table:table-row>
        <table:table-row table:style-name="ro1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249.479" calcext:value-type="float">
            <text:p>249,479</text:p>
          </table:table-cell>
        </table:table-row>
        <table:table-row table:style-name="ro1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323.497" calcext:value-type="float">
            <text:p>323,497</text:p>
          </table:table-cell>
        </table:table-row>
        <table:table-row table:style-name="ro1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221.89" calcext:value-type="float">
            <text:p>221,89</text:p>
          </table:table-cell>
        </table:table-row>
        <table:table-row table:style-name="ro1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281.526" calcext:value-type="float">
            <text:p>281,526</text:p>
          </table:table-cell>
        </table:table-row>
        <table:table-row table:style-name="ro1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332.621" calcext:value-type="float">
            <text:p>332,621</text:p>
          </table:table-cell>
        </table:table-row>
        <table:table-row table:style-name="ro1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302.899" calcext:value-type="float">
            <text:p>302,899</text:p>
          </table:table-cell>
        </table:table-row>
        <table:table-row table:style-name="ro1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223.763" calcext:value-type="float">
            <text:p>223,763</text:p>
          </table:table-cell>
        </table:table-row>
        <table:table-row table:style-name="ro1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261.348" calcext:value-type="float">
            <text:p>261,348</text:p>
          </table:table-cell>
        </table:table-row>
        <table:table-row table:style-name="ro1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189.705" calcext:value-type="float">
            <text:p>189,705</text:p>
          </table:table-cell>
        </table:table-row>
        <table:table-row table:style-name="ro1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228.956" calcext:value-type="float">
            <text:p>228,956</text:p>
          </table:table-cell>
        </table:table-row>
        <table:table-row table:style-name="ro1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293.598" calcext:value-type="float">
            <text:p>293,598</text:p>
          </table:table-cell>
        </table:table-row>
        <table:table-row table:style-name="ro1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300.346" calcext:value-type="float">
            <text:p>300,346</text:p>
          </table:table-cell>
        </table:table-row>
        <table:table-row table:style-name="ro1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292.488" calcext:value-type="float">
            <text:p>292,488</text:p>
          </table:table-cell>
        </table:table-row>
        <table:table-row table:style-name="ro1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280.742" calcext:value-type="float">
            <text:p>280,742</text:p>
          </table:table-cell>
        </table:table-row>
        <table:table-row table:style-name="ro1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380.293" calcext:value-type="float">
            <text:p>380,293</text:p>
          </table:table-cell>
        </table:table-row>
        <table:table-row table:style-name="ro1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229.308" calcext:value-type="float">
            <text:p>229,308</text:p>
          </table:table-cell>
        </table:table-row>
        <table:table-row table:style-name="ro1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225.275" calcext:value-type="float">
            <text:p>225,275</text:p>
          </table:table-cell>
        </table:table-row>
        <table:table-row table:style-name="ro1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285.599" calcext:value-type="float">
            <text:p>285,599</text:p>
          </table:table-cell>
        </table:table-row>
        <table:table-row table:style-name="ro1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373.492" calcext:value-type="float">
            <text:p>373,492</text:p>
          </table:table-cell>
        </table:table-row>
        <table:table-row table:style-name="ro1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245.563" calcext:value-type="float">
            <text:p>245,563</text:p>
          </table:table-cell>
        </table:table-row>
        <table:table-row table:style-name="ro1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358.124" calcext:value-type="float">
            <text:p>358,124</text:p>
          </table:table-cell>
        </table:table-row>
        <table:table-row table:style-name="ro1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259.461" calcext:value-type="float">
            <text:p>259,461</text:p>
          </table:table-cell>
        </table:table-row>
        <table:table-row table:style-name="ro1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303.419" calcext:value-type="float">
            <text:p>303,419</text:p>
          </table:table-cell>
        </table:table-row>
        <table:table-row table:style-name="ro1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270.183" calcext:value-type="float">
            <text:p>270,183</text:p>
          </table:table-cell>
        </table:table-row>
        <table:table-row table:style-name="ro1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234.964" calcext:value-type="float">
            <text:p>234,964</text:p>
          </table:table-cell>
        </table:table-row>
        <table:table-row table:style-name="ro1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237.323" calcext:value-type="float">
            <text:p>237,323</text:p>
          </table:table-cell>
        </table:table-row>
        <table:table-row table:style-name="ro1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360.878" calcext:value-type="float">
            <text:p>360,878</text:p>
          </table:table-cell>
        </table:table-row>
        <table:table-row table:style-name="ro1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194.028" calcext:value-type="float">
            <text:p>194,028</text:p>
          </table:table-cell>
        </table:table-row>
        <table:table-row table:style-name="ro1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339.338" calcext:value-type="float">
            <text:p>339,338</text:p>
          </table:table-cell>
        </table:table-row>
        <table:table-row table:style-name="ro1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54.356" calcext:value-type="float">
            <text:p>254,356</text:p>
          </table:table-cell>
        </table:table-row>
        <table:table-row table:style-name="ro1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83.249" calcext:value-type="float">
            <text:p>283,249</text:p>
          </table:table-cell>
        </table:table-row>
        <table:table-row table:style-name="ro1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177.454" calcext:value-type="float">
            <text:p>177,454</text:p>
          </table:table-cell>
        </table:table-row>
        <table:table-row table:style-name="ro1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192.224" calcext:value-type="float">
            <text:p>192,224</text:p>
          </table:table-cell>
        </table:table-row>
        <table:table-row table:style-name="ro1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245.662" calcext:value-type="float">
            <text:p>245,662</text:p>
          </table:table-cell>
        </table:table-row>
        <table:table-row table:style-name="ro1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350.318" calcext:value-type="float">
            <text:p>350,318</text:p>
          </table:table-cell>
        </table:table-row>
        <table:table-row table:style-name="ro1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327.794" calcext:value-type="float">
            <text:p>327,794</text:p>
          </table:table-cell>
        </table:table-row>
        <table:table-row table:style-name="ro1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272.219" calcext:value-type="float">
            <text:p>272,219</text:p>
          </table:table-cell>
        </table:table-row>
        <table:table-row table:style-name="ro1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230.801" calcext:value-type="float">
            <text:p>230,801</text:p>
          </table:table-cell>
        </table:table-row>
        <table:table-row table:style-name="ro1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170.338" calcext:value-type="float">
            <text:p>170,338</text:p>
          </table:table-cell>
        </table:table-row>
        <table:table-row table:style-name="ro1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245.339" calcext:value-type="float">
            <text:p>245,339</text:p>
          </table:table-cell>
        </table:table-row>
        <table:table-row table:style-name="ro1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107.187" calcext:value-type="float">
            <text:p>107,187</text:p>
          </table:table-cell>
        </table:table-row>
        <table:table-row table:style-name="ro1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07.454" calcext:value-type="float">
            <text:p>307,454</text:p>
          </table:table-cell>
        </table:table-row>
        <table:table-row table:style-name="ro1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264.766" calcext:value-type="float">
            <text:p>264,766</text:p>
          </table:table-cell>
        </table:table-row>
        <table:table-row table:style-name="ro1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196.545" calcext:value-type="float">
            <text:p>196,545</text:p>
          </table:table-cell>
        </table:table-row>
        <table:table-row table:style-name="ro1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240.946" calcext:value-type="float">
            <text:p>240,946</text:p>
          </table:table-cell>
        </table:table-row>
        <table:table-row table:style-name="ro1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225.076" calcext:value-type="float">
            <text:p>225,076</text:p>
          </table:table-cell>
        </table:table-row>
        <table:table-row table:style-name="ro1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182.129" calcext:value-type="float">
            <text:p>182,129</text:p>
          </table:table-cell>
        </table:table-row>
        <table:table-row table:style-name="ro1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143.059" calcext:value-type="float">
            <text:p>143,059</text:p>
          </table:table-cell>
        </table:table-row>
        <table:table-row table:style-name="ro1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211.825" calcext:value-type="float">
            <text:p>211,825</text:p>
          </table:table-cell>
        </table:table-row>
        <table:table-row table:style-name="ro1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203.674" calcext:value-type="float">
            <text:p>203,674</text:p>
          </table:table-cell>
        </table:table-row>
        <table:table-row table:style-name="ro1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250.386" calcext:value-type="float">
            <text:p>250,386</text:p>
          </table:table-cell>
        </table:table-row>
        <table:table-row table:style-name="ro1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146.694" calcext:value-type="float">
            <text:p>146,694</text:p>
          </table:table-cell>
        </table:table-row>
        <table:table-row table:style-name="ro1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189.837" calcext:value-type="float">
            <text:p>189,837</text:p>
          </table:table-cell>
        </table:table-row>
        <table:table-row table:style-name="ro1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292.19" calcext:value-type="float">
            <text:p>292,19</text:p>
          </table:table-cell>
        </table:table-row>
        <table:table-row table:style-name="ro1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242.638" calcext:value-type="float">
            <text:p>242,638</text:p>
          </table:table-cell>
        </table:table-row>
        <table:table-row table:style-name="ro1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287.498" calcext:value-type="float">
            <text:p>287,498</text:p>
          </table:table-cell>
        </table:table-row>
        <table:table-row table:style-name="ro1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302.817" calcext:value-type="float">
            <text:p>302,817</text:p>
          </table:table-cell>
        </table:table-row>
        <table:table-row table:style-name="ro1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158.84" calcext:value-type="float">
            <text:p>158,84</text:p>
          </table:table-cell>
        </table:table-row>
        <table:table-row table:style-name="ro1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278.765" calcext:value-type="float">
            <text:p>278,765</text:p>
          </table:table-cell>
        </table:table-row>
        <table:table-row table:style-name="ro1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318.594" calcext:value-type="float">
            <text:p>318,594</text:p>
          </table:table-cell>
        </table:table-row>
        <table:table-row table:style-name="ro1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251.422" calcext:value-type="float">
            <text:p>251,422</text:p>
          </table:table-cell>
        </table:table-row>
        <table:table-row table:style-name="ro1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190.937" calcext:value-type="float">
            <text:p>190,937</text:p>
          </table:table-cell>
        </table:table-row>
        <table:table-row table:style-name="ro1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365.136" calcext:value-type="float">
            <text:p>365,136</text:p>
          </table:table-cell>
        </table:table-row>
        <table:table-row table:style-name="ro1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158.212" calcext:value-type="float">
            <text:p>158,212</text:p>
          </table:table-cell>
        </table:table-row>
        <table:table-row table:style-name="ro1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278.767" calcext:value-type="float">
            <text:p>278,767</text:p>
          </table:table-cell>
        </table:table-row>
        <table:table-row table:style-name="ro1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269.264" calcext:value-type="float">
            <text:p>269,264</text:p>
          </table:table-cell>
        </table:table-row>
        <table:table-row table:style-name="ro1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286.906" calcext:value-type="float">
            <text:p>286,906</text:p>
          </table:table-cell>
        </table:table-row>
        <table:table-row table:style-name="ro1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357.756" calcext:value-type="float">
            <text:p>357,756</text:p>
          </table:table-cell>
        </table:table-row>
        <table:table-row table:style-name="ro1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277.399" calcext:value-type="float">
            <text:p>277,399</text:p>
          </table:table-cell>
        </table:table-row>
        <table:table-row table:style-name="ro1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231.659" calcext:value-type="float">
            <text:p>231,659</text:p>
          </table:table-cell>
        </table:table-row>
        <table:table-row table:style-name="ro1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270.442" calcext:value-type="float">
            <text:p>270,442</text:p>
          </table:table-cell>
        </table:table-row>
        <table:table-row table:style-name="ro1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330.486" calcext:value-type="float">
            <text:p>330,486</text:p>
          </table:table-cell>
        </table:table-row>
        <table:table-row table:style-name="ro1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254.786" calcext:value-type="float">
            <text:p>254,786</text:p>
          </table:table-cell>
        </table:table-row>
        <table:table-row table:style-name="ro1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334.169" calcext:value-type="float">
            <text:p>334,169</text:p>
          </table:table-cell>
        </table:table-row>
        <table:table-row table:style-name="ro1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291.561" calcext:value-type="float">
            <text:p>291,561</text:p>
          </table:table-cell>
        </table:table-row>
        <table:table-row table:style-name="ro1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205.18" calcext:value-type="float">
            <text:p>205,18</text:p>
          </table:table-cell>
        </table:table-row>
        <table:table-row table:style-name="ro1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287.646" calcext:value-type="float">
            <text:p>287,646</text:p>
          </table:table-cell>
        </table:table-row>
        <table:table-row table:style-name="ro1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291.813" calcext:value-type="float">
            <text:p>291,813</text:p>
          </table:table-cell>
        </table:table-row>
        <table:table-row table:style-name="ro1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227.42" calcext:value-type="float">
            <text:p>227,42</text:p>
          </table:table-cell>
        </table:table-row>
        <table:table-row table:style-name="ro1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297.903" calcext:value-type="float">
            <text:p>297,903</text:p>
          </table:table-cell>
        </table:table-row>
        <table:table-row table:style-name="ro1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286.897" calcext:value-type="float">
            <text:p>286,897</text:p>
          </table:table-cell>
        </table:table-row>
        <table:table-row table:style-name="ro1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262.317" calcext:value-type="float">
            <text:p>262,317</text:p>
          </table:table-cell>
        </table:table-row>
        <table:table-row table:style-name="ro1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216.4" calcext:value-type="float">
            <text:p>216,4</text:p>
          </table:table-cell>
        </table:table-row>
        <table:table-row table:style-name="ro1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180.144" calcext:value-type="float">
            <text:p>180,144</text:p>
          </table:table-cell>
        </table:table-row>
        <table:table-row table:style-name="ro1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217.336" calcext:value-type="float">
            <text:p>217,336</text:p>
          </table:table-cell>
        </table:table-row>
        <table:table-row table:style-name="ro1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359.74" calcext:value-type="float">
            <text:p>359,74</text:p>
          </table:table-cell>
        </table:table-row>
        <table:table-row table:style-name="ro1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310.189" calcext:value-type="float">
            <text:p>310,189</text:p>
          </table:table-cell>
        </table:table-row>
        <table:table-row table:style-name="ro1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294.776" calcext:value-type="float">
            <text:p>294,776</text:p>
          </table:table-cell>
        </table:table-row>
        <table:table-row table:style-name="ro1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253.525" calcext:value-type="float">
            <text:p>253,525</text:p>
          </table:table-cell>
        </table:table-row>
        <table:table-row table:style-name="ro1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219.77" calcext:value-type="float">
            <text:p>219,77</text:p>
          </table:table-cell>
        </table:table-row>
        <table:table-row table:style-name="ro1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226.124" calcext:value-type="float">
            <text:p>226,124</text:p>
          </table:table-cell>
        </table:table-row>
        <table:table-row table:style-name="ro1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177.963" calcext:value-type="float">
            <text:p>177,963</text:p>
          </table:table-cell>
        </table:table-row>
        <table:table-row table:style-name="ro1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268.885" calcext:value-type="float">
            <text:p>268,885</text:p>
          </table:table-cell>
        </table:table-row>
        <table:table-row table:style-name="ro1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237.603" calcext:value-type="float">
            <text:p>237,603</text:p>
          </table:table-cell>
        </table:table-row>
        <table:table-row table:style-name="ro1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230.28" calcext:value-type="float">
            <text:p>230,28</text:p>
          </table:table-cell>
        </table:table-row>
        <table:table-row table:style-name="ro1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152.342" calcext:value-type="float">
            <text:p>152,342</text:p>
          </table:table-cell>
        </table:table-row>
        <table:table-row table:style-name="ro1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235.279" calcext:value-type="float">
            <text:p>235,279</text:p>
          </table:table-cell>
        </table:table-row>
        <table:table-row table:style-name="ro1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286.857" calcext:value-type="float">
            <text:p>286,857</text:p>
          </table:table-cell>
        </table:table-row>
        <table:table-row table:style-name="ro1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307.161" calcext:value-type="float">
            <text:p>307,161</text:p>
          </table:table-cell>
        </table:table-row>
        <table:table-row table:style-name="ro1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168.262" calcext:value-type="float">
            <text:p>168,262</text:p>
          </table:table-cell>
        </table:table-row>
        <table:table-row table:style-name="ro1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344.246" calcext:value-type="float">
            <text:p>344,246</text:p>
          </table:table-cell>
        </table:table-row>
        <table:table-row table:style-name="ro1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220.796" calcext:value-type="float">
            <text:p>220,796</text:p>
          </table:table-cell>
        </table:table-row>
        <table:table-row table:style-name="ro1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175.542" calcext:value-type="float">
            <text:p>175,542</text:p>
          </table:table-cell>
        </table:table-row>
        <table:table-row table:style-name="ro1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189.04" calcext:value-type="float">
            <text:p>189,04</text:p>
          </table:table-cell>
        </table:table-row>
        <table:table-row table:style-name="ro1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293.566" calcext:value-type="float">
            <text:p>293,566</text:p>
          </table:table-cell>
        </table:table-row>
        <table:table-row table:style-name="ro1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323.22" calcext:value-type="float">
            <text:p>323,22</text:p>
          </table:table-cell>
        </table:table-row>
        <table:table-row table:style-name="ro1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384.09" calcext:value-type="float">
            <text:p>384,09</text:p>
          </table:table-cell>
        </table:table-row>
        <table:table-row table:style-name="ro1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298.99" calcext:value-type="float">
            <text:p>298,99</text:p>
          </table:table-cell>
        </table:table-row>
        <table:table-row table:style-name="ro1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259.963" calcext:value-type="float">
            <text:p>259,963</text:p>
          </table:table-cell>
        </table:table-row>
        <table:table-row table:style-name="ro1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321.5" calcext:value-type="float">
            <text:p>321,5</text:p>
          </table:table-cell>
        </table:table-row>
        <table:table-row table:style-name="ro1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235.213" calcext:value-type="float">
            <text:p>235,213</text:p>
          </table:table-cell>
        </table:table-row>
        <table:table-row table:style-name="ro1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273.775" calcext:value-type="float">
            <text:p>273,775</text:p>
          </table:table-cell>
        </table:table-row>
        <table:table-row table:style-name="ro1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316.512" calcext:value-type="float">
            <text:p>316,512</text:p>
          </table:table-cell>
        </table:table-row>
        <table:table-row table:style-name="ro1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293.915" calcext:value-type="float">
            <text:p>293,915</text:p>
          </table:table-cell>
        </table:table-row>
        <table:table-row table:style-name="ro1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233.559" calcext:value-type="float">
            <text:p>233,559</text:p>
          </table:table-cell>
        </table:table-row>
        <table:table-row table:style-name="ro1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172.049" calcext:value-type="float">
            <text:p>172,049</text:p>
          </table:table-cell>
        </table:table-row>
        <table:table-row table:style-name="ro1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346.51" calcext:value-type="float">
            <text:p>346,51</text:p>
          </table:table-cell>
        </table:table-row>
        <table:table-row table:style-name="ro1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148.805" calcext:value-type="float">
            <text:p>148,805</text:p>
          </table:table-cell>
        </table:table-row>
        <table:table-row table:style-name="ro1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211.547" calcext:value-type="float">
            <text:p>211,547</text:p>
          </table:table-cell>
        </table:table-row>
        <table:table-row table:style-name="ro1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256.33" calcext:value-type="float">
            <text:p>256,33</text:p>
          </table:table-cell>
        </table:table-row>
        <table:table-row table:style-name="ro1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287.101" calcext:value-type="float">
            <text:p>287,101</text:p>
          </table:table-cell>
        </table:table-row>
        <table:table-row table:style-name="ro1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200.582" calcext:value-type="float">
            <text:p>200,582</text:p>
          </table:table-cell>
        </table:table-row>
        <table:table-row table:style-name="ro1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289.926" calcext:value-type="float">
            <text:p>289,926</text:p>
          </table:table-cell>
        </table:table-row>
        <table:table-row table:style-name="ro1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262.328" calcext:value-type="float">
            <text:p>262,328</text:p>
          </table:table-cell>
        </table:table-row>
        <table:table-row table:style-name="ro1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199.725" calcext:value-type="float">
            <text:p>199,725</text:p>
          </table:table-cell>
        </table:table-row>
        <table:table-row table:style-name="ro1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323.077" calcext:value-type="float">
            <text:p>323,077</text:p>
          </table:table-cell>
        </table:table-row>
        <table:table-row table:style-name="ro1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231.454" calcext:value-type="float">
            <text:p>231,454</text:p>
          </table:table-cell>
        </table:table-row>
        <table:table-row table:style-name="ro1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301.674" calcext:value-type="float">
            <text:p>301,674</text:p>
          </table:table-cell>
        </table:table-row>
        <table:table-row table:style-name="ro1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282.507" calcext:value-type="float">
            <text:p>282,507</text:p>
          </table:table-cell>
        </table:table-row>
        <table:table-row table:style-name="ro1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315.057" calcext:value-type="float">
            <text:p>315,057</text:p>
          </table:table-cell>
        </table:table-row>
        <table:table-row table:style-name="ro1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187.79" calcext:value-type="float">
            <text:p>187,79</text:p>
          </table:table-cell>
        </table:table-row>
        <table:table-row table:style-name="ro1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207.817" calcext:value-type="float">
            <text:p>207,817</text:p>
          </table:table-cell>
        </table:table-row>
        <table:table-row table:style-name="ro1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263.92" calcext:value-type="float">
            <text:p>263,92</text:p>
          </table:table-cell>
        </table:table-row>
        <table:table-row table:style-name="ro1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185.822" calcext:value-type="float">
            <text:p>185,822</text:p>
          </table:table-cell>
        </table:table-row>
        <table:table-row table:style-name="ro1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229.915" calcext:value-type="float">
            <text:p>229,915</text:p>
          </table:table-cell>
        </table:table-row>
        <table:table-row table:style-name="ro1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311.247" calcext:value-type="float">
            <text:p>311,247</text:p>
          </table:table-cell>
        </table:table-row>
        <table:table-row table:style-name="ro1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271.547" calcext:value-type="float">
            <text:p>271,547</text:p>
          </table:table-cell>
        </table:table-row>
        <table:table-row table:style-name="ro1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175.974" calcext:value-type="float">
            <text:p>175,974</text:p>
          </table:table-cell>
        </table:table-row>
        <table:table-row table:style-name="ro1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277.555" calcext:value-type="float">
            <text:p>277,555</text:p>
          </table:table-cell>
        </table:table-row>
        <table:table-row table:style-name="ro1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216.947" calcext:value-type="float">
            <text:p>216,947</text:p>
          </table:table-cell>
        </table:table-row>
        <table:table-row table:style-name="ro1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179.613" calcext:value-type="float">
            <text:p>179,613</text:p>
          </table:table-cell>
        </table:table-row>
        <table:table-row table:style-name="ro1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320.067" calcext:value-type="float">
            <text:p>320,067</text:p>
          </table:table-cell>
        </table:table-row>
        <table:table-row table:style-name="ro1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241.458" calcext:value-type="float">
            <text:p>241,458</text:p>
          </table:table-cell>
        </table:table-row>
        <table:table-row table:style-name="ro1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284.582" calcext:value-type="float">
            <text:p>284,582</text:p>
          </table:table-cell>
        </table:table-row>
        <table:table-row table:style-name="ro1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213.736" calcext:value-type="float">
            <text:p>213,736</text:p>
          </table:table-cell>
        </table:table-row>
        <table:table-row table:style-name="ro1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340.178" calcext:value-type="float">
            <text:p>340,178</text:p>
          </table:table-cell>
        </table:table-row>
        <table:table-row table:style-name="ro1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269.487" calcext:value-type="float">
            <text:p>269,487</text:p>
          </table:table-cell>
        </table:table-row>
        <table:table-row table:style-name="ro1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226.894" calcext:value-type="float">
            <text:p>226,894</text:p>
          </table:table-cell>
        </table:table-row>
        <table:table-row table:style-name="ro1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111.7" calcext:value-type="float">
            <text:p>111,7</text:p>
          </table:table-cell>
        </table:table-row>
        <table:table-row table:style-name="ro1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294.674" calcext:value-type="float">
            <text:p>294,674</text:p>
          </table:table-cell>
        </table:table-row>
        <table:table-row table:style-name="ro1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232.663" calcext:value-type="float">
            <text:p>232,663</text:p>
          </table:table-cell>
        </table:table-row>
        <table:table-row table:style-name="ro1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230.495" calcext:value-type="float">
            <text:p>230,495</text:p>
          </table:table-cell>
        </table:table-row>
        <table:table-row table:style-name="ro1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291.65" calcext:value-type="float">
            <text:p>291,65</text:p>
          </table:table-cell>
        </table:table-row>
        <table:table-row table:style-name="ro1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259.963" calcext:value-type="float">
            <text:p>259,963</text:p>
          </table:table-cell>
        </table:table-row>
        <table:table-row table:style-name="ro1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211.915" calcext:value-type="float">
            <text:p>211,915</text:p>
          </table:table-cell>
        </table:table-row>
        <table:table-row table:style-name="ro1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257.072" calcext:value-type="float">
            <text:p>257,072</text:p>
          </table:table-cell>
        </table:table-row>
        <table:table-row table:style-name="ro1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154.509" calcext:value-type="float">
            <text:p>154,509</text:p>
          </table:table-cell>
        </table:table-row>
        <table:table-row table:style-name="ro1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225.136" calcext:value-type="float">
            <text:p>225,136</text:p>
          </table:table-cell>
        </table:table-row>
        <table:table-row table:style-name="ro1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229.591" calcext:value-type="float">
            <text:p>229,591</text:p>
          </table:table-cell>
        </table:table-row>
      </table:table>
      <table:table table:name="Bit difference fitness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Custom fitness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Kč</number:text>
    </number:number-style>
    <number:number-style style:name="N108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Kč</number:text>
    </number:number-style>
    <number:number-style style:name="N111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Kč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2" style:volatile="true">
      <loext:text> </loext:text>
      <loext:fill-character> </loext:fill-character>
      <number:text>- Kč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0__25__20__2013__20_Zvýraznění1" style:display-name="Excel_BuiltIn_20 % – Zvýraznění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2" style:display-name="Excel_BuiltIn_20 % – Zvýraznění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3" style:display-name="Excel_BuiltIn_20 % – Zvýraznění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4" style:display-name="Excel_BuiltIn_20 % – Zvýraznění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5" style:display-name="Excel_BuiltIn_20 % – Zvýraznění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6" style:display-name="Excel_BuiltIn_20 % – Zvýraznění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1" style:display-name="Excel_BuiltIn_40 % – Zvýraznění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2" style:display-name="Excel_BuiltIn_40 % – Zvýraznění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3" style:display-name="Excel_BuiltIn_40 % – Zvýraznění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4" style:display-name="Excel_BuiltIn_40 % – Zvýraznění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5" style:display-name="Excel_BuiltIn_40 % – Zvýraznění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6" style:display-name="Excel_BuiltIn_40 % – Zvýraznění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1" style:display-name="Excel_BuiltIn_60 % – Zvýraznění1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2" style:display-name="Excel_BuiltIn_60 % – Zvýraznění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3" style:display-name="Excel_BuiltIn_60 % – Zvýraznění3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4" style:display-name="Excel_BuiltIn_60 % – Zvýraznění4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5" style:display-name="Excel_BuiltIn_60 % – Zvýraznění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6" style:display-name="Excel_BuiltIn_60 % – Zvýraznění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elkem" style:display-name="Excel_BuiltIn_Celkem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Kontrolní_20_buňka" style:display-name="Excel_BuiltIn_Kontrolní buňka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adpis_20_1" style:display-name="Excel_BuiltIn_Nadpis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Nadpis_20_2" style:display-name="Excel_BuiltIn_Nadpis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Nadpis_20_3" style:display-name="Excel_BuiltIn_Nadpis 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adpis_20_4" style:display-name="Excel_BuiltIn_Nadpis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eutrální" style:display-name="Excel_BuiltIn_Neutrální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ázev" style:display-name="Excel_BuiltIn_Název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Poznámka" style:display-name="Excel_BuiltIn_Poznámka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Propojená_20_buňka" style:display-name="Excel_BuiltIn_Propojená buňk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Správně" style:display-name="Excel_BuiltIn_Správně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Text_20_upozornění" style:display-name="Excel_BuiltIn_Text upozornění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Vstup" style:display-name="Excel_BuiltIn_Vstup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Vysvětlující_20_text" style:display-name="Excel_BuiltIn_Vysvětlující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Výpočet" style:display-name="Excel_BuiltIn_Výpočet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Výstup" style:display-name="Excel_BuiltIn_Výstup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Zvýraznění_20_1" style:display-name="Excel_BuiltIn_Zvýraznění 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2" style:display-name="Excel_BuiltIn_Zvýraznění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3" style:display-name="Excel_BuiltIn_Zvýraznění 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4" style:display-name="Excel_BuiltIn_Zvýraznění 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5" style:display-name="Excel_BuiltIn_Zvýraznění 5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6" style:display-name="Excel_BuiltIn_Zvýraznění 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Špatně" style:display-name="Excel_BuiltIn_Špatně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.00.0000</text:date>, <text:time style:data-style-name="N2" text:time-value="16:24:19.1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ut" style:display-name="PageStyle_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date>2018-11-11T17:07:57.074000000</dc:date>
    <meta:editing-duration>PT1H51S</meta:editing-duration>
    <meta:editing-cycles>18</meta:editing-cycles>
    <meta:document-statistic meta:table-count="5" meta:cell-count="40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5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 style:direction="ttb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b2bd2" draw:fill-color="#2b2bd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2.645cm" svg:height="9.006cm" xlink:href=".." xlink:type="simple" chart:class="chart:scatter" chart:style-name="ch1">
        <chart:legend chart:legend-position="end" svg:x="47.676cm" svg:y="3.457cm" style:legend-expansion="high" chart:style-name="ch2"/>
        <chart:plot-area chart:style-name="ch3" table:cell-range-address="'Distance fitness'.B2:'Distance fitness'.C256 Gauss.C2:Gauss.C256 'Custom fitness'.C2:'Custom fitness'.C256 'Bit difference fitness'.C2:'Bit difference fitness'.C256" chart:data-source-has-labels="row" svg:x="1.803cm" svg:y="0.18cm" svg:width="44.821cm" svg:height="7.665cm">
          <chartooo:coordinate-region svg:x="2.61cm" svg:y="0.38cm" svg:width="44.014cm" svg:height="6.818cm"/>
          <chart:axis chart:dimension="x" chart:name="primary-x" chart:style-name="ch4">
            <chart:title svg:x="22.171cm" svg:y="8.025cm" chart:style-name="ch5">
              <text:p>Decimal value of 1-byte key</text:p>
            </chart:title>
          </chart:axis>
          <chart:axis chart:dimension="y" chart:name="primary-y" chart:style-name="ch6">
            <chart:title svg:x="0.451cm" svg:y="1.512cm" chart:style-name="ch7">
              <text:p>Fitness value</text:p>
            </chart:title>
            <chart:grid chart:style-name="ch8" chart:class="major"/>
          </chart:axis>
          <chart:series chart:style-name="ch9" chart:values-cell-range-address="'Distance fitness'.C2:'Distance fitness'.C256" loext:label-string="&quot;Distance fitness&quot;" chart:class="chart:scatter">
            <chart:domain table:cell-range-address="'Distance fitness'.B2:'Distance fitness'.B256"/>
            <chart:data-point chart:repeated="255"/>
          </chart:series>
          <chart:series chart:style-name="ch10" chart:values-cell-range-address="Gauss.C2:Gauss.C256" loext:label-string="&quot;Distance fitness approx&quot;" chart:class="chart:scatter">
            <chart:domain table:cell-range-address="Gauss.B2:Gauss.B256"/>
            <chart:data-point chart:repeated="255"/>
          </chart:series>
          <chart:series chart:style-name="ch11" chart:values-cell-range-address="'Custom fitness'.C2:'Custom fitness'.C256" loext:label-string="&quot;Custom fitness&quot;" chart:class="chart:scatter">
            <chart:domain table:cell-range-address="'Custom fitness'.B2:'Custom fitness'.B256"/>
            <chart:data-point chart:repeated="255"/>
          </chart:series>
          <chart:series chart:style-name="ch12" chart:values-cell-range-address="'Bit difference fitness'.C2:'Bit difference fitness'.C256" loext:label-string="&quot;Bit difference fitness&quot;" chart:class="chart:scatter">
            <chart:domain table:cell-range-address="'Bit difference fitness'.B2:'Bit difference fitness'.B256"/>
            <chart:data-point chart:repeated="25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tance fitness</text:p>
              </table:table-cell>
              <table:table-cell office:value-type="string">
                <text:p>Column B</text:p>
              </table:table-cell>
              <table:table-cell office:value-type="string">
                <text:p>Distance fitness approx</text:p>
              </table:table-cell>
              <table:table-cell office:value-type="string">
                <text:p>Column B</text:p>
              </table:table-cell>
              <table:table-cell office:value-type="string">
                <text:p>Custom fitness</text:p>
              </table:table-cell>
              <table:table-cell office:value-type="string">
                <text:p>Column B</text:p>
              </table:table-cell>
              <table:table-cell office:value-type="string">
                <text:p>Bit difference fit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stance fitness'.B2:'Distance fitness'.B256</svg:desc>
                </draw:g>
              </table:table-cell>
              <table:table-cell office:value-type="float" office:value="317.953">
                <text:p>317.953</text:p>
                <draw:g>
                  <svg:desc>'Distance fitness'.C2:'Distance fitness'.C256</svg:desc>
                </draw:g>
              </table:table-cell>
              <table:table-cell office:value-type="float" office:value="1">
                <text:p>1</text:p>
                <draw:g>
                  <svg:desc>Gauss.B2:Gauss.B256</svg:desc>
                </draw:g>
              </table:table-cell>
              <table:table-cell office:value-type="float" office:value="444.366163331585">
                <text:p>444.366163331585</text:p>
                <draw:g>
                  <svg:desc>Gauss.C2:Gauss.C256</svg:desc>
                </draw:g>
              </table:table-cell>
              <table:table-cell office:value-type="float" office:value="1">
                <text:p>1</text:p>
                <draw:g>
                  <svg:desc>'Custom fitness'.B2:'Custom fitness'.B256</svg:desc>
                </draw:g>
              </table:table-cell>
              <table:table-cell office:value-type="float" office:value="104">
                <text:p>104</text:p>
                <draw:g>
                  <svg:desc>'Custom fitness'.C2:'Custom fitness'.C256</svg:desc>
                </draw:g>
              </table:table-cell>
              <table:table-cell office:value-type="float" office:value="1">
                <text:p>1</text:p>
                <draw:g>
                  <svg:desc>'Bit difference fitness'.B2:'Bit difference fitness'.B256</svg:desc>
                </draw:g>
              </table:table-cell>
              <table:table-cell office:value-type="float" office:value="33">
                <text:p>33</text:p>
                <draw:g>
                  <svg:desc>'Bit difference fitness'.C2:'Bit difference fitness'.C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7.869">
                <text:p>267.869</text:p>
              </table:table-cell>
              <table:table-cell office:value-type="float" office:value="2">
                <text:p>2</text:p>
              </table:table-cell>
              <table:table-cell office:value-type="float" office:value="447.414585650699">
                <text:p>447.414585650699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9.9">
                <text:p>269.9</text:p>
              </table:table-cell>
              <table:table-cell office:value-type="float" office:value="3">
                <text:p>3</text:p>
              </table:table-cell>
              <table:table-cell office:value-type="float" office:value="450.391994516672">
                <text:p>450.391994516672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.61">
                <text:p>284.61</text:p>
              </table:table-cell>
              <table:table-cell office:value-type="float" office:value="4">
                <text:p>4</text:p>
              </table:table-cell>
              <table:table-cell office:value-type="float" office:value="453.296698168294">
                <text:p>453.296698168294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0.716">
                <text:p>260.716</text:p>
              </table:table-cell>
              <table:table-cell office:value-type="float" office:value="5">
                <text:p>5</text:p>
              </table:table-cell>
              <table:table-cell office:value-type="float" office:value="456.127038414273">
                <text:p>456.127038414273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3.339">
                <text:p>333.339</text:p>
              </table:table-cell>
              <table:table-cell office:value-type="float" office:value="6">
                <text:p>6</text:p>
              </table:table-cell>
              <table:table-cell office:value-type="float" office:value="458.881392207495">
                <text:p>458.881392207495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0.379">
                <text:p>330.379</text:p>
              </table:table-cell>
              <table:table-cell office:value-type="float" office:value="7">
                <text:p>7</text:p>
              </table:table-cell>
              <table:table-cell office:value-type="float" office:value="461.558173193318">
                <text:p>461.558173193318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4.997">
                <text:p>164.997</text:p>
              </table:table-cell>
              <table:table-cell office:value-type="float" office:value="8">
                <text:p>8</text:p>
              </table:table-cell>
              <table:table-cell office:value-type="float" office:value="464.155833229809">
                <text:p>464.155833229809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3.064">
                <text:p>273.064</text:p>
              </table:table-cell>
              <table:table-cell office:value-type="float" office:value="9">
                <text:p>9</text:p>
              </table:table-cell>
              <table:table-cell office:value-type="float" office:value="466.672863877916">
                <text:p>466.672863877916</text:p>
              </table:table-cell>
              <table:table-cell office:value-type="float" office:value="9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0.711">
                <text:p>340.711</text:p>
              </table:table-cell>
              <table:table-cell office:value-type="float" office:value="10">
                <text:p>10</text:p>
              </table:table-cell>
              <table:table-cell office:value-type="float" office:value="469.107797859554">
                <text:p>469.107797859554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8.918">
                <text:p>218.918</text:p>
              </table:table-cell>
              <table:table-cell office:value-type="float" office:value="11">
                <text:p>11</text:p>
              </table:table-cell>
              <table:table-cell office:value-type="float" office:value="471.459210481633">
                <text:p>471.459210481633</text:p>
              </table:table-cell>
              <table:table-cell office:value-type="float" office:value="11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13.386">
                <text:p>313.386</text:p>
              </table:table-cell>
              <table:table-cell office:value-type="float" office:value="12">
                <text:p>12</text:p>
              </table:table-cell>
              <table:table-cell office:value-type="float" office:value="473.725721024106">
                <text:p>473.725721024106</text:p>
              </table:table-cell>
              <table:table-cell office:value-type="float" office:value="12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7.142">
                <text:p>187.142</text:p>
              </table:table-cell>
              <table:table-cell office:value-type="float" office:value="13">
                <text:p>13</text:p>
              </table:table-cell>
              <table:table-cell office:value-type="float" office:value="475.905994090138">
                <text:p>475.905994090138</text:p>
              </table:table-cell>
              <table:table-cell office:value-type="float" office:value="13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1.496">
                <text:p>161.496</text:p>
              </table:table-cell>
              <table:table-cell office:value-type="float" office:value="14">
                <text:p>14</text:p>
              </table:table-cell>
              <table:table-cell office:value-type="float" office:value="477.99874091655">
                <text:p>477.99874091655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9.16">
                <text:p>219.16</text:p>
              </table:table-cell>
              <table:table-cell office:value-type="float" office:value="15">
                <text:p>15</text:p>
              </table:table-cell>
              <table:table-cell office:value-type="float" office:value="480.002720642739">
                <text:p>480.002720642739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7.093">
                <text:p>327.093</text:p>
              </table:table-cell>
              <table:table-cell office:value-type="float" office:value="16">
                <text:p>16</text:p>
              </table:table-cell>
              <table:table-cell office:value-type="float" office:value="481.916741536328">
                <text:p>481.916741536328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1.154">
                <text:p>211.154</text:p>
              </table:table-cell>
              <table:table-cell office:value-type="float" office:value="17">
                <text:p>17</text:p>
              </table:table-cell>
              <table:table-cell office:value-type="float" office:value="483.739662173853">
                <text:p>483.739662173853</text:p>
              </table:table-cell>
              <table:table-cell office:value-type="float" office:value="17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0.964">
                <text:p>280.964</text:p>
              </table:table-cell>
              <table:table-cell office:value-type="float" office:value="18">
                <text:p>18</text:p>
              </table:table-cell>
              <table:table-cell office:value-type="float" office:value="485.470392574839">
                <text:p>485.470392574839</text:p>
              </table:table-cell>
              <table:table-cell office:value-type="float" office:value="18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90.852">
                <text:p>290.852</text:p>
              </table:table-cell>
              <table:table-cell office:value-type="float" office:value="19">
                <text:p>19</text:p>
              </table:table-cell>
              <table:table-cell office:value-type="float" office:value="487.107895287709">
                <text:p>487.107895287709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7.197">
                <text:p>327.197</text:p>
              </table:table-cell>
              <table:table-cell office:value-type="float" office:value="20">
                <text:p>20</text:p>
              </table:table-cell>
              <table:table-cell office:value-type="float" office:value="488.651186425989">
                <text:p>488.651186425989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1.26">
                <text:p>271.26</text:p>
              </table:table-cell>
              <table:table-cell office:value-type="float" office:value="21">
                <text:p>21</text:p>
              </table:table-cell>
              <table:table-cell office:value-type="float" office:value="490.099336653378">
                <text:p>490.099336653378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4.273">
                <text:p>304.273</text:p>
              </table:table-cell>
              <table:table-cell office:value-type="float" office:value="22">
                <text:p>22</text:p>
              </table:table-cell>
              <table:table-cell office:value-type="float" office:value="491.451472116289">
                <text:p>491.451472116289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8.849">
                <text:p>248.849</text:p>
              </table:table-cell>
              <table:table-cell office:value-type="float" office:value="23">
                <text:p>23</text:p>
              </table:table-cell>
              <table:table-cell office:value-type="float" office:value="492.706775322567">
                <text:p>492.706775322567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8.489">
                <text:p>288.489</text:p>
              </table:table-cell>
              <table:table-cell office:value-type="float" office:value="24">
                <text:p>24</text:p>
              </table:table-cell>
              <table:table-cell office:value-type="float" office:value="493.864485965126">
                <text:p>493.864485965126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5.067">
                <text:p>245.067</text:p>
              </table:table-cell>
              <table:table-cell office:value-type="float" office:value="25">
                <text:p>25</text:p>
              </table:table-cell>
              <table:table-cell office:value-type="float" office:value="494.923901689367">
                <text:p>494.923901689367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5.55">
                <text:p>225.55</text:p>
              </table:table-cell>
              <table:table-cell office:value-type="float" office:value="26">
                <text:p>26</text:p>
              </table:table-cell>
              <table:table-cell office:value-type="float" office:value="495.884378803273">
                <text:p>495.884378803273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35.857">
                <text:p>335.857</text:p>
              </table:table-cell>
              <table:table-cell office:value-type="float" office:value="27">
                <text:p>27</text:p>
              </table:table-cell>
              <table:table-cell office:value-type="float" office:value="496.745332929186">
                <text:p>496.745332929186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27.098">
                <text:p>327.098</text:p>
              </table:table-cell>
              <table:table-cell office:value-type="float" office:value="28">
                <text:p>28</text:p>
              </table:table-cell>
              <table:table-cell office:value-type="float" office:value="497.506239596341">
                <text:p>497.506239596341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7.432">
                <text:p>207.432</text:p>
              </table:table-cell>
              <table:table-cell office:value-type="float" office:value="29">
                <text:p>29</text:p>
              </table:table-cell>
              <table:table-cell office:value-type="float" office:value="498.166634773317">
                <text:p>498.166634773317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4.984">
                <text:p>184.984</text:p>
              </table:table-cell>
              <table:table-cell office:value-type="float" office:value="30">
                <text:p>30</text:p>
              </table:table-cell>
              <table:table-cell office:value-type="float" office:value="498.72611533964">
                <text:p>498.72611533964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4.8">
                <text:p>294.8</text:p>
              </table:table-cell>
              <table:table-cell office:value-type="float" office:value="31">
                <text:p>31</text:p>
              </table:table-cell>
              <table:table-cell office:value-type="float" office:value="499.18433949588">
                <text:p>499.18433949588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2.71">
                <text:p>182.71</text:p>
              </table:table-cell>
              <table:table-cell office:value-type="float" office:value="32">
                <text:p>32</text:p>
              </table:table-cell>
              <table:table-cell office:value-type="float" office:value="499.541027111646">
                <text:p>499.541027111646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70.263">
                <text:p>370.263</text:p>
              </table:table-cell>
              <table:table-cell office:value-type="float" office:value="33">
                <text:p>33</text:p>
              </table:table-cell>
              <table:table-cell office:value-type="float" office:value="499.795960010994">
                <text:p>499.795960010994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3.308">
                <text:p>243.308</text:p>
              </table:table-cell>
              <table:table-cell office:value-type="float" office:value="34">
                <text:p>34</text:p>
              </table:table-cell>
              <table:table-cell office:value-type="float" office:value="499.94898219483">
                <text:p>499.94898219483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3.034">
                <text:p>323.034</text:p>
              </table:table-cell>
              <table:table-cell office:value-type="float" office:value="35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4.072">
                <text:p>284.072</text:p>
              </table:table-cell>
              <table:table-cell office:value-type="float" office:value="36">
                <text:p>36</text:p>
              </table:table-cell>
              <table:table-cell office:value-type="float" office:value="499.94898219483">
                <text:p>499.94898219483</text:p>
              </table:table-cell>
              <table:table-cell office:value-type="float" office:value="36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1.013">
                <text:p>311.013</text:p>
              </table:table-cell>
              <table:table-cell office:value-type="float" office:value="37">
                <text:p>37</text:p>
              </table:table-cell>
              <table:table-cell office:value-type="float" office:value="499.795960010994">
                <text:p>499.795960010994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8.067">
                <text:p>178.067</text:p>
              </table:table-cell>
              <table:table-cell office:value-type="float" office:value="38">
                <text:p>38</text:p>
              </table:table-cell>
              <table:table-cell office:value-type="float" office:value="499.541027111646">
                <text:p>499.541027111646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4.884">
                <text:p>154.884</text:p>
              </table:table-cell>
              <table:table-cell office:value-type="float" office:value="39">
                <text:p>39</text:p>
              </table:table-cell>
              <table:table-cell office:value-type="float" office:value="499.18433949588">
                <text:p>499.18433949588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7.093">
                <text:p>237.093</text:p>
              </table:table-cell>
              <table:table-cell office:value-type="float" office:value="40">
                <text:p>40</text:p>
              </table:table-cell>
              <table:table-cell office:value-type="float" office:value="498.72611533964">
                <text:p>498.72611533964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6.417">
                <text:p>266.417</text:p>
              </table:table-cell>
              <table:table-cell office:value-type="float" office:value="41">
                <text:p>41</text:p>
              </table:table-cell>
              <table:table-cell office:value-type="float" office:value="498.166634773317">
                <text:p>498.166634773317</text:p>
              </table:table-cell>
              <table:table-cell office:value-type="float" office:value="41">
                <text:p>41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3.89">
                <text:p>203.89</text:p>
              </table:table-cell>
              <table:table-cell office:value-type="float" office:value="42">
                <text:p>42</text:p>
              </table:table-cell>
              <table:table-cell office:value-type="float" office:value="497.506239596341">
                <text:p>497.506239596341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10.67">
                <text:p>310.67</text:p>
              </table:table-cell>
              <table:table-cell office:value-type="float" office:value="43">
                <text:p>43</text:p>
              </table:table-cell>
              <table:table-cell office:value-type="float" office:value="496.745332929186">
                <text:p>496.745332929186</text:p>
              </table:table-cell>
              <table:table-cell office:value-type="float" office:value="43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6.652">
                <text:p>216.652</text:p>
              </table:table-cell>
              <table:table-cell office:value-type="float" office:value="44">
                <text:p>44</text:p>
              </table:table-cell>
              <table:table-cell office:value-type="float" office:value="495.884378803273">
                <text:p>495.884378803273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2.713">
                <text:p>212.713</text:p>
              </table:table-cell>
              <table:table-cell office:value-type="float" office:value="45">
                <text:p>45</text:p>
              </table:table-cell>
              <table:table-cell office:value-type="float" office:value="494.923901689367">
                <text:p>494.923901689367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01.518">
                <text:p>301.518</text:p>
              </table:table-cell>
              <table:table-cell office:value-type="float" office:value="46">
                <text:p>46</text:p>
              </table:table-cell>
              <table:table-cell office:value-type="float" office:value="493.864485965126">
                <text:p>493.864485965126</text:p>
              </table:table-cell>
              <table:table-cell office:value-type="float" office:value="46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7.395">
                <text:p>167.395</text:p>
              </table:table-cell>
              <table:table-cell office:value-type="float" office:value="47">
                <text:p>47</text:p>
              </table:table-cell>
              <table:table-cell office:value-type="float" office:value="492.706775322567">
                <text:p>492.706775322567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9.251">
                <text:p>199.251</text:p>
              </table:table-cell>
              <table:table-cell office:value-type="float" office:value="48">
                <text:p>48</text:p>
              </table:table-cell>
              <table:table-cell office:value-type="float" office:value="491.451472116289">
                <text:p>491.451472116289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98.525">
                <text:p>298.525</text:p>
              </table:table-cell>
              <table:table-cell office:value-type="float" office:value="49">
                <text:p>49</text:p>
              </table:table-cell>
              <table:table-cell office:value-type="float" office:value="490.099336653378">
                <text:p>490.099336653378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3.669">
                <text:p>313.669</text:p>
              </table:table-cell>
              <table:table-cell office:value-type="float" office:value="50">
                <text:p>50</text:p>
              </table:table-cell>
              <table:table-cell office:value-type="float" office:value="488.651186425989">
                <text:p>488.651186425989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0.237">
                <text:p>270.237</text:p>
              </table:table-cell>
              <table:table-cell office:value-type="float" office:value="51">
                <text:p>51</text:p>
              </table:table-cell>
              <table:table-cell office:value-type="float" office:value="487.107895287709">
                <text:p>487.107895287709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2.513">
                <text:p>222.513</text:p>
              </table:table-cell>
              <table:table-cell office:value-type="float" office:value="52">
                <text:p>52</text:p>
              </table:table-cell>
              <table:table-cell office:value-type="float" office:value="485.470392574839">
                <text:p>485.470392574839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0.776">
                <text:p>160.776</text:p>
              </table:table-cell>
              <table:table-cell office:value-type="float" office:value="53">
                <text:p>53</text:p>
              </table:table-cell>
              <table:table-cell office:value-type="float" office:value="483.739662173853">
                <text:p>483.73966217385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59.656">
                <text:p>259.656</text:p>
              </table:table-cell>
              <table:table-cell office:value-type="float" office:value="54">
                <text:p>54</text:p>
              </table:table-cell>
              <table:table-cell office:value-type="float" office:value="481.916741536328">
                <text:p>481.916741536328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44.258">
                <text:p>244.258</text:p>
              </table:table-cell>
              <table:table-cell office:value-type="float" office:value="55">
                <text:p>55</text:p>
              </table:table-cell>
              <table:table-cell office:value-type="float" office:value="480.002720642739">
                <text:p>480.002720642739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98.995">
                <text:p>298.995</text:p>
              </table:table-cell>
              <table:table-cell office:value-type="float" office:value="56">
                <text:p>56</text:p>
              </table:table-cell>
              <table:table-cell office:value-type="float" office:value="477.99874091655">
                <text:p>477.99874091655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08.582">
                <text:p>308.582</text:p>
              </table:table-cell>
              <table:table-cell office:value-type="float" office:value="57">
                <text:p>57</text:p>
              </table:table-cell>
              <table:table-cell office:value-type="float" office:value="475.905994090138">
                <text:p>475.90599409013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28.824">
                <text:p>328.824</text:p>
              </table:table-cell>
              <table:table-cell office:value-type="float" office:value="58">
                <text:p>58</text:p>
              </table:table-cell>
              <table:table-cell office:value-type="float" office:value="473.725721024106">
                <text:p>473.725721024106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72.211">
                <text:p>272.211</text:p>
              </table:table-cell>
              <table:table-cell office:value-type="float" office:value="59">
                <text:p>59</text:p>
              </table:table-cell>
              <table:table-cell office:value-type="float" office:value="471.459210481633">
                <text:p>471.459210481633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5.083">
                <text:p>235.083</text:p>
              </table:table-cell>
              <table:table-cell office:value-type="float" office:value="60">
                <text:p>60</text:p>
              </table:table-cell>
              <table:table-cell office:value-type="float" office:value="469.107797859554">
                <text:p>469.107797859554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3.279">
                <text:p>213.279</text:p>
              </table:table-cell>
              <table:table-cell office:value-type="float" office:value="61">
                <text:p>61</text:p>
              </table:table-cell>
              <table:table-cell office:value-type="float" office:value="466.672863877916">
                <text:p>466.672863877916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22.463">
                <text:p>222.463</text:p>
              </table:table-cell>
              <table:table-cell office:value-type="float" office:value="62">
                <text:p>62</text:p>
              </table:table-cell>
              <table:table-cell office:value-type="float" office:value="464.155833229809">
                <text:p>464.155833229809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2.321">
                <text:p>282.321</text:p>
              </table:table-cell>
              <table:table-cell office:value-type="float" office:value="63">
                <text:p>63</text:p>
              </table:table-cell>
              <table:table-cell office:value-type="float" office:value="461.558173193318">
                <text:p>461.558173193318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72.668">
                <text:p>272.668</text:p>
              </table:table-cell>
              <table:table-cell office:value-type="float" office:value="64">
                <text:p>64</text:p>
              </table:table-cell>
              <table:table-cell office:value-type="float" office:value="458.881392207495">
                <text:p>458.881392207495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64">
                <text:p>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35.437">
                <text:p>335.437</text:p>
              </table:table-cell>
              <table:table-cell office:value-type="float" office:value="65">
                <text:p>65</text:p>
              </table:table-cell>
              <table:table-cell office:value-type="float" office:value="456.127038414273">
                <text:p>456.127038414273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80.943">
                <text:p>280.943</text:p>
              </table:table-cell>
              <table:table-cell office:value-type="float" office:value="66">
                <text:p>66</text:p>
              </table:table-cell>
              <table:table-cell office:value-type="float" office:value="453.296698168294">
                <text:p>453.296698168294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90.053">
                <text:p>190.053</text:p>
              </table:table-cell>
              <table:table-cell office:value-type="float" office:value="67">
                <text:p>67</text:p>
              </table:table-cell>
              <table:table-cell office:value-type="float" office:value="450.391994516672">
                <text:p>450.391994516672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79.636">
                <text:p>179.636</text:p>
              </table:table-cell>
              <table:table-cell office:value-type="float" office:value="68">
                <text:p>68</text:p>
              </table:table-cell>
              <table:table-cell office:value-type="float" office:value="447.414585650699">
                <text:p>447.414585650699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53.9">
                <text:p>253.9</text:p>
              </table:table-cell>
              <table:table-cell office:value-type="float" office:value="69">
                <text:p>69</text:p>
              </table:table-cell>
              <table:table-cell office:value-type="float" office:value="444.366163331585">
                <text:p>444.366163331585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79.201">
                <text:p>179.201</text:p>
              </table:table-cell>
              <table:table-cell office:value-type="float" office:value="70">
                <text:p>70</text:p>
              </table:table-cell>
              <table:table-cell office:value-type="float" office:value="441.248451292298">
                <text:p>441.248451292298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92.344">
                <text:p>292.344</text:p>
              </table:table-cell>
              <table:table-cell office:value-type="float" office:value="71">
                <text:p>71</text:p>
              </table:table-cell>
              <table:table-cell office:value-type="float" office:value="438.063203617632">
                <text:p>438.063203617632</text:p>
              </table:table-cell>
              <table:table-cell office:value-type="float" office:value="71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12.37">
                <text:p>312.37</text:p>
              </table:table-cell>
              <table:table-cell office:value-type="float" office:value="72">
                <text:p>72</text:p>
              </table:table-cell>
              <table:table-cell office:value-type="float" office:value="434.812203104609">
                <text:p>434.812203104609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46.22">
                <text:p>346.22</text:p>
              </table:table-cell>
              <table:table-cell office:value-type="float" office:value="73">
                <text:p>73</text:p>
              </table:table-cell>
              <table:table-cell office:value-type="float" office:value="431.497259605362">
                <text:p>431.497259605362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99.339">
                <text:p>199.339</text:p>
              </table:table-cell>
              <table:table-cell office:value-type="float" office:value="74">
                <text:p>74</text:p>
              </table:table-cell>
              <table:table-cell office:value-type="float" office:value="428.120208354651">
                <text:p>428.120208354651</text:p>
              </table:table-cell>
              <table:table-cell office:value-type="float" office:value="74">
                <text:p>7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24.038">
                <text:p>224.038</text:p>
              </table:table-cell>
              <table:table-cell office:value-type="float" office:value="75">
                <text:p>75</text:p>
              </table:table-cell>
              <table:table-cell office:value-type="float" office:value="424.682908284156">
                <text:p>424.682908284156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34.68">
                <text:p>334.68</text:p>
              </table:table-cell>
              <table:table-cell office:value-type="float" office:value="76">
                <text:p>76</text:p>
              </table:table-cell>
              <table:table-cell office:value-type="float" office:value="421.187240325712">
                <text:p>421.187240325712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62.244">
                <text:p>262.244</text:p>
              </table:table-cell>
              <table:table-cell office:value-type="float" office:value="77">
                <text:p>77</text:p>
              </table:table-cell>
              <table:table-cell office:value-type="float" office:value="417.635105705636">
                <text:p>417.635105705636</text:p>
              </table:table-cell>
              <table:table-cell office:value-type="float" office:value="77">
                <text:p>77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81.65">
                <text:p>281.65</text:p>
              </table:table-cell>
              <table:table-cell office:value-type="float" office:value="78">
                <text:p>78</text:p>
              </table:table-cell>
              <table:table-cell office:value-type="float" office:value="414.028424232301">
                <text:p>414.028424232301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80.854">
                <text:p>280.854</text:p>
              </table:table-cell>
              <table:table-cell office:value-type="float" office:value="79">
                <text:p>79</text:p>
              </table:table-cell>
              <table:table-cell office:value-type="float" office:value="410.369132579099">
                <text:p>410.369132579099</text:p>
              </table:table-cell>
              <table:table-cell office:value-type="float" office:value="79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15.66">
                <text:p>315.66</text:p>
              </table:table-cell>
              <table:table-cell office:value-type="float" office:value="80">
                <text:p>80</text:p>
              </table:table-cell>
              <table:table-cell office:value-type="float" office:value="406.659182564923">
                <text:p>406.659182564923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65.213">
                <text:p>265.213</text:p>
              </table:table-cell>
              <table:table-cell office:value-type="float" office:value="81">
                <text:p>81</text:p>
              </table:table-cell>
              <table:table-cell office:value-type="float" office:value="402.900539434288">
                <text:p>402.900539434288</text:p>
              </table:table-cell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88.481">
                <text:p>288.481</text:p>
              </table:table-cell>
              <table:table-cell office:value-type="float" office:value="82">
                <text:p>82</text:p>
              </table:table-cell>
              <table:table-cell office:value-type="float" office:value="399.095180139192">
                <text:p>399.095180139192</text:p>
              </table:table-cell>
              <table:table-cell office:value-type="float" office:value="82">
                <text:p>82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97.679">
                <text:p>297.679</text:p>
              </table:table-cell>
              <table:table-cell office:value-type="float" office:value="83">
                <text:p>83</text:p>
              </table:table-cell>
              <table:table-cell office:value-type="float" office:value="395.245091624789">
                <text:p>395.245091624789</text:p>
              </table:table-cell>
              <table:table-cell office:value-type="float" office:value="83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26.992">
                <text:p>326.992</text:p>
              </table:table-cell>
              <table:table-cell office:value-type="float" office:value="84">
                <text:p>84</text:p>
              </table:table-cell>
              <table:table-cell office:value-type="float" office:value="391.352269120934">
                <text:p>391.352269120934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58.232">
                <text:p>258.232</text:p>
              </table:table-cell>
              <table:table-cell office:value-type="float" office:value="85">
                <text:p>85</text:p>
              </table:table-cell>
              <table:table-cell office:value-type="float" office:value="387.418714441625">
                <text:p>387.418714441625</text:p>
              </table:table-cell>
              <table:table-cell office:value-type="float" office:value="85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90.445">
                <text:p>390.445</text:p>
              </table:table-cell>
              <table:table-cell office:value-type="float" office:value="86">
                <text:p>86</text:p>
              </table:table-cell>
              <table:table-cell office:value-type="float" office:value="383.446434294329">
                <text:p>383.446434294329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39.296">
                <text:p>339.296</text:p>
              </table:table-cell>
              <table:table-cell office:value-type="float" office:value="87">
                <text:p>87</text:p>
              </table:table-cell>
              <table:table-cell office:value-type="float" office:value="379.437438601174">
                <text:p>379.437438601174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66.028">
                <text:p>266.028</text:p>
              </table:table-cell>
              <table:table-cell office:value-type="float" office:value="88">
                <text:p>88</text:p>
              </table:table-cell>
              <table:table-cell office:value-type="float" office:value="375.393738833907">
                <text:p>375.393738833907</text:p>
              </table:table-cell>
              <table:table-cell office:value-type="float" office:value="88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46.762">
                <text:p>346.762</text:p>
              </table:table-cell>
              <table:table-cell office:value-type="float" office:value="89">
                <text:p>89</text:p>
              </table:table-cell>
              <table:table-cell office:value-type="float" office:value="371.317346364528">
                <text:p>371.317346364528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92.544">
                <text:p>292.544</text:p>
              </table:table-cell>
              <table:table-cell office:value-type="float" office:value="90">
                <text:p>90</text:p>
              </table:table-cell>
              <table:table-cell office:value-type="float" office:value="367.210270833429">
                <text:p>367.210270833429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54.49">
                <text:p>254.49</text:p>
              </table:table-cell>
              <table:table-cell office:value-type="float" office:value="91">
                <text:p>91</text:p>
              </table:table-cell>
              <table:table-cell office:value-type="float" office:value="363.074518536845">
                <text:p>363.074518536845</text:p>
              </table:table-cell>
              <table:table-cell office:value-type="float" office:value="91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74.551">
                <text:p>274.551</text:p>
              </table:table-cell>
              <table:table-cell office:value-type="float" office:value="92">
                <text:p>92</text:p>
              </table:table-cell>
              <table:table-cell office:value-type="float" office:value="358.912090835374">
                <text:p>358.912090835374</text:p>
              </table:table-cell>
              <table:table-cell office:value-type="float" office:value="92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84.056">
                <text:p>284.056</text:p>
              </table:table-cell>
              <table:table-cell office:value-type="float" office:value="93">
                <text:p>93</text:p>
              </table:table-cell>
              <table:table-cell office:value-type="float" office:value="354.724982585261">
                <text:p>354.724982585261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5.382">
                <text:p>195.382</text:p>
              </table:table-cell>
              <table:table-cell office:value-type="float" office:value="94">
                <text:p>94</text:p>
              </table:table-cell>
              <table:table-cell office:value-type="float" office:value="350.515180594106">
                <text:p>350.515180594106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49.479">
                <text:p>249.479</text:p>
              </table:table-cell>
              <table:table-cell office:value-type="float" office:value="95">
                <text:p>95</text:p>
              </table:table-cell>
              <table:table-cell office:value-type="float" office:value="346.284662102599">
                <text:p>346.284662102599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23.497">
                <text:p>323.497</text:p>
              </table:table-cell>
              <table:table-cell office:value-type="float" office:value="96">
                <text:p>96</text:p>
              </table:table-cell>
              <table:table-cell office:value-type="float" office:value="342.035393293814">
                <text:p>342.035393293814</text:p>
              </table:table-cell>
              <table:table-cell office:value-type="float" office:value="96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21.89">
                <text:p>221.89</text:p>
              </table:table-cell>
              <table:table-cell office:value-type="float" office:value="97">
                <text:p>97</text:p>
              </table:table-cell>
              <table:table-cell office:value-type="float" office:value="337.769327831566">
                <text:p>337.769327831566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81.526">
                <text:p>281.526</text:p>
              </table:table-cell>
              <table:table-cell office:value-type="float" office:value="98">
                <text:p>98</text:p>
              </table:table-cell>
              <table:table-cell office:value-type="float" office:value="333.488405429237">
                <text:p>333.488405429237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32.621">
                <text:p>332.621</text:p>
              </table:table-cell>
              <table:table-cell office:value-type="float" office:value="99">
                <text:p>99</text:p>
              </table:table-cell>
              <table:table-cell office:value-type="float" office:value="329.194550450466">
                <text:p>329.194550450466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02.899">
                <text:p>302.899</text:p>
              </table:table-cell>
              <table:table-cell office:value-type="float" office:value="100">
                <text:p>100</text:p>
              </table:table-cell>
              <table:table-cell office:value-type="float" office:value="324.88967054298">
                <text:p>324.88967054298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23.763">
                <text:p>223.763</text:p>
              </table:table-cell>
              <table:table-cell office:value-type="float" office:value="101">
                <text:p>101</text:p>
              </table:table-cell>
              <table:table-cell office:value-type="float" office:value="320.575655306827">
                <text:p>320.575655306827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61.348">
                <text:p>261.348</text:p>
              </table:table-cell>
              <table:table-cell office:value-type="float" office:value="102">
                <text:p>102</text:p>
              </table:table-cell>
              <table:table-cell office:value-type="float" office:value="316.254374998185">
                <text:p>316.254374998185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89.705">
                <text:p>189.705</text:p>
              </table:table-cell>
              <table:table-cell office:value-type="float" office:value="103">
                <text:p>103</text:p>
              </table:table-cell>
              <table:table-cell office:value-type="float" office:value="311.927679269843">
                <text:p>311.927679269843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28.956">
                <text:p>228.956</text:p>
              </table:table-cell>
              <table:table-cell office:value-type="float" office:value="104">
                <text:p>104</text:p>
              </table:table-cell>
              <table:table-cell office:value-type="float" office:value="307.597395949426">
                <text:p>307.597395949426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04">
                <text:p>1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303.265329856317">
                <text:p>303.265329856317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93.598">
                <text:p>293.598</text:p>
              </table:table-cell>
              <table:table-cell office:value-type="float" office:value="106">
                <text:p>106</text:p>
              </table:table-cell>
              <table:table-cell office:value-type="float" office:value="298.933261658189">
                <text:p>298.933261658189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06">
                <text:p>1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00.346">
                <text:p>300.346</text:p>
              </table:table-cell>
              <table:table-cell office:value-type="float" office:value="107">
                <text:p>107</text:p>
              </table:table-cell>
              <table:table-cell office:value-type="float" office:value="294.602946768008">
                <text:p>294.602946768008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92.488">
                <text:p>292.488</text:p>
              </table:table-cell>
              <table:table-cell office:value-type="float" office:value="108">
                <text:p>108</text:p>
              </table:table-cell>
              <table:table-cell office:value-type="float" office:value="290.276114282244">
                <text:p>290.276114282244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80.742">
                <text:p>280.742</text:p>
              </table:table-cell>
              <table:table-cell office:value-type="float" office:value="109">
                <text:p>109</text:p>
              </table:table-cell>
              <table:table-cell office:value-type="float" office:value="285.954465961022">
                <text:p>285.954465961022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80.293">
                <text:p>380.293</text:p>
              </table:table-cell>
              <table:table-cell office:value-type="float" office:value="110">
                <text:p>110</text:p>
              </table:table-cell>
              <table:table-cell office:value-type="float" office:value="281.639675250827">
                <text:p>281.639675250827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29.308">
                <text:p>229.308</text:p>
              </table:table-cell>
              <table:table-cell office:value-type="float" office:value="111">
                <text:p>111</text:p>
              </table:table-cell>
              <table:table-cell office:value-type="float" office:value="277.333386350334">
                <text:p>277.333386350334</text:p>
              </table:table-cell>
              <table:table-cell office:value-type="float" office:value="111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5.275">
                <text:p>225.275</text:p>
              </table:table-cell>
              <table:table-cell office:value-type="float" office:value="112">
                <text:p>112</text:p>
              </table:table-cell>
              <table:table-cell office:value-type="float" office:value="273.037213319855">
                <text:p>273.037213319855</text:p>
              </table:table-cell>
              <table:table-cell office:value-type="float" office:value="112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85.599">
                <text:p>285.599</text:p>
              </table:table-cell>
              <table:table-cell office:value-type="float" office:value="113">
                <text:p>113</text:p>
              </table:table-cell>
              <table:table-cell office:value-type="float" office:value="268.752739234818">
                <text:p>268.752739234818</text:p>
              </table:table-cell>
              <table:table-cell office:value-type="float" office:value="113">
                <text:p>113</text:p>
              </table:table-cell>
              <table:table-cell office:value-type="float" office:value="8">
                <text:p>8</text:p>
              </table:table-cell>
              <table:table-cell office:value-type="float" office:value="113">
                <text:p>1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73.492">
                <text:p>373.492</text:p>
              </table:table-cell>
              <table:table-cell office:value-type="float" office:value="114">
                <text:p>114</text:p>
              </table:table-cell>
              <table:table-cell office:value-type="float" office:value="264.481515383654">
                <text:p>264.481515383654</text:p>
              </table:table-cell>
              <table:table-cell office:value-type="float" office:value="114">
                <text:p>114</text:p>
              </table:table-cell>
              <table:table-cell office:value-type="float" office:value="9">
                <text:p>9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45.563">
                <text:p>245.563</text:p>
              </table:table-cell>
              <table:table-cell office:value-type="float" office:value="115">
                <text:p>115</text:p>
              </table:table-cell>
              <table:table-cell office:value-type="float" office:value="260.225060510351">
                <text:p>260.225060510351</text:p>
              </table:table-cell>
              <table:table-cell office:value-type="float" office:value="115">
                <text:p>115</text:p>
              </table:table-cell>
              <table:table-cell office:value-type="float" office:value="10">
                <text:p>10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58.124">
                <text:p>358.124</text:p>
              </table:table-cell>
              <table:table-cell office:value-type="float" office:value="116">
                <text:p>116</text:p>
              </table:table-cell>
              <table:table-cell office:value-type="float" office:value="255.984860101917">
                <text:p>255.984860101917</text:p>
              </table:table-cell>
              <table:table-cell office:value-type="float" office:value="116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116">
                <text:p>1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59.461">
                <text:p>259.461</text:p>
              </table:table-cell>
              <table:table-cell office:value-type="float" office:value="117">
                <text:p>117</text:p>
              </table:table-cell>
              <table:table-cell office:value-type="float" office:value="251.762365720895">
                <text:p>251.762365720895</text:p>
              </table:table-cell>
              <table:table-cell office:value-type="float" office:value="117">
                <text:p>117</text:p>
              </table:table-cell>
              <table:table-cell office:value-type="float" office:value="12">
                <text:p>12</text:p>
              </table:table-cell>
              <table:table-cell office:value-type="float" office:value="117">
                <text:p>1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03.419">
                <text:p>303.419</text:p>
              </table:table-cell>
              <table:table-cell office:value-type="float" office:value="118">
                <text:p>118</text:p>
              </table:table-cell>
              <table:table-cell office:value-type="float" office:value="247.558994383012">
                <text:p>247.558994383012</text:p>
              </table:table-cell>
              <table:table-cell office:value-type="float" office:value="118">
                <text:p>118</text:p>
              </table:table-cell>
              <table:table-cell office:value-type="float" office:value="13">
                <text:p>13</text:p>
              </table:table-cell>
              <table:table-cell office:value-type="float" office:value="118">
                <text:p>1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70.183">
                <text:p>270.183</text:p>
              </table:table-cell>
              <table:table-cell office:value-type="float" office:value="119">
                <text:p>119</text:p>
              </table:table-cell>
              <table:table-cell office:value-type="float" office:value="243.376127979986">
                <text:p>243.376127979986</text:p>
              </table:table-cell>
              <table:table-cell office:value-type="float" office:value="119">
                <text:p>119</text:p>
              </table:table-cell>
              <table:table-cell office:value-type="float" office:value="14">
                <text:p>14</text:p>
              </table:table-cell>
              <table:table-cell office:value-type="float" office:value="119">
                <text:p>1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4.964">
                <text:p>234.964</text:p>
              </table:table-cell>
              <table:table-cell office:value-type="float" office:value="120">
                <text:p>120</text:p>
              </table:table-cell>
              <table:table-cell office:value-type="float" office:value="239.215112747453">
                <text:p>239.215112747453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37.323">
                <text:p>237.323</text:p>
              </table:table-cell>
              <table:table-cell office:value-type="float" office:value="121">
                <text:p>121</text:p>
              </table:table-cell>
              <table:table-cell office:value-type="float" office:value="235.077258777892">
                <text:p>235.077258777892</text:p>
              </table:table-cell>
              <table:table-cell office:value-type="float" office:value="121">
                <text:p>121</text:p>
              </table:table-cell>
              <table:table-cell office:value-type="float" office:value="16">
                <text:p>16</text:p>
              </table:table-cell>
              <table:table-cell office:value-type="float" office:value="121">
                <text:p>1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60.878">
                <text:p>360.878</text:p>
              </table:table-cell>
              <table:table-cell office:value-type="float" office:value="122">
                <text:p>122</text:p>
              </table:table-cell>
              <table:table-cell office:value-type="float" office:value="230.963839578396">
                <text:p>230.963839578396</text:p>
              </table:table-cell>
              <table:table-cell office:value-type="float" office:value="122">
                <text:p>122</text:p>
              </table:table-cell>
              <table:table-cell office:value-type="float" office:value="17">
                <text:p>17</text:p>
              </table:table-cell>
              <table:table-cell office:value-type="float" office:value="122">
                <text:p>1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94.028">
                <text:p>194.028</text:p>
              </table:table-cell>
              <table:table-cell office:value-type="float" office:value="123">
                <text:p>123</text:p>
              </table:table-cell>
              <table:table-cell office:value-type="float" office:value="226.876091673041">
                <text:p>226.876091673041</text:p>
              </table:table-cell>
              <table:table-cell office:value-type="float" office:value="123">
                <text:p>123</text:p>
              </table:table-cell>
              <table:table-cell office:value-type="float" office:value="18">
                <text:p>18</text:p>
              </table:table-cell>
              <table:table-cell office:value-type="float" office:value="123">
                <text:p>1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39.338">
                <text:p>339.338</text:p>
              </table:table-cell>
              <table:table-cell office:value-type="float" office:value="124">
                <text:p>124</text:p>
              </table:table-cell>
              <table:table-cell office:value-type="float" office:value="222.815214249586">
                <text:p>222.815214249586</text:p>
              </table:table-cell>
              <table:table-cell office:value-type="float" office:value="124">
                <text:p>124</text:p>
              </table:table-cell>
              <table:table-cell office:value-type="float" office:value="19">
                <text:p>19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4.356">
                <text:p>254.356</text:p>
              </table:table-cell>
              <table:table-cell office:value-type="float" office:value="125">
                <text:p>125</text:p>
              </table:table-cell>
              <table:table-cell office:value-type="float" office:value="218.782368850135">
                <text:p>218.782368850135</text:p>
              </table:table-cell>
              <table:table-cell office:value-type="float" office:value="125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83.249">
                <text:p>283.249</text:p>
              </table:table-cell>
              <table:table-cell office:value-type="float" office:value="126">
                <text:p>126</text:p>
              </table:table-cell>
              <table:table-cell office:value-type="float" office:value="214.77867910537">
                <text:p>214.77867910537</text:p>
              </table:table-cell>
              <table:table-cell office:value-type="float" office:value="126">
                <text:p>126</text:p>
              </table:table-cell>
              <table:table-cell office:value-type="float" office:value="21">
                <text:p>21</text:p>
              </table:table-cell>
              <table:table-cell office:value-type="float" office:value="126">
                <text:p>1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77.454">
                <text:p>177.454</text:p>
              </table:table-cell>
              <table:table-cell office:value-type="float" office:value="127">
                <text:p>127</text:p>
              </table:table-cell>
              <table:table-cell office:value-type="float" office:value="210.805230511902">
                <text:p>210.805230511902</text:p>
              </table:table-cell>
              <table:table-cell office:value-type="float" office:value="127">
                <text:p>127</text:p>
              </table:table-cell>
              <table:table-cell office:value-type="float" office:value="22">
                <text:p>22</text:p>
              </table:table-cell>
              <table:table-cell office:value-type="float" office:value="127">
                <text:p>1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92.224">
                <text:p>192.224</text:p>
              </table:table-cell>
              <table:table-cell office:value-type="float" office:value="128">
                <text:p>128</text:p>
              </table:table-cell>
              <table:table-cell office:value-type="float" office:value="206.86307025222">
                <text:p>206.86307025222</text:p>
              </table:table-cell>
              <table:table-cell office:value-type="float" office:value="128">
                <text:p>128</text:p>
              </table:table-cell>
              <table:table-cell office:value-type="float" office:value="23">
                <text:p>23</text:p>
              </table:table-cell>
              <table:table-cell office:value-type="float" office:value="128">
                <text:p>1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45.662">
                <text:p>245.662</text:p>
              </table:table-cell>
              <table:table-cell office:value-type="float" office:value="129">
                <text:p>129</text:p>
              </table:table-cell>
              <table:table-cell office:value-type="float" office:value="202.953207056675">
                <text:p>202.953207056675</text:p>
              </table:table-cell>
              <table:table-cell office:value-type="float" office:value="129">
                <text:p>129</text:p>
              </table:table-cell>
              <table:table-cell office:value-type="float" office:value="24">
                <text:p>24</text:p>
              </table:table-cell>
              <table:table-cell office:value-type="float" office:value="129">
                <text:p>1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50.318">
                <text:p>350.318</text:p>
              </table:table-cell>
              <table:table-cell office:value-type="float" office:value="130">
                <text:p>130</text:p>
              </table:table-cell>
              <table:table-cell office:value-type="float" office:value="199.076611106906">
                <text:p>199.076611106906</text:p>
              </table:table-cell>
              <table:table-cell office:value-type="float" office:value="130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130">
                <text:p>1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27.794">
                <text:p>327.794</text:p>
              </table:table-cell>
              <table:table-cell office:value-type="float" office:value="131">
                <text:p>131</text:p>
              </table:table-cell>
              <table:table-cell office:value-type="float" office:value="195.234213980028">
                <text:p>195.234213980028</text:p>
              </table:table-cell>
              <table:table-cell office:value-type="float" office:value="131">
                <text:p>131</text:p>
              </table:table-cell>
              <table:table-cell office:value-type="float" office:value="26">
                <text:p>26</text:p>
              </table:table-cell>
              <table:table-cell office:value-type="float" office:value="131">
                <text:p>1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72.219">
                <text:p>272.219</text:p>
              </table:table-cell>
              <table:table-cell office:value-type="float" office:value="132">
                <text:p>132</text:p>
              </table:table-cell>
              <table:table-cell office:value-type="float" office:value="191.426908632898">
                <text:p>191.426908632898</text:p>
              </table:table-cell>
              <table:table-cell office:value-type="float" office:value="132">
                <text:p>132</text:p>
              </table:table-cell>
              <table:table-cell office:value-type="float" office:value="27">
                <text:p>27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30.801">
                <text:p>230.801</text:p>
              </table:table-cell>
              <table:table-cell office:value-type="float" office:value="133">
                <text:p>133</text:p>
              </table:table-cell>
              <table:table-cell office:value-type="float" office:value="187.6555494257">
                <text:p>187.6555494257</text:p>
              </table:table-cell>
              <table:table-cell office:value-type="float" office:value="133">
                <text:p>133</text:p>
              </table:table-cell>
              <table:table-cell office:value-type="float" office:value="28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0.338">
                <text:p>170.338</text:p>
              </table:table-cell>
              <table:table-cell office:value-type="float" office:value="134">
                <text:p>134</text:p>
              </table:table-cell>
              <table:table-cell office:value-type="float" office:value="183.920952184066">
                <text:p>183.920952184066</text:p>
              </table:table-cell>
              <table:table-cell office:value-type="float" office:value="134">
                <text:p>134</text:p>
              </table:table-cell>
              <table:table-cell office:value-type="float" office:value="29">
                <text:p>29</text:p>
              </table:table-cell>
              <table:table-cell office:value-type="float" office:value="134">
                <text:p>1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5.339">
                <text:p>245.339</text:p>
              </table:table-cell>
              <table:table-cell office:value-type="float" office:value="135">
                <text:p>135</text:p>
              </table:table-cell>
              <table:table-cell office:value-type="float" office:value="180.223894298911">
                <text:p>180.223894298911</text:p>
              </table:table-cell>
              <table:table-cell office:value-type="float" office:value="135">
                <text:p>135</text:p>
              </table:table-cell>
              <table:table-cell office:value-type="float" office:value="30">
                <text:p>30</text:p>
              </table:table-cell>
              <table:table-cell office:value-type="float" office:value="135">
                <text:p>1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7.187">
                <text:p>107.187</text:p>
              </table:table-cell>
              <table:table-cell office:value-type="float" office:value="136">
                <text:p>136</text:p>
              </table:table-cell>
              <table:table-cell office:value-type="float" office:value="176.565114863109">
                <text:p>176.565114863109</text:p>
              </table:table-cell>
              <table:table-cell office:value-type="float" office:value="136">
                <text:p>136</text:p>
              </table:table-cell>
              <table:table-cell office:value-type="float" office:value="31">
                <text:p>31</text:p>
              </table:table-cell>
              <table:table-cell office:value-type="float" office:value="136">
                <text:p>1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07.454">
                <text:p>307.454</text:p>
              </table:table-cell>
              <table:table-cell office:value-type="float" office:value="137">
                <text:p>137</text:p>
              </table:table-cell>
              <table:table-cell office:value-type="float" office:value="172.945314844119">
                <text:p>172.945314844119</text:p>
              </table:table-cell>
              <table:table-cell office:value-type="float" office:value="137">
                <text:p>137</text:p>
              </table:table-cell>
              <table:table-cell office:value-type="float" office:value="32">
                <text:p>32</text:p>
              </table:table-cell>
              <table:table-cell office:value-type="float" office:value="137">
                <text:p>1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64.766">
                <text:p>264.766</text:p>
              </table:table-cell>
              <table:table-cell office:value-type="float" office:value="138">
                <text:p>138</text:p>
              </table:table-cell>
              <table:table-cell office:value-type="float" office:value="169.365157291624">
                <text:p>169.365157291624</text:p>
              </table:table-cell>
              <table:table-cell office:value-type="float" office:value="138">
                <text:p>138</text:p>
              </table:table-cell>
              <table:table-cell office:value-type="float" office:value="33">
                <text:p>33</text:p>
              </table:table-cell>
              <table:table-cell office:value-type="float" office:value="138">
                <text:p>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6.545">
                <text:p>196.545</text:p>
              </table:table-cell>
              <table:table-cell office:value-type="float" office:value="139">
                <text:p>139</text:p>
              </table:table-cell>
              <table:table-cell office:value-type="float" office:value="165.82526757922">
                <text:p>165.82526757922</text:p>
              </table:table-cell>
              <table:table-cell office:value-type="float" office:value="139">
                <text:p>139</text:p>
              </table:table-cell>
              <table:table-cell office:value-type="float" office:value="34">
                <text:p>34</text:p>
              </table:table-cell>
              <table:table-cell office:value-type="float" office:value="139">
                <text:p>1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40.946">
                <text:p>240.946</text:p>
              </table:table-cell>
              <table:table-cell office:value-type="float" office:value="140">
                <text:p>140</text:p>
              </table:table-cell>
              <table:table-cell office:value-type="float" office:value="162.326233679175">
                <text:p>162.326233679175</text:p>
              </table:table-cell>
              <table:table-cell office:value-type="float" office:value="140">
                <text:p>140</text:p>
              </table:table-cell>
              <table:table-cell office:value-type="float" office:value="35">
                <text:p>35</text:p>
              </table:table-cell>
              <table:table-cell office:value-type="float" office:value="140">
                <text:p>1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25.076">
                <text:p>225.076</text:p>
              </table:table-cell>
              <table:table-cell office:value-type="float" office:value="141">
                <text:p>141</text:p>
              </table:table-cell>
              <table:table-cell office:value-type="float" office:value="158.868606469226">
                <text:p>158.868606469226</text:p>
              </table:table-cell>
              <table:table-cell office:value-type="float" office:value="141">
                <text:p>141</text:p>
              </table:table-cell>
              <table:table-cell office:value-type="float" office:value="36">
                <text:p>36</text:p>
              </table:table-cell>
              <table:table-cell office:value-type="float" office:value="141">
                <text:p>1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82.129">
                <text:p>182.129</text:p>
              </table:table-cell>
              <table:table-cell office:value-type="float" office:value="142">
                <text:p>142</text:p>
              </table:table-cell>
              <table:table-cell office:value-type="float" office:value="155.452900070381">
                <text:p>155.452900070381</text:p>
              </table:table-cell>
              <table:table-cell office:value-type="float" office:value="142">
                <text:p>142</text:p>
              </table:table-cell>
              <table:table-cell office:value-type="float" office:value="37">
                <text:p>37</text:p>
              </table:table-cell>
              <table:table-cell office:value-type="float" office:value="142">
                <text:p>1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.059">
                <text:p>143.059</text:p>
              </table:table-cell>
              <table:table-cell office:value-type="float" office:value="143">
                <text:p>143</text:p>
              </table:table-cell>
              <table:table-cell office:value-type="float" office:value="152.079592214659">
                <text:p>152.079592214659</text:p>
              </table:table-cell>
              <table:table-cell office:value-type="float" office:value="143">
                <text:p>143</text:p>
              </table:table-cell>
              <table:table-cell office:value-type="float" office:value="38">
                <text:p>38</text:p>
              </table:table-cell>
              <table:table-cell office:value-type="float" office:value="143">
                <text:p>1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1.825">
                <text:p>211.825</text:p>
              </table:table-cell>
              <table:table-cell office:value-type="float" office:value="144">
                <text:p>144</text:p>
              </table:table-cell>
              <table:table-cell office:value-type="float" office:value="148.749124641691">
                <text:p>148.749124641691</text:p>
              </table:table-cell>
              <table:table-cell office:value-type="float" office:value="144">
                <text:p>144</text:p>
              </table:table-cell>
              <table:table-cell office:value-type="float" office:value="39">
                <text:p>39</text:p>
              </table:table-cell>
              <table:table-cell office:value-type="float" office:value="144">
                <text:p>1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3.674">
                <text:p>203.674</text:p>
              </table:table-cell>
              <table:table-cell office:value-type="float" office:value="145">
                <text:p>145</text:p>
              </table:table-cell>
              <table:table-cell office:value-type="float" office:value="145.461903523074">
                <text:p>145.461903523074</text:p>
              </table:table-cell>
              <table:table-cell office:value-type="float" office:value="145">
                <text:p>145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50.386">
                <text:p>250.386</text:p>
              </table:table-cell>
              <table:table-cell office:value-type="float" office:value="146">
                <text:p>146</text:p>
              </table:table-cell>
              <table:table-cell office:value-type="float" office:value="142.218299913367">
                <text:p>142.218299913367</text:p>
              </table:table-cell>
              <table:table-cell office:value-type="float" office:value="146">
                <text:p>146</text:p>
              </table:table-cell>
              <table:table-cell office:value-type="float" office:value="41">
                <text:p>41</text:p>
              </table:table-cell>
              <table:table-cell office:value-type="float" office:value="146">
                <text:p>1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6.694">
                <text:p>146.694</text:p>
              </table:table-cell>
              <table:table-cell office:value-type="float" office:value="147">
                <text:p>147</text:p>
              </table:table-cell>
              <table:table-cell office:value-type="float" office:value="139.018650226597">
                <text:p>139.018650226597</text:p>
              </table:table-cell>
              <table:table-cell office:value-type="float" office:value="147">
                <text:p>147</text:p>
              </table:table-cell>
              <table:table-cell office:value-type="float" office:value="42">
                <text:p>42</text:p>
              </table:table-cell>
              <table:table-cell office:value-type="float" office:value="147">
                <text:p>1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89.837">
                <text:p>189.837</text:p>
              </table:table-cell>
              <table:table-cell office:value-type="float" office:value="148">
                <text:p>148</text:p>
              </table:table-cell>
              <table:table-cell office:value-type="float" office:value="135.863256737133">
                <text:p>135.863256737133</text:p>
              </table:table-cell>
              <table:table-cell office:value-type="float" office:value="148">
                <text:p>148</text:p>
              </table:table-cell>
              <table:table-cell office:value-type="float" office:value="43">
                <text:p>43</text:p>
              </table:table-cell>
              <table:table-cell office:value-type="float" office:value="148">
                <text:p>1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92.19">
                <text:p>292.19</text:p>
              </table:table-cell>
              <table:table-cell office:value-type="float" office:value="149">
                <text:p>149</text:p>
              </table:table-cell>
              <table:table-cell office:value-type="float" office:value="132.752388103783">
                <text:p>132.752388103783</text:p>
              </table:table-cell>
              <table:table-cell office:value-type="float" office:value="149">
                <text:p>149</text:p>
              </table:table-cell>
              <table:table-cell office:value-type="float" office:value="44">
                <text:p>44</text:p>
              </table:table-cell>
              <table:table-cell office:value-type="float" office:value="149">
                <text:p>1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42.638">
                <text:p>242.638</text:p>
              </table:table-cell>
              <table:table-cell office:value-type="float" office:value="150">
                <text:p>150</text:p>
              </table:table-cell>
              <table:table-cell office:value-type="float" office:value="129.68627991596">
                <text:p>129.68627991596</text:p>
              </table:table-cell>
              <table:table-cell office:value-type="float" office:value="150">
                <text:p>150</text:p>
              </table:table-cell>
              <table:table-cell office:value-type="float" office:value="45">
                <text:p>45</text:p>
              </table:table-cell>
              <table:table-cell office:value-type="float" office:value="150">
                <text:p>1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87.498">
                <text:p>287.498</text:p>
              </table:table-cell>
              <table:table-cell office:value-type="float" office:value="151">
                <text:p>151</text:p>
              </table:table-cell>
              <table:table-cell office:value-type="float" office:value="126.665135260734">
                <text:p>126.665135260734</text:p>
              </table:table-cell>
              <table:table-cell office:value-type="float" office:value="151">
                <text:p>151</text:p>
              </table:table-cell>
              <table:table-cell office:value-type="float" office:value="46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02.817">
                <text:p>302.817</text:p>
              </table:table-cell>
              <table:table-cell office:value-type="float" office:value="152">
                <text:p>152</text:p>
              </table:table-cell>
              <table:table-cell office:value-type="float" office:value="123.68912530964">
                <text:p>123.68912530964</text:p>
              </table:table-cell>
              <table:table-cell office:value-type="float" office:value="152">
                <text:p>152</text:p>
              </table:table-cell>
              <table:table-cell office:value-type="float" office:value="47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8.84">
                <text:p>158.84</text:p>
              </table:table-cell>
              <table:table-cell office:value-type="float" office:value="153">
                <text:p>153</text:p>
              </table:table-cell>
              <table:table-cell office:value-type="float" office:value="120.758389924047">
                <text:p>120.758389924047</text:p>
              </table:table-cell>
              <table:table-cell office:value-type="float" office:value="153">
                <text:p>153</text:p>
              </table:table-cell>
              <table:table-cell office:value-type="float" office:value="48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78.765">
                <text:p>278.765</text:p>
              </table:table-cell>
              <table:table-cell office:value-type="float" office:value="154">
                <text:p>154</text:p>
              </table:table-cell>
              <table:table-cell office:value-type="float" office:value="117.873038277932">
                <text:p>117.873038277932</text:p>
              </table:table-cell>
              <table:table-cell office:value-type="float" office:value="154">
                <text:p>154</text:p>
              </table:table-cell>
              <table:table-cell office:value-type="float" office:value="49">
                <text:p>49</text:p>
              </table:table-cell>
              <table:table-cell office:value-type="float" office:value="154">
                <text:p>1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18.594">
                <text:p>318.594</text:p>
              </table:table-cell>
              <table:table-cell office:value-type="float" office:value="155">
                <text:p>155</text:p>
              </table:table-cell>
              <table:table-cell office:value-type="float" office:value="115.033149496905">
                <text:p>115.033149496905</text:p>
              </table:table-cell>
              <table:table-cell office:value-type="float" office:value="155">
                <text:p>155</text:p>
              </table:table-cell>
              <table:table-cell office:value-type="float" office:value="50">
                <text:p>50</text:p>
              </table:table-cell>
              <table:table-cell office:value-type="float" office:value="155">
                <text:p>1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51.422">
                <text:p>251.422</text:p>
              </table:table-cell>
              <table:table-cell office:value-type="float" office:value="156">
                <text:p>156</text:p>
              </table:table-cell>
              <table:table-cell office:value-type="float" office:value="112.238773312313">
                <text:p>112.238773312313</text:p>
              </table:table-cell>
              <table:table-cell office:value-type="float" office:value="156">
                <text:p>156</text:p>
              </table:table-cell>
              <table:table-cell office:value-type="float" office:value="51">
                <text:p>51</text:p>
              </table:table-cell>
              <table:table-cell office:value-type="float" office:value="156">
                <text:p>1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90.937">
                <text:p>190.937</text:p>
              </table:table-cell>
              <table:table-cell office:value-type="float" office:value="157">
                <text:p>157</text:p>
              </table:table-cell>
              <table:table-cell office:value-type="float" office:value="109.489930729288">
                <text:p>109.489930729288</text:p>
              </table:table-cell>
              <table:table-cell office:value-type="float" office:value="157">
                <text:p>157</text:p>
              </table:table-cell>
              <table:table-cell office:value-type="float" office:value="52">
                <text:p>52</text:p>
              </table:table-cell>
              <table:table-cell office:value-type="float" office:value="157">
                <text:p>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65.136">
                <text:p>365.136</text:p>
              </table:table-cell>
              <table:table-cell office:value-type="float" office:value="158">
                <text:p>158</text:p>
              </table:table-cell>
              <table:table-cell office:value-type="float" office:value="106.78661470757">
                <text:p>106.78661470757</text:p>
              </table:table-cell>
              <table:table-cell office:value-type="float" office:value="158">
                <text:p>158</text:p>
              </table:table-cell>
              <table:table-cell office:value-type="float" office:value="53">
                <text:p>53</text:p>
              </table:table-cell>
              <table:table-cell office:value-type="float" office:value="158">
                <text:p>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58.212">
                <text:p>158.212</text:p>
              </table:table-cell>
              <table:table-cell office:value-type="float" office:value="159">
                <text:p>159</text:p>
              </table:table-cell>
              <table:table-cell office:value-type="float" office:value="104.128790854006">
                <text:p>104.128790854006</text:p>
              </table:table-cell>
              <table:table-cell office:value-type="float" office:value="159">
                <text:p>159</text:p>
              </table:table-cell>
              <table:table-cell office:value-type="float" office:value="54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78.767">
                <text:p>278.767</text:p>
              </table:table-cell>
              <table:table-cell office:value-type="float" office:value="160">
                <text:p>160</text:p>
              </table:table-cell>
              <table:table-cell office:value-type="float" office:value="101.516398125569">
                <text:p>101.516398125569</text:p>
              </table:table-cell>
              <table:table-cell office:value-type="float" office:value="160">
                <text:p>160</text:p>
              </table:table-cell>
              <table:table-cell office:value-type="float" office:value="55">
                <text:p>55</text:p>
              </table:table-cell>
              <table:table-cell office:value-type="float" office:value="160">
                <text:p>1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69.264">
                <text:p>269.264</text:p>
              </table:table-cell>
              <table:table-cell office:value-type="float" office:value="161">
                <text:p>161</text:p>
              </table:table-cell>
              <table:table-cell office:value-type="float" office:value="98.9493495418073">
                <text:p>98.9493495418073</text:p>
              </table:table-cell>
              <table:table-cell office:value-type="float" office:value="161">
                <text:p>161</text:p>
              </table:table-cell>
              <table:table-cell office:value-type="float" office:value="56">
                <text:p>56</text:p>
              </table:table-cell>
              <table:table-cell office:value-type="float" office:value="161">
                <text:p>1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86.906">
                <text:p>286.906</text:p>
              </table:table-cell>
              <table:table-cell office:value-type="float" office:value="162">
                <text:p>162</text:p>
              </table:table-cell>
              <table:table-cell office:value-type="float" office:value="96.4275329056203">
                <text:p>96.4275329056203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  <table:table-cell office:value-type="float" office:value="162">
                <text:p>1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57.756">
                <text:p>357.756</text:p>
              </table:table-cell>
              <table:table-cell office:value-type="float" office:value="163">
                <text:p>163</text:p>
              </table:table-cell>
              <table:table-cell office:value-type="float" office:value="93.9508115312824">
                <text:p>93.9508115312824</text:p>
              </table:table-cell>
              <table:table-cell office:value-type="float" office:value="163">
                <text:p>163</text:p>
              </table:table-cell>
              <table:table-cell office:value-type="float" office:value="58">
                <text:p>58</text:p>
              </table:table-cell>
              <table:table-cell office:value-type="float" office:value="163">
                <text:p>1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77.399">
                <text:p>277.399</text:p>
              </table:table-cell>
              <table:table-cell office:value-type="float" office:value="164">
                <text:p>164</text:p>
              </table:table-cell>
              <table:table-cell office:value-type="float" office:value="91.5190249786529">
                <text:p>91.5190249786529</text:p>
              </table:table-cell>
              <table:table-cell office:value-type="float" office:value="164">
                <text:p>164</text:p>
              </table:table-cell>
              <table:table-cell office:value-type="float" office:value="59">
                <text:p>59</text:p>
              </table:table-cell>
              <table:table-cell office:value-type="float" office:value="164">
                <text:p>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31.659">
                <text:p>231.659</text:p>
              </table:table-cell>
              <table:table-cell office:value-type="float" office:value="165">
                <text:p>165</text:p>
              </table:table-cell>
              <table:table-cell office:value-type="float" office:value="89.131989792524">
                <text:p>89.131989792524</text:p>
              </table:table-cell>
              <table:table-cell office:value-type="float" office:value="165">
                <text:p>165</text:p>
              </table:table-cell>
              <table:table-cell office:value-type="float" office:value="60">
                <text:p>60</text:p>
              </table:table-cell>
              <table:table-cell office:value-type="float" office:value="165">
                <text:p>1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70.442">
                <text:p>270.442</text:p>
              </table:table-cell>
              <table:table-cell office:value-type="float" office:value="166">
                <text:p>166</text:p>
              </table:table-cell>
              <table:table-cell office:value-type="float" office:value="86.7895002460845">
                <text:p>86.7895002460845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  <table:table-cell office:value-type="float" office:value="166">
                <text:p>1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30.486">
                <text:p>330.486</text:p>
              </table:table-cell>
              <table:table-cell office:value-type="float" office:value="167">
                <text:p>167</text:p>
              </table:table-cell>
              <table:table-cell office:value-type="float" office:value="84.4913290874932">
                <text:p>84.4913290874932</text:p>
              </table:table-cell>
              <table:table-cell office:value-type="float" office:value="167">
                <text:p>167</text:p>
              </table:table-cell>
              <table:table-cell office:value-type="float" office:value="62">
                <text:p>62</text:p>
              </table:table-cell>
              <table:table-cell office:value-type="float" office:value="167">
                <text:p>1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54.786">
                <text:p>254.786</text:p>
              </table:table-cell>
              <table:table-cell office:value-type="float" office:value="168">
                <text:p>168</text:p>
              </table:table-cell>
              <table:table-cell office:value-type="float" office:value="82.2372282885775">
                <text:p>82.2372282885775</text:p>
              </table:table-cell>
              <table:table-cell office:value-type="float" office:value="168">
                <text:p>168</text:p>
              </table:table-cell>
              <table:table-cell office:value-type="float" office:value="63">
                <text:p>63</text:p>
              </table:table-cell>
              <table:table-cell office:value-type="float" office:value="168">
                <text:p>1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34.169">
                <text:p>334.169</text:p>
              </table:table-cell>
              <table:table-cell office:value-type="float" office:value="169">
                <text:p>169</text:p>
              </table:table-cell>
              <table:table-cell office:value-type="float" office:value="80.0269297946997">
                <text:p>80.0269297946997</text:p>
              </table:table-cell>
              <table:table-cell office:value-type="float" office:value="169">
                <text:p>169</text:p>
              </table:table-cell>
              <table:table-cell office:value-type="float" office:value="64">
                <text:p>64</text:p>
              </table:table-cell>
              <table:table-cell office:value-type="float" office:value="169">
                <text:p>1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91.561">
                <text:p>291.561</text:p>
              </table:table-cell>
              <table:table-cell office:value-type="float" office:value="170">
                <text:p>170</text:p>
              </table:table-cell>
              <table:table-cell office:value-type="float" office:value="77.8601462748522">
                <text:p>77.8601462748522</text:p>
              </table:table-cell>
              <table:table-cell office:value-type="float" office:value="170">
                <text:p>170</text:p>
              </table:table-cell>
              <table:table-cell office:value-type="float" office:value="65">
                <text:p>65</text:p>
              </table:table-cell>
              <table:table-cell office:value-type="float" office:value="170">
                <text:p>1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05.18">
                <text:p>205.18</text:p>
              </table:table-cell>
              <table:table-cell office:value-type="float" office:value="171">
                <text:p>171</text:p>
              </table:table-cell>
              <table:table-cell office:value-type="float" office:value="75.7365718710695">
                <text:p>75.7365718710695</text:p>
              </table:table-cell>
              <table:table-cell office:value-type="float" office:value="171">
                <text:p>171</text:p>
              </table:table-cell>
              <table:table-cell office:value-type="float" office:value="66">
                <text:p>66</text:p>
              </table:table-cell>
              <table:table-cell office:value-type="float" office:value="171">
                <text:p>1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87.646">
                <text:p>287.646</text:p>
              </table:table-cell>
              <table:table-cell office:value-type="float" office:value="172">
                <text:p>172</text:p>
              </table:table-cell>
              <table:table-cell office:value-type="float" office:value="73.655882946272">
                <text:p>73.655882946272</text:p>
              </table:table-cell>
              <table:table-cell office:value-type="float" office:value="172">
                <text:p>172</text:p>
              </table:table-cell>
              <table:table-cell office:value-type="float" office:value="67">
                <text:p>67</text:p>
              </table:table-cell>
              <table:table-cell office:value-type="float" office:value="172">
                <text:p>1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91.813">
                <text:p>291.813</text:p>
              </table:table-cell>
              <table:table-cell office:value-type="float" office:value="173">
                <text:p>173</text:p>
              </table:table-cell>
              <table:table-cell office:value-type="float" office:value="71.617738829679">
                <text:p>71.617738829679</text:p>
              </table:table-cell>
              <table:table-cell office:value-type="float" office:value="173">
                <text:p>173</text:p>
              </table:table-cell>
              <table:table-cell office:value-type="float" office:value="68">
                <text:p>68</text:p>
              </table:table-cell>
              <table:table-cell office:value-type="float" office:value="173">
                <text:p>1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27.42">
                <text:p>227.42</text:p>
              </table:table-cell>
              <table:table-cell office:value-type="float" office:value="174">
                <text:p>174</text:p>
              </table:table-cell>
              <table:table-cell office:value-type="float" office:value="69.6217825589584">
                <text:p>69.6217825589584</text:p>
              </table:table-cell>
              <table:table-cell office:value-type="float" office:value="174">
                <text:p>174</text:p>
              </table:table-cell>
              <table:table-cell office:value-type="float" office:value="69">
                <text:p>69</text:p>
              </table:table-cell>
              <table:table-cell office:value-type="float" office:value="174">
                <text:p>1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97.903">
                <text:p>297.903</text:p>
              </table:table-cell>
              <table:table-cell office:value-type="float" office:value="175">
                <text:p>175</text:p>
              </table:table-cell>
              <table:table-cell office:value-type="float" office:value="67.6676416183063">
                <text:p>67.6676416183063</text:p>
              </table:table-cell>
              <table:table-cell office:value-type="float" office:value="175">
                <text:p>175</text:p>
              </table:table-cell>
              <table:table-cell office:value-type="float" office:value="70">
                <text:p>70</text:p>
              </table:table-cell>
              <table:table-cell office:value-type="float" office:value="175">
                <text:p>1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86.897">
                <text:p>286.897</text:p>
              </table:table-cell>
              <table:table-cell office:value-type="float" office:value="176">
                <text:p>176</text:p>
              </table:table-cell>
              <table:table-cell office:value-type="float" office:value="65.7549286716783">
                <text:p>65.7549286716783</text:p>
              </table:table-cell>
              <table:table-cell office:value-type="float" office:value="176">
                <text:p>176</text:p>
              </table:table-cell>
              <table:table-cell office:value-type="float" office:value="71">
                <text:p>71</text:p>
              </table:table-cell>
              <table:table-cell office:value-type="float" office:value="176">
                <text:p>1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62.317">
                <text:p>262.317</text:p>
              </table:table-cell>
              <table:table-cell office:value-type="float" office:value="177">
                <text:p>177</text:p>
              </table:table-cell>
              <table:table-cell office:value-type="float" office:value="63.8832422904218">
                <text:p>63.8832422904218</text:p>
              </table:table-cell>
              <table:table-cell office:value-type="float" office:value="177">
                <text:p>177</text:p>
              </table:table-cell>
              <table:table-cell office:value-type="float" office:value="72">
                <text:p>72</text:p>
              </table:table-cell>
              <table:table-cell office:value-type="float" office:value="177">
                <text:p>1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16.4">
                <text:p>216.4</text:p>
              </table:table-cell>
              <table:table-cell office:value-type="float" office:value="178">
                <text:p>178</text:p>
              </table:table-cell>
              <table:table-cell office:value-type="float" office:value="62.0521676745895">
                <text:p>62.0521676745895</text:p>
              </table:table-cell>
              <table:table-cell office:value-type="float" office:value="178">
                <text:p>178</text:p>
              </table:table-cell>
              <table:table-cell office:value-type="float" office:value="73">
                <text:p>73</text:p>
              </table:table-cell>
              <table:table-cell office:value-type="float" office:value="178">
                <text:p>1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0.144">
                <text:p>180.144</text:p>
              </table:table-cell>
              <table:table-cell office:value-type="float" office:value="179">
                <text:p>179</text:p>
              </table:table-cell>
              <table:table-cell office:value-type="float" office:value="60.2612773672412">
                <text:p>60.2612773672412</text:p>
              </table:table-cell>
              <table:table-cell office:value-type="float" office:value="179">
                <text:p>179</text:p>
              </table:table-cell>
              <table:table-cell office:value-type="float" office:value="74">
                <text:p>74</text:p>
              </table:table-cell>
              <table:table-cell office:value-type="float" office:value="179">
                <text:p>1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17.336">
                <text:p>217.336</text:p>
              </table:table-cell>
              <table:table-cell office:value-type="float" office:value="180">
                <text:p>180</text:p>
              </table:table-cell>
              <table:table-cell office:value-type="float" office:value="58.5101319610717">
                <text:p>58.5101319610717</text:p>
              </table:table-cell>
              <table:table-cell office:value-type="float" office:value="180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59.74">
                <text:p>359.74</text:p>
              </table:table-cell>
              <table:table-cell office:value-type="float" office:value="181">
                <text:p>181</text:p>
              </table:table-cell>
              <table:table-cell office:value-type="float" office:value="56.7982807967322">
                <text:p>56.7982807967322</text:p>
              </table:table-cell>
              <table:table-cell office:value-type="float" office:value="181">
                <text:p>181</text:p>
              </table:table-cell>
              <table:table-cell office:value-type="float" office:value="76">
                <text:p>76</text:p>
              </table:table-cell>
              <table:table-cell office:value-type="float" office:value="181">
                <text:p>1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10.189">
                <text:p>310.189</text:p>
              </table:table-cell>
              <table:table-cell office:value-type="float" office:value="182">
                <text:p>182</text:p>
              </table:table-cell>
              <table:table-cell office:value-type="float" office:value="55.1252626522426">
                <text:p>55.1252626522426</text:p>
              </table:table-cell>
              <table:table-cell office:value-type="float" office:value="182">
                <text:p>182</text:p>
              </table:table-cell>
              <table:table-cell office:value-type="float" office:value="77">
                <text:p>77</text:p>
              </table:table-cell>
              <table:table-cell office:value-type="float" office:value="182">
                <text:p>1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94.776">
                <text:p>294.776</text:p>
              </table:table-cell>
              <table:table-cell office:value-type="float" office:value="183">
                <text:p>183</text:p>
              </table:table-cell>
              <table:table-cell office:value-type="float" office:value="53.4906064229217">
                <text:p>53.4906064229217</text:p>
              </table:table-cell>
              <table:table-cell office:value-type="float" office:value="183">
                <text:p>183</text:p>
              </table:table-cell>
              <table:table-cell office:value-type="float" office:value="78">
                <text:p>78</text:p>
              </table:table-cell>
              <table:table-cell office:value-type="float" office:value="183">
                <text:p>1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3.525">
                <text:p>253.525</text:p>
              </table:table-cell>
              <table:table-cell office:value-type="float" office:value="184">
                <text:p>184</text:p>
              </table:table-cell>
              <table:table-cell office:value-type="float" office:value="51.8938317912922">
                <text:p>51.8938317912922</text:p>
              </table:table-cell>
              <table:table-cell office:value-type="float" office:value="184">
                <text:p>184</text:p>
              </table:table-cell>
              <table:table-cell office:value-type="float" office:value="79">
                <text:p>79</text:p>
              </table:table-cell>
              <table:table-cell office:value-type="float" office:value="184">
                <text:p>1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19.77">
                <text:p>219.77</text:p>
              </table:table-cell>
              <table:table-cell office:value-type="float" office:value="185">
                <text:p>185</text:p>
              </table:table-cell>
              <table:table-cell office:value-type="float" office:value="50.3344498864489">
                <text:p>50.3344498864489</text:p>
              </table:table-cell>
              <table:table-cell office:value-type="float" office:value="185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185">
                <text:p>1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26.124">
                <text:p>226.124</text:p>
              </table:table-cell>
              <table:table-cell office:value-type="float" office:value="186">
                <text:p>186</text:p>
              </table:table-cell>
              <table:table-cell office:value-type="float" office:value="48.8119639324055">
                <text:p>48.8119639324055</text:p>
              </table:table-cell>
              <table:table-cell office:value-type="float" office:value="186">
                <text:p>186</text:p>
              </table:table-cell>
              <table:table-cell office:value-type="float" office:value="81">
                <text:p>81</text:p>
              </table:table-cell>
              <table:table-cell office:value-type="float" office:value="186">
                <text:p>1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77.963">
                <text:p>177.963</text:p>
              </table:table-cell>
              <table:table-cell office:value-type="float" office:value="187">
                <text:p>187</text:p>
              </table:table-cell>
              <table:table-cell office:value-type="float" office:value="47.3258698849694">
                <text:p>47.3258698849694</text:p>
              </table:table-cell>
              <table:table-cell office:value-type="float" office:value="187">
                <text:p>187</text:p>
              </table:table-cell>
              <table:table-cell office:value-type="float" office:value="82">
                <text:p>82</text:p>
              </table:table-cell>
              <table:table-cell office:value-type="float" office:value="187">
                <text:p>1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68.885">
                <text:p>268.885</text:p>
              </table:table-cell>
              <table:table-cell office:value-type="float" office:value="188">
                <text:p>188</text:p>
              </table:table-cell>
              <table:table-cell office:value-type="float" office:value="45.8756570567192">
                <text:p>45.8756570567192</text:p>
              </table:table-cell>
              <table:table-cell office:value-type="float" office:value="188">
                <text:p>188</text:p>
              </table:table-cell>
              <table:table-cell office:value-type="float" office:value="83">
                <text:p>83</text:p>
              </table:table-cell>
              <table:table-cell office:value-type="float" office:value="188">
                <text:p>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37.603">
                <text:p>237.603</text:p>
              </table:table-cell>
              <table:table-cell office:value-type="float" office:value="189">
                <text:p>189</text:p>
              </table:table-cell>
              <table:table-cell office:value-type="float" office:value="44.4608087296932">
                <text:p>44.4608087296932</text:p>
              </table:table-cell>
              <table:table-cell office:value-type="float" office:value="189">
                <text:p>189</text:p>
              </table:table-cell>
              <table:table-cell office:value-type="float" office:value="84">
                <text:p>84</text:p>
              </table:table-cell>
              <table:table-cell office:value-type="float" office:value="189">
                <text:p>1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0.28">
                <text:p>230.28</text:p>
              </table:table-cell>
              <table:table-cell office:value-type="float" office:value="190">
                <text:p>190</text:p>
              </table:table-cell>
              <table:table-cell office:value-type="float" office:value="43.0808027554219">
                <text:p>43.0808027554219</text:p>
              </table:table-cell>
              <table:table-cell office:value-type="float" office:value="190">
                <text:p>190</text:p>
              </table:table-cell>
              <table:table-cell office:value-type="float" office:value="85">
                <text:p>85</text:p>
              </table:table-cell>
              <table:table-cell office:value-type="float" office:value="190">
                <text:p>1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52.342">
                <text:p>152.342</text:p>
              </table:table-cell>
              <table:table-cell office:value-type="float" office:value="191">
                <text:p>191</text:p>
              </table:table-cell>
              <table:table-cell office:value-type="float" office:value="41.7351121419723">
                <text:p>41.7351121419723</text:p>
              </table:table-cell>
              <table:table-cell office:value-type="float" office:value="191">
                <text:p>191</text:p>
              </table:table-cell>
              <table:table-cell office:value-type="float" office:value="86">
                <text:p>86</text:p>
              </table:table-cell>
              <table:table-cell office:value-type="float" office:value="191">
                <text:p>1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35.279">
                <text:p>235.279</text:p>
              </table:table-cell>
              <table:table-cell office:value-type="float" office:value="192">
                <text:p>192</text:p>
              </table:table-cell>
              <table:table-cell office:value-type="float" office:value="40.4232056276936">
                <text:p>40.4232056276936</text:p>
              </table:table-cell>
              <table:table-cell office:value-type="float" office:value="192">
                <text:p>192</text:p>
              </table:table-cell>
              <table:table-cell office:value-type="float" office:value="87">
                <text:p>87</text:p>
              </table:table-cell>
              <table:table-cell office:value-type="float" office:value="192">
                <text:p>1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86.857">
                <text:p>286.857</text:p>
              </table:table-cell>
              <table:table-cell office:value-type="float" office:value="193">
                <text:p>193</text:p>
              </table:table-cell>
              <table:table-cell office:value-type="float" office:value="39.1445482413887">
                <text:p>39.1445482413887</text:p>
              </table:table-cell>
              <table:table-cell office:value-type="float" office:value="193">
                <text:p>193</text:p>
              </table:table-cell>
              <table:table-cell office:value-type="float" office:value="88">
                <text:p>88</text:p>
              </table:table-cell>
              <table:table-cell office:value-type="float" office:value="193">
                <text:p>1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07.161">
                <text:p>307.161</text:p>
              </table:table-cell>
              <table:table-cell office:value-type="float" office:value="194">
                <text:p>194</text:p>
              </table:table-cell>
              <table:table-cell office:value-type="float" office:value="37.8986018486577">
                <text:p>37.8986018486577</text:p>
              </table:table-cell>
              <table:table-cell office:value-type="float" office:value="194">
                <text:p>194</text:p>
              </table:table-cell>
              <table:table-cell office:value-type="float" office:value="89">
                <text:p>89</text:p>
              </table:table-cell>
              <table:table-cell office:value-type="float" office:value="194">
                <text:p>1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68.262">
                <text:p>168.262</text:p>
              </table:table-cell>
              <table:table-cell office:value-type="float" office:value="195">
                <text:p>195</text:p>
              </table:table-cell>
              <table:table-cell office:value-type="float" office:value="36.6848256841914">
                <text:p>36.6848256841914</text:p>
              </table:table-cell>
              <table:table-cell office:value-type="float" office:value="195">
                <text:p>195</text:p>
              </table:table-cell>
              <table:table-cell office:value-type="float" office:value="90">
                <text:p>90</text:p>
              </table:table-cell>
              <table:table-cell office:value-type="float" office:value="195">
                <text:p>1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44.246">
                <text:p>344.246</text:p>
              </table:table-cell>
              <table:table-cell office:value-type="float" office:value="196">
                <text:p>196</text:p>
              </table:table-cell>
              <table:table-cell office:value-type="float" office:value="35.5026768698185">
                <text:p>35.5026768698185</text:p>
              </table:table-cell>
              <table:table-cell office:value-type="float" office:value="196">
                <text:p>196</text:p>
              </table:table-cell>
              <table:table-cell office:value-type="float" office:value="91">
                <text:p>91</text:p>
              </table:table-cell>
              <table:table-cell office:value-type="float" office:value="196">
                <text:p>1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20.796">
                <text:p>220.796</text:p>
              </table:table-cell>
              <table:table-cell office:value-type="float" office:value="197">
                <text:p>197</text:p>
              </table:table-cell>
              <table:table-cell office:value-type="float" office:value="34.3516109181331">
                <text:p>34.3516109181331</text:p>
              </table:table-cell>
              <table:table-cell office:value-type="float" office:value="197">
                <text:p>197</text:p>
              </table:table-cell>
              <table:table-cell office:value-type="float" office:value="92">
                <text:p>92</text:p>
              </table:table-cell>
              <table:table-cell office:value-type="float" office:value="197">
                <text:p>1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75.542">
                <text:p>175.542</text:p>
              </table:table-cell>
              <table:table-cell office:value-type="float" office:value="198">
                <text:p>198</text:p>
              </table:table-cell>
              <table:table-cell office:value-type="float" office:value="33.231082221561">
                <text:p>33.231082221561</text:p>
              </table:table-cell>
              <table:table-cell office:value-type="float" office:value="198">
                <text:p>19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89.04">
                <text:p>189.04</text:p>
              </table:table-cell>
              <table:table-cell office:value-type="float" office:value="199">
                <text:p>199</text:p>
              </table:table-cell>
              <table:table-cell office:value-type="float" office:value="32.1405445267426">
                <text:p>32.1405445267426</text:p>
              </table:table-cell>
              <table:table-cell office:value-type="float" office:value="199">
                <text:p>199</text:p>
              </table:table-cell>
              <table:table-cell office:value-type="float" office:value="94">
                <text:p>94</text:p>
              </table:table-cell>
              <table:table-cell office:value-type="float" office:value="199">
                <text:p>1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93.566">
                <text:p>293.566</text:p>
              </table:table-cell>
              <table:table-cell office:value-type="float" office:value="200">
                <text:p>200</text:p>
              </table:table-cell>
              <table:table-cell office:value-type="float" office:value="31.079451394138">
                <text:p>31.079451394138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200">
                <text:p>2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23.22">
                <text:p>323.22</text:p>
              </table:table-cell>
              <table:table-cell office:value-type="float" office:value="201">
                <text:p>201</text:p>
              </table:table-cell>
              <table:table-cell office:value-type="float" office:value="30.0472566427827">
                <text:p>30.0472566427827</text:p>
              </table:table-cell>
              <table:table-cell office:value-type="float" office:value="201">
                <text:p>201</text:p>
              </table:table-cell>
              <table:table-cell office:value-type="float" office:value="96">
                <text:p>96</text:p>
              </table:table-cell>
              <table:table-cell office:value-type="float" office:value="201">
                <text:p>2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84.09">
                <text:p>384.09</text:p>
              </table:table-cell>
              <table:table-cell office:value-type="float" office:value="202">
                <text:p>202</text:p>
              </table:table-cell>
              <table:table-cell office:value-type="float" office:value="29.0434147801462">
                <text:p>29.0434147801462</text:p>
              </table:table-cell>
              <table:table-cell office:value-type="float" office:value="202">
                <text:p>202</text:p>
              </table:table-cell>
              <table:table-cell office:value-type="float" office:value="97">
                <text:p>97</text:p>
              </table:table-cell>
              <table:table-cell office:value-type="float" office:value="202">
                <text:p>2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98.99">
                <text:p>298.99</text:p>
              </table:table-cell>
              <table:table-cell office:value-type="float" office:value="203">
                <text:p>203</text:p>
              </table:table-cell>
              <table:table-cell office:value-type="float" office:value="28.0673814170669">
                <text:p>28.0673814170669</text:p>
              </table:table-cell>
              <table:table-cell office:value-type="float" office:value="203">
                <text:p>203</text:p>
              </table:table-cell>
              <table:table-cell office:value-type="float" office:value="98">
                <text:p>98</text:p>
              </table:table-cell>
              <table:table-cell office:value-type="float" office:value="203">
                <text:p>2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71">
                <text:p>171</text:p>
              </table:table-cell>
              <table:table-cell office:value-type="float" office:value="204">
                <text:p>204</text:p>
              </table:table-cell>
              <table:table-cell office:value-type="float" office:value="27.1186136677593">
                <text:p>27.1186136677593</text:p>
              </table:table-cell>
              <table:table-cell office:value-type="float" office:value="204">
                <text:p>204</text:p>
              </table:table-cell>
              <table:table-cell office:value-type="float" office:value="99">
                <text:p>99</text:p>
              </table:table-cell>
              <table:table-cell office:value-type="float" office:value="204">
                <text:p>2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59.963">
                <text:p>259.963</text:p>
              </table:table-cell>
              <table:table-cell office:value-type="float" office:value="205">
                <text:p>205</text:p>
              </table:table-cell>
              <table:table-cell office:value-type="float" office:value="26.1965705349128">
                <text:p>26.1965705349128</text:p>
              </table:table-cell>
              <table:table-cell office:value-type="float" office:value="205">
                <text:p>205</text:p>
              </table:table-cell>
              <table:table-cell office:value-type="float" office:value="100">
                <text:p>100</text:p>
              </table:table-cell>
              <table:table-cell office:value-type="float" office:value="205">
                <text:p>2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21.5">
                <text:p>321.5</text:p>
              </table:table-cell>
              <table:table-cell office:value-type="float" office:value="206">
                <text:p>206</text:p>
              </table:table-cell>
              <table:table-cell office:value-type="float" office:value="25.3007132799158">
                <text:p>25.3007132799158</text:p>
              </table:table-cell>
              <table:table-cell office:value-type="float" office:value="206">
                <text:p>206</text:p>
              </table:table-cell>
              <table:table-cell office:value-type="float" office:value="101">
                <text:p>101</text:p>
              </table:table-cell>
              <table:table-cell office:value-type="float" office:value="206">
                <text:p>2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35.213">
                <text:p>235.213</text:p>
              </table:table-cell>
              <table:table-cell office:value-type="float" office:value="207">
                <text:p>207</text:p>
              </table:table-cell>
              <table:table-cell office:value-type="float" office:value="24.4305057782664">
                <text:p>24.4305057782664</text:p>
              </table:table-cell>
              <table:table-cell office:value-type="float" office:value="207">
                <text:p>207</text:p>
              </table:table-cell>
              <table:table-cell office:value-type="float" office:value="102">
                <text:p>102</text:p>
              </table:table-cell>
              <table:table-cell office:value-type="float" office:value="207">
                <text:p>2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73.775">
                <text:p>273.775</text:p>
              </table:table-cell>
              <table:table-cell office:value-type="float" office:value="208">
                <text:p>208</text:p>
              </table:table-cell>
              <table:table-cell office:value-type="float" office:value="23.5854148602428">
                <text:p>23.5854148602428</text:p>
              </table:table-cell>
              <table:table-cell office:value-type="float" office:value="208">
                <text:p>208</text:p>
              </table:table-cell>
              <table:table-cell office:value-type="float" office:value="103">
                <text:p>103</text:p>
              </table:table-cell>
              <table:table-cell office:value-type="float" office:value="208">
                <text:p>2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16.512">
                <text:p>316.512</text:p>
              </table:table-cell>
              <table:table-cell office:value-type="float" office:value="209">
                <text:p>209</text:p>
              </table:table-cell>
              <table:table-cell office:value-type="float" office:value="22.7649106369284">
                <text:p>22.7649106369284</text:p>
              </table:table-cell>
              <table:table-cell office:value-type="float" office:value="209">
                <text:p>209</text:p>
              </table:table-cell>
              <table:table-cell office:value-type="float" office:value="104">
                <text:p>104</text:p>
              </table:table-cell>
              <table:table-cell office:value-type="float" office:value="209">
                <text:p>2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93.915">
                <text:p>293.915</text:p>
              </table:table-cell>
              <table:table-cell office:value-type="float" office:value="210">
                <text:p>210</text:p>
              </table:table-cell>
              <table:table-cell office:value-type="float" office:value="21.9684668117037">
                <text:p>21.9684668117037</text:p>
              </table:table-cell>
              <table:table-cell office:value-type="float" office:value="210">
                <text:p>210</text:p>
              </table:table-cell>
              <table:table-cell office:value-type="float" office:value="105">
                <text:p>105</text:p>
              </table:table-cell>
              <table:table-cell office:value-type="float" office:value="210">
                <text:p>2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33.559">
                <text:p>233.559</text:p>
              </table:table-cell>
              <table:table-cell office:value-type="float" office:value="211">
                <text:p>211</text:p>
              </table:table-cell>
              <table:table-cell office:value-type="float" office:value="21.1955609773322">
                <text:p>21.1955609773322</text:p>
              </table:table-cell>
              <table:table-cell office:value-type="float" office:value="211">
                <text:p>211</text:p>
              </table:table-cell>
              <table:table-cell office:value-type="float" office:value="106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72.049">
                <text:p>172.049</text:p>
              </table:table-cell>
              <table:table-cell office:value-type="float" office:value="212">
                <text:p>212</text:p>
              </table:table-cell>
              <table:table-cell office:value-type="float" office:value="20.445674898784">
                <text:p>20.445674898784</text:p>
              </table:table-cell>
              <table:table-cell office:value-type="float" office:value="212">
                <text:p>212</text:p>
              </table:table-cell>
              <table:table-cell office:value-type="float" office:value="107">
                <text:p>107</text:p>
              </table:table-cell>
              <table:table-cell office:value-type="float" office:value="212">
                <text:p>2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46.51">
                <text:p>346.51</text:p>
              </table:table-cell>
              <table:table-cell office:value-type="float" office:value="213">
                <text:p>213</text:p>
              </table:table-cell>
              <table:table-cell office:value-type="float" office:value="19.7182947819566">
                <text:p>19.7182947819566</text:p>
              </table:table-cell>
              <table:table-cell office:value-type="float" office:value="213">
                <text:p>213</text:p>
              </table:table-cell>
              <table:table-cell office:value-type="float" office:value="108">
                <text:p>108</text:p>
              </table:table-cell>
              <table:table-cell office:value-type="float" office:value="213">
                <text:p>2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48.805">
                <text:p>148.805</text:p>
              </table:table-cell>
              <table:table-cell office:value-type="float" office:value="214">
                <text:p>214</text:p>
              </table:table-cell>
              <table:table-cell office:value-type="float" office:value="19.0129115284651">
                <text:p>19.0129115284651</text:p>
              </table:table-cell>
              <table:table-cell office:value-type="float" office:value="214">
                <text:p>214</text:p>
              </table:table-cell>
              <table:table-cell office:value-type="float" office:value="109">
                <text:p>109</text:p>
              </table:table-cell>
              <table:table-cell office:value-type="float" office:value="214">
                <text:p>2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11.547">
                <text:p>211.547</text:p>
              </table:table-cell>
              <table:table-cell office:value-type="float" office:value="215">
                <text:p>215</text:p>
              </table:table-cell>
              <table:table-cell office:value-type="float" office:value="18.329020976689">
                <text:p>18.329020976689</text:p>
              </table:table-cell>
              <table:table-cell office:value-type="float" office:value="215">
                <text:p>215</text:p>
              </table:table-cell>
              <table:table-cell office:value-type="float" office:value="110">
                <text:p>110</text:p>
              </table:table-cell>
              <table:table-cell office:value-type="float" office:value="215">
                <text:p>2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56.33">
                <text:p>256.33</text:p>
              </table:table-cell>
              <table:table-cell office:value-type="float" office:value="216">
                <text:p>216</text:p>
              </table:table-cell>
              <table:table-cell office:value-type="float" office:value="17.666124129274">
                <text:p>17.666124129274</text:p>
              </table:table-cell>
              <table:table-cell office:value-type="float" office:value="216">
                <text:p>216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87.101">
                <text:p>287.101</text:p>
              </table:table-cell>
              <table:table-cell office:value-type="float" office:value="217">
                <text:p>217</text:p>
              </table:table-cell>
              <table:table-cell office:value-type="float" office:value="17.0237273672997">
                <text:p>17.0237273672997</text:p>
              </table:table-cell>
              <table:table-cell office:value-type="float" office:value="217">
                <text:p>217</text:p>
              </table:table-cell>
              <table:table-cell office:value-type="float" office:value="112">
                <text:p>112</text:p>
              </table:table-cell>
              <table:table-cell office:value-type="float" office:value="217">
                <text:p>2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00.582">
                <text:p>200.582</text:p>
              </table:table-cell>
              <table:table-cell office:value-type="float" office:value="218">
                <text:p>218</text:p>
              </table:table-cell>
              <table:table-cell office:value-type="float" office:value="16.4013426513366">
                <text:p>16.4013426513366</text:p>
              </table:table-cell>
              <table:table-cell office:value-type="float" office:value="218">
                <text:p>218</text:p>
              </table:table-cell>
              <table:table-cell office:value-type="float" office:value="113">
                <text:p>113</text:p>
              </table:table-cell>
              <table:table-cell office:value-type="float" office:value="218">
                <text:p>2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89.926">
                <text:p>289.926</text:p>
              </table:table-cell>
              <table:table-cell office:value-type="float" office:value="219">
                <text:p>219</text:p>
              </table:table-cell>
              <table:table-cell office:value-type="float" office:value="15.7984877096231">
                <text:p>15.7984877096231</text:p>
              </table:table-cell>
              <table:table-cell office:value-type="float" office:value="219">
                <text:p>219</text:p>
              </table:table-cell>
              <table:table-cell office:value-type="float" office:value="114">
                <text:p>114</text:p>
              </table:table-cell>
              <table:table-cell office:value-type="float" office:value="219">
                <text:p>2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62.328">
                <text:p>262.328</text:p>
              </table:table-cell>
              <table:table-cell office:value-type="float" office:value="220">
                <text:p>220</text:p>
              </table:table-cell>
              <table:table-cell office:value-type="float" office:value="15.214686213606">
                <text:p>15.214686213606</text:p>
              </table:table-cell>
              <table:table-cell office:value-type="float" office:value="220">
                <text:p>220</text:p>
              </table:table-cell>
              <table:table-cell office:value-type="float" office:value="115">
                <text:p>115</text:p>
              </table:table-cell>
              <table:table-cell office:value-type="float" office:value="220">
                <text:p>2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99.725">
                <text:p>199.725</text:p>
              </table:table-cell>
              <table:table-cell office:value-type="float" office:value="221">
                <text:p>221</text:p>
              </table:table-cell>
              <table:table-cell office:value-type="float" office:value="14.6494679410946">
                <text:p>14.6494679410946</text:p>
              </table:table-cell>
              <table:table-cell office:value-type="float" office:value="221">
                <text:p>221</text:p>
              </table:table-cell>
              <table:table-cell office:value-type="float" office:value="116">
                <text:p>116</text:p>
              </table:table-cell>
              <table:table-cell office:value-type="float" office:value="221">
                <text:p>2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23.077">
                <text:p>323.077</text:p>
              </table:table-cell>
              <table:table-cell office:value-type="float" office:value="222">
                <text:p>222</text:p>
              </table:table-cell>
              <table:table-cell office:value-type="float" office:value="14.1023689272885">
                <text:p>14.1023689272885</text:p>
              </table:table-cell>
              <table:table-cell office:value-type="float" office:value="222">
                <text:p>222</text:p>
              </table:table-cell>
              <table:table-cell office:value-type="float" office:value="117">
                <text:p>117</text:p>
              </table:table-cell>
              <table:table-cell office:value-type="float" office:value="222">
                <text:p>2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31.454">
                <text:p>231.454</text:p>
              </table:table-cell>
              <table:table-cell office:value-type="float" office:value="223">
                <text:p>223</text:p>
              </table:table-cell>
              <table:table-cell office:value-type="float" office:value="13.572931603945">
                <text:p>13.572931603945</text:p>
              </table:table-cell>
              <table:table-cell office:value-type="float" office:value="223">
                <text:p>223</text:p>
              </table:table-cell>
              <table:table-cell office:value-type="float" office:value="118">
                <text:p>118</text:p>
              </table:table-cell>
              <table:table-cell office:value-type="float" office:value="223">
                <text:p>2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01.674">
                <text:p>301.674</text:p>
              </table:table-cell>
              <table:table-cell office:value-type="float" office:value="224">
                <text:p>224</text:p>
              </table:table-cell>
              <table:table-cell office:value-type="float" office:value="13.0607049269591">
                <text:p>13.0607049269591</text:p>
              </table:table-cell>
              <table:table-cell office:value-type="float" office:value="224">
                <text:p>224</text:p>
              </table:table-cell>
              <table:table-cell office:value-type="float" office:value="119">
                <text:p>119</text:p>
              </table:table-cell>
              <table:table-cell office:value-type="float" office:value="224">
                <text:p>2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82.507">
                <text:p>282.507</text:p>
              </table:table-cell>
              <table:table-cell office:value-type="float" office:value="225">
                <text:p>225</text:p>
              </table:table-cell>
              <table:table-cell office:value-type="float" office:value="12.5652444926372">
                <text:p>12.5652444926372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15.057">
                <text:p>315.057</text:p>
              </table:table-cell>
              <table:table-cell office:value-type="float" office:value="226">
                <text:p>226</text:p>
              </table:table-cell>
              <table:table-cell office:value-type="float" office:value="12.0861126429473">
                <text:p>12.0861126429473</text:p>
              </table:table-cell>
              <table:table-cell office:value-type="float" office:value="226">
                <text:p>226</text:p>
              </table:table-cell>
              <table:table-cell office:value-type="float" office:value="121">
                <text:p>121</text:p>
              </table:table-cell>
              <table:table-cell office:value-type="float" office:value="226">
                <text:p>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87.79">
                <text:p>187.79</text:p>
              </table:table-cell>
              <table:table-cell office:value-type="float" office:value="227">
                <text:p>227</text:p>
              </table:table-cell>
              <table:table-cell office:value-type="float" office:value="11.6228785600365">
                <text:p>11.6228785600365</text:p>
              </table:table-cell>
              <table:table-cell office:value-type="float" office:value="227">
                <text:p>227</text:p>
              </table:table-cell>
              <table:table-cell office:value-type="float" office:value="122">
                <text:p>122</text:p>
              </table:table-cell>
              <table:table-cell office:value-type="float" office:value="227">
                <text:p>2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07.817">
                <text:p>207.817</text:p>
              </table:table-cell>
              <table:table-cell office:value-type="float" office:value="228">
                <text:p>228</text:p>
              </table:table-cell>
              <table:table-cell office:value-type="float" office:value="11.1751183503093">
                <text:p>11.1751183503093</text:p>
              </table:table-cell>
              <table:table-cell office:value-type="float" office:value="228">
                <text:p>228</text:p>
              </table:table-cell>
              <table:table-cell office:value-type="float" office:value="123">
                <text:p>123</text:p>
              </table:table-cell>
              <table:table-cell office:value-type="float" office:value="228">
                <text:p>2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63.92">
                <text:p>263.92</text:p>
              </table:table-cell>
              <table:table-cell office:value-type="float" office:value="229">
                <text:p>229</text:p>
              </table:table-cell>
              <table:table-cell office:value-type="float" office:value="10.7424151183628">
                <text:p>10.7424151183628</text:p>
              </table:table-cell>
              <table:table-cell office:value-type="float" office:value="229">
                <text:p>229</text:p>
              </table:table-cell>
              <table:table-cell office:value-type="float" office:value="124">
                <text:p>124</text:p>
              </table:table-cell>
              <table:table-cell office:value-type="float" office:value="229">
                <text:p>2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85.822">
                <text:p>185.822</text:p>
              </table:table-cell>
              <table:table-cell office:value-type="float" office:value="230">
                <text:p>230</text:p>
              </table:table-cell>
              <table:table-cell office:value-type="float" office:value="10.3243590310806">
                <text:p>10.3243590310806</text:p>
              </table:table-cell>
              <table:table-cell office:value-type="float" office:value="230">
                <text:p>230</text:p>
              </table:table-cell>
              <table:table-cell office:value-type="float" office:value="125">
                <text:p>125</text:p>
              </table:table-cell>
              <table:table-cell office:value-type="float" office:value="230">
                <text:p>2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29.915">
                <text:p>229.915</text:p>
              </table:table-cell>
              <table:table-cell office:value-type="float" office:value="231">
                <text:p>231</text:p>
              </table:table-cell>
              <table:table-cell office:value-type="float" office:value="9.92054737218514">
                <text:p>9.92054737218514</text:p>
              </table:table-cell>
              <table:table-cell office:value-type="float" office:value="231">
                <text:p>231</text:p>
              </table:table-cell>
              <table:table-cell office:value-type="float" office:value="126">
                <text:p>126</text:p>
              </table:table-cell>
              <table:table-cell office:value-type="float" office:value="231">
                <text:p>2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11.247">
                <text:p>311.247</text:p>
              </table:table-cell>
              <table:table-cell office:value-type="float" office:value="232">
                <text:p>232</text:p>
              </table:table-cell>
              <table:table-cell office:value-type="float" office:value="9.53058458755496">
                <text:p>9.53058458755496</text:p>
              </table:table-cell>
              <table:table-cell office:value-type="float" office:value="232">
                <text:p>232</text:p>
              </table:table-cell>
              <table:table-cell office:value-type="float" office:value="127">
                <text:p>127</text:p>
              </table:table-cell>
              <table:table-cell office:value-type="float" office:value="232">
                <text:p>2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71.547">
                <text:p>271.547</text:p>
              </table:table-cell>
              <table:table-cell office:value-type="float" office:value="233">
                <text:p>233</text:p>
              </table:table-cell>
              <table:table-cell office:value-type="float" office:value="9.15408232160959">
                <text:p>9.15408232160959</text:p>
              </table:table-cell>
              <table:table-cell office:value-type="float" office:value="233">
                <text:p>233</text:p>
              </table:table-cell>
              <table:table-cell office:value-type="float" office:value="128">
                <text:p>128</text:p>
              </table:table-cell>
              <table:table-cell office:value-type="float" office:value="233">
                <text:p>2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75.974">
                <text:p>175.974</text:p>
              </table:table-cell>
              <table:table-cell office:value-type="float" office:value="234">
                <text:p>234</text:p>
              </table:table-cell>
              <table:table-cell office:value-type="float" office:value="8.79065944506936">
                <text:p>8.79065944506936</text:p>
              </table:table-cell>
              <table:table-cell office:value-type="float" office:value="234">
                <text:p>234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77.555">
                <text:p>277.555</text:p>
              </table:table-cell>
              <table:table-cell office:value-type="float" office:value="235">
                <text:p>235</text:p>
              </table:table-cell>
              <table:table-cell office:value-type="float" office:value="8.43994207439495">
                <text:p>8.43994207439495</text:p>
              </table:table-cell>
              <table:table-cell office:value-type="float" office:value="235">
                <text:p>235</text:p>
              </table:table-cell>
              <table:table-cell office:value-type="float" office:value="130">
                <text:p>130</text:p>
              </table:table-cell>
              <table:table-cell office:value-type="float" office:value="235">
                <text:p>2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16.947">
                <text:p>216.947</text:p>
              </table:table-cell>
              <table:table-cell office:value-type="float" office:value="236">
                <text:p>236</text:p>
              </table:table-cell>
              <table:table-cell office:value-type="float" office:value="8.10156358321234">
                <text:p>8.10156358321234</text:p>
              </table:table-cell>
              <table:table-cell office:value-type="float" office:value="236">
                <text:p>236</text:p>
              </table:table-cell>
              <table:table-cell office:value-type="float" office:value="131">
                <text:p>131</text:p>
              </table:table-cell>
              <table:table-cell office:value-type="float" office:value="236">
                <text:p>2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79.613">
                <text:p>179.613</text:p>
              </table:table-cell>
              <table:table-cell office:value-type="float" office:value="237">
                <text:p>237</text:p>
              </table:table-cell>
              <table:table-cell office:value-type="float" office:value="7.77516460602748">
                <text:p>7.77516460602748</text:p>
              </table:table-cell>
              <table:table-cell office:value-type="float" office:value="237">
                <text:p>237</text:p>
              </table:table-cell>
              <table:table-cell office:value-type="float" office:value="132">
                <text:p>132</text:p>
              </table:table-cell>
              <table:table-cell office:value-type="float" office:value="237">
                <text:p>2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20.067">
                <text:p>320.067</text:p>
              </table:table-cell>
              <table:table-cell office:value-type="float" office:value="238">
                <text:p>238</text:p>
              </table:table-cell>
              <table:table-cell office:value-type="float" office:value="7.46039303453392">
                <text:p>7.46039303453392</text:p>
              </table:table-cell>
              <table:table-cell office:value-type="float" office:value="238">
                <text:p>238</text:p>
              </table:table-cell>
              <table:table-cell office:value-type="float" office:value="133">
                <text:p>133</text:p>
              </table:table-cell>
              <table:table-cell office:value-type="float" office:value="238">
                <text:p>2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41.458">
                <text:p>241.458</text:p>
              </table:table-cell>
              <table:table-cell office:value-type="float" office:value="239">
                <text:p>239</text:p>
              </table:table-cell>
              <table:table-cell office:value-type="float" office:value="7.15690400681466">
                <text:p>7.15690400681466</text:p>
              </table:table-cell>
              <table:table-cell office:value-type="float" office:value="239">
                <text:p>239</text:p>
              </table:table-cell>
              <table:table-cell office:value-type="float" office:value="134">
                <text:p>134</text:p>
              </table:table-cell>
              <table:table-cell office:value-type="float" office:value="239">
                <text:p>2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84.582">
                <text:p>284.582</text:p>
              </table:table-cell>
              <table:table-cell office:value-type="float" office:value="240">
                <text:p>240</text:p>
              </table:table-cell>
              <table:table-cell office:value-type="float" office:value="6.8643598897375">
                <text:p>6.8643598897375</text:p>
              </table:table-cell>
              <table:table-cell office:value-type="float" office:value="240">
                <text:p>240</text:p>
              </table:table-cell>
              <table:table-cell office:value-type="float" office:value="135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13.736">
                <text:p>213.736</text:p>
              </table:table-cell>
              <table:table-cell office:value-type="float" office:value="241">
                <text:p>241</text:p>
              </table:table-cell>
              <table:table-cell office:value-type="float" office:value="6.58243025484047">
                <text:p>6.58243025484047</text:p>
              </table:table-cell>
              <table:table-cell office:value-type="float" office:value="241">
                <text:p>241</text:p>
              </table:table-cell>
              <table:table-cell office:value-type="float" office:value="136">
                <text:p>136</text:p>
              </table:table-cell>
              <table:table-cell office:value-type="float" office:value="241">
                <text:p>2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40.178">
                <text:p>340.178</text:p>
              </table:table-cell>
              <table:table-cell office:value-type="float" office:value="242">
                <text:p>242</text:p>
              </table:table-cell>
              <table:table-cell office:value-type="float" office:value="6.31079184800109">
                <text:p>6.31079184800109</text:p>
              </table:table-cell>
              <table:table-cell office:value-type="float" office:value="242">
                <text:p>242</text:p>
              </table:table-cell>
              <table:table-cell office:value-type="float" office:value="137">
                <text:p>137</text:p>
              </table:table-cell>
              <table:table-cell office:value-type="float" office:value="242">
                <text:p>2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69.487">
                <text:p>269.487</text:p>
              </table:table-cell>
              <table:table-cell office:value-type="float" office:value="243">
                <text:p>243</text:p>
              </table:table-cell>
              <table:table-cell office:value-type="float" office:value="6.04912855317993">
                <text:p>6.04912855317993</text:p>
              </table:table-cell>
              <table:table-cell office:value-type="float" office:value="243">
                <text:p>243</text:p>
              </table:table-cell>
              <table:table-cell office:value-type="float" office:value="138">
                <text:p>138</text:p>
              </table:table-cell>
              <table:table-cell office:value-type="float" office:value="243">
                <text:p>2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26.894">
                <text:p>226.894</text:p>
              </table:table-cell>
              <table:table-cell office:value-type="float" office:value="244">
                <text:p>244</text:p>
              </table:table-cell>
              <table:table-cell office:value-type="float" office:value="5.79713135052515">
                <text:p>5.79713135052515</text:p>
              </table:table-cell>
              <table:table-cell office:value-type="float" office:value="244">
                <text:p>244</text:p>
              </table:table-cell>
              <table:table-cell office:value-type="float" office:value="139">
                <text:p>139</text:p>
              </table:table-cell>
              <table:table-cell office:value-type="float" office:value="244">
                <text:p>2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1.7">
                <text:p>111.7</text:p>
              </table:table-cell>
              <table:table-cell office:value-type="float" office:value="245">
                <text:p>245</text:p>
              </table:table-cell>
              <table:table-cell office:value-type="float" office:value="5.55449826912115">
                <text:p>5.55449826912115</text:p>
              </table:table-cell>
              <table:table-cell office:value-type="float" office:value="245">
                <text:p>245</text:p>
              </table:table-cell>
              <table:table-cell office:value-type="float" office:value="140">
                <text:p>140</text:p>
              </table:table-cell>
              <table:table-cell office:value-type="float" office:value="245">
                <text:p>2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94.674">
                <text:p>294.674</text:p>
              </table:table-cell>
              <table:table-cell office:value-type="float" office:value="246">
                <text:p>246</text:p>
              </table:table-cell>
              <table:table-cell office:value-type="float" office:value="5.32093433465981">
                <text:p>5.32093433465981</text:p>
              </table:table-cell>
              <table:table-cell office:value-type="float" office:value="246">
                <text:p>246</text:p>
              </table:table-cell>
              <table:table-cell office:value-type="float" office:value="141">
                <text:p>141</text:p>
              </table:table-cell>
              <table:table-cell office:value-type="float" office:value="246">
                <text:p>2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32.663">
                <text:p>232.663</text:p>
              </table:table-cell>
              <table:table-cell office:value-type="float" office:value="247">
                <text:p>247</text:p>
              </table:table-cell>
              <table:table-cell office:value-type="float" office:value="5.09615151230858">
                <text:p>5.09615151230858</text:p>
              </table:table-cell>
              <table:table-cell office:value-type="float" office:value="247">
                <text:p>247</text:p>
              </table:table-cell>
              <table:table-cell office:value-type="float" office:value="142">
                <text:p>142</text:p>
              </table:table-cell>
              <table:table-cell office:value-type="float" office:value="247">
                <text:p>2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30.495">
                <text:p>230.495</text:p>
              </table:table-cell>
              <table:table-cell office:value-type="float" office:value="248">
                <text:p>248</text:p>
              </table:table-cell>
              <table:table-cell office:value-type="float" office:value="4.87986864504506">
                <text:p>4.87986864504506</text:p>
              </table:table-cell>
              <table:table-cell office:value-type="float" office:value="248">
                <text:p>248</text:p>
              </table:table-cell>
              <table:table-cell office:value-type="float" office:value="143">
                <text:p>143</text:p>
              </table:table-cell>
              <table:table-cell office:value-type="float" office:value="248">
                <text:p>2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91.65">
                <text:p>291.65</text:p>
              </table:table-cell>
              <table:table-cell office:value-type="float" office:value="249">
                <text:p>249</text:p>
              </table:table-cell>
              <table:table-cell office:value-type="float" office:value="4.67181138772234">
                <text:p>4.67181138772234</text:p>
              </table:table-cell>
              <table:table-cell office:value-type="float" office:value="249">
                <text:p>249</text:p>
              </table:table-cell>
              <table:table-cell office:value-type="float" office:value="144">
                <text:p>144</text:p>
              </table:table-cell>
              <table:table-cell office:value-type="float" office:value="249">
                <text:p>2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9.963">
                <text:p>259.963</text:p>
              </table:table-cell>
              <table:table-cell office:value-type="float" office:value="250">
                <text:p>250</text:p>
              </table:table-cell>
              <table:table-cell office:value-type="float" office:value="4.47171213712458">
                <text:p>4.47171213712458</text:p>
              </table:table-cell>
              <table:table-cell office:value-type="float" office:value="250">
                <text:p>250</text:p>
              </table:table-cell>
              <table:table-cell office:value-type="float" office:value="145">
                <text:p>145</text:p>
              </table:table-cell>
              <table:table-cell office:value-type="float" office:value="250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11.915">
                <text:p>211.915</text:p>
              </table:table-cell>
              <table:table-cell office:value-type="float" office:value="251">
                <text:p>251</text:p>
              </table:table-cell>
              <table:table-cell office:value-type="float" office:value="4.27930995826677">
                <text:p>4.27930995826677</text:p>
              </table:table-cell>
              <table:table-cell office:value-type="float" office:value="251">
                <text:p>251</text:p>
              </table:table-cell>
              <table:table-cell office:value-type="float" office:value="146">
                <text:p>146</text:p>
              </table:table-cell>
              <table:table-cell office:value-type="float" office:value="251">
                <text:p>2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7.072">
                <text:p>257.072</text:p>
              </table:table-cell>
              <table:table-cell office:value-type="float" office:value="252">
                <text:p>252</text:p>
              </table:table-cell>
              <table:table-cell office:value-type="float" office:value="4.09435050718704">
                <text:p>4.09435050718704</text:p>
              </table:table-cell>
              <table:table-cell office:value-type="float" office:value="252">
                <text:p>252</text:p>
              </table:table-cell>
              <table:table-cell office:value-type="float" office:value="147">
                <text:p>147</text:p>
              </table:table-cell>
              <table:table-cell office:value-type="float" office:value="252">
                <text:p>2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54.509">
                <text:p>154.509</text:p>
              </table:table-cell>
              <table:table-cell office:value-type="float" office:value="253">
                <text:p>253</text:p>
              </table:table-cell>
              <table:table-cell office:value-type="float" office:value="3.91658595047426">
                <text:p>3.91658595047426</text:p>
              </table:table-cell>
              <table:table-cell office:value-type="float" office:value="253">
                <text:p>253</text:p>
              </table:table-cell>
              <table:table-cell office:value-type="float" office:value="148">
                <text:p>148</text:p>
              </table:table-cell>
              <table:table-cell office:value-type="float" office:value="253">
                <text:p>2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25.136">
                <text:p>225.136</text:p>
              </table:table-cell>
              <table:table-cell office:value-type="float" office:value="254">
                <text:p>254</text:p>
              </table:table-cell>
              <table:table-cell office:value-type="float" office:value="3.74577488176768">
                <text:p>3.74577488176768</text:p>
              </table:table-cell>
              <table:table-cell office:value-type="float" office:value="254">
                <text:p>254</text:p>
              </table:table-cell>
              <table:table-cell office:value-type="float" office:value="149">
                <text:p>149</text:p>
              </table:table-cell>
              <table:table-cell office:value-type="float" office:value="254">
                <text:p>2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29.591">
                <text:p>229.591</text:p>
              </table:table-cell>
              <table:table-cell office:value-type="float" office:value="255">
                <text:p>255</text:p>
              </table:table-cell>
              <table:table-cell office:value-type="float" office:value="3.58168223545961">
                <text:p>3.58168223545961</text:p>
              </table:table-cell>
              <table:table-cell office:value-type="float" office:value="255">
                <text:p>255</text:p>
              </table:table-cell>
              <table:table-cell office:value-type="float" office:value="150">
                <text:p>150</text:p>
              </table:table-cell>
              <table:table-cell office:value-type="float" office:value="255">
                <text:p>255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